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ndale Mono" svg:font-family="'Andale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0.2807in"/>
    </style:style>
    <style:style style:name="co6" style:family="table-column">
      <style:table-column-properties fo:break-before="auto" style:column-width="7.745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ext-properties style:font-name="Andale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ale Mono" fo:font-size="12pt" fo:font-weight="bold" style:font-size-asian="12pt" style:font-weight-asian="bold" style:font-size-complex="12pt" style:font-weight-complex="bold"/>
      <style:map style:condition="cell-content()=0" style:apply-style-name="BLACK" style:base-cell-address="Sheet1.C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  <style:map style:condition="cell-content()=0" style:apply-style-name="BLACK" style:base-cell-address="Sheet1.C1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  <style:map style:condition="cell-content()=0" style:apply-style-name="BLACK" style:base-cell-address="Sheet1.C1"/>
    </style:style>
    <style:style style:name="ce7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  <style:map style:condition="cell-content()=0" style:apply-style-name="BLACK" style:base-cell-address="Sheet1.C1"/>
    </style:style>
    <style:style style:name="ce8" style:family="table-cell" style:parent-style-name="Default">
      <style:text-properties style:font-name="Andale Mono" fo:font-size="8pt" style:font-size-asian="8pt" style:font-size-complex="8pt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ndale Mon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</style:style>
    <style:style style:name="ce11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style:font-name="Andale Mono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</style:style>
    <style:style style:name="ce1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Andale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Andale Mono" fo:font-size="8pt" style:font-size-asian="8pt" style:font-size-complex="8pt"/>
    </style:style>
    <style:style style:name="ce15" style:family="table-cell" style:parent-style-name="Default">
      <style:text-properties style:font-name="Andale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" table:default-cell-style-name="ce5"/>
        <table:table-column table:style-name="co4" table:default-cell-style-name="ce8"/>
        <table:table-column table:style-name="co5" table:visibility="collapse" table:default-cell-style-name="ce10"/>
        <table:table-column table:style-name="co5" table:visibility="collapse" table:number-columns-repeated="4" table:default-cell-style-name="ce12"/>
        <table:table-column table:style-name="co5" table:visibility="collapse" table:default-cell-style-name="ce10"/>
        <table:table-column table:style-name="co5" table:visibility="collapse" table:default-cell-style-name="ce12"/>
        <table:table-column table:style-name="co5" table:visibility="collapse" table:number-columns-repeated="4" table:default-cell-style-name="ce14"/>
        <table:table-column table:style-name="co5" table:visibility="collapse" table:number-columns-repeated="2" table:default-cell-style-name="ce12"/>
        <table:table-column table:style-name="co5" table:visibility="collapse" table:number-columns-repeated="4" table:default-cell-style-name="ce14"/>
        <table:table-column table:style-name="co5" table:visibility="collapse" table:number-columns-repeated="2" table:default-cell-style-name="ce12"/>
        <table:table-column table:style-name="co5" table:visibility="collapse" table:number-columns-repeated="4" table:default-cell-style-name="ce14"/>
        <table:table-column table:style-name="co5" table:visibility="collapse" table:number-columns-repeated="2" table:default-cell-style-name="ce12"/>
        <table:table-column table:style-name="co5" table:visibility="collapse" table:number-columns-repeated="4" table:default-cell-style-name="ce14"/>
        <table:table-column table:style-name="co5" table:visibility="collapse" table:default-cell-style-name="ce12"/>
        <table:table-column table:style-name="co5" table:visibility="collapse" table:default-cell-style-name="ce10"/>
        <table:table-column table:style-name="co5" table:visibility="collapse" table:number-columns-repeated="4" table:default-cell-style-name="ce12"/>
        <table:table-column table:style-name="co5" table:visibility="collapse" table:default-cell-style-name="ce10"/>
        <table:table-column table:style-name="co4" table:default-cell-style-name="ce2"/>
        <table:table-column table:style-name="co6" table:default-cell-style-name="ce15"/>
        <table:table-column table:style-name="co1" table:number-columns-repeated="96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1" table:number-columns-repeated="969"/>
        </table:table-row>
        <table:table-row table:style-name="ro1">
          <table:table-cell table:style-name="ce1" table:number-columns-repeated="2"/>
          <table:table-cell table:style-name="ce4" table:formula="of:=SUM([.C3:.C46])" office:value-type="float" office:value="28" calcext:value-type="float">
            <text:p>28</text:p>
          </table:table-cell>
          <table:table-cell table:style-name="ce4" table:formula="of:=SUM([.D3:.D46])" office:value-type="float" office:value="28" calcext:value-type="float">
            <text:p>28</text:p>
          </table:table-cell>
          <table:table-cell table:style-name="ce4" table:formula="of:=SUM([.E3:.E46])" office:value-type="float" office:value="27" calcext:value-type="float">
            <text:p>27</text:p>
          </table:table-cell>
          <table:table-cell table:style-name="ce4" table:formula="of:=SUM([.F3:.F46])" office:value-type="float" office:value="27" calcext:value-type="float">
            <text:p>27</text:p>
          </table:table-cell>
          <table:table-cell table:style-name="ce4" table:formula="of:=SUM([.G3:.G46])" office:value-type="float" office:value="27" calcext:value-type="float">
            <text:p>27</text:p>
          </table:table-cell>
          <table:table-cell table:style-name="ce4" table:formula="of:=SUM([.H3:.H46])" office:value-type="float" office:value="26" calcext:value-type="float">
            <text:p>26</text:p>
          </table:table-cell>
          <table:table-cell table:style-name="ce4" table:formula="of:=SUM([.I3:.I46])" office:value-type="float" office:value="27" calcext:value-type="float">
            <text:p>27</text:p>
          </table:table-cell>
          <table:table-cell table:style-name="ce4" table:formula="of:=SUM([.J3:.J46])" office:value-type="float" office:value="27" calcext:value-type="float">
            <text:p>27</text:p>
          </table:table-cell>
          <table:table-cell table:style-name="ce4" table:formula="of:=SUM([.K3:.K46])" office:value-type="float" office:value="28" calcext:value-type="float">
            <text:p>28</text:p>
          </table:table-cell>
          <table:table-cell table:style-name="ce4" table:formula="of:=SUM([.L3:.L46])" office:value-type="float" office:value="28" calcext:value-type="float">
            <text:p>28</text:p>
          </table:table-cell>
          <table:table-cell table:style-name="ce4" table:formula="of:=SUM([.M3:.M46])" office:value-type="float" office:value="27" calcext:value-type="float">
            <text:p>27</text:p>
          </table:table-cell>
          <table:table-cell table:style-name="ce4" table:formula="of:=SUM([.N3:.N46])" office:value-type="float" office:value="27" calcext:value-type="float">
            <text:p>27</text:p>
          </table:table-cell>
          <table:table-cell table:style-name="ce4" table:formula="of:=SUM([.O3:.O46])" office:value-type="float" office:value="26" calcext:value-type="float">
            <text:p>26</text:p>
          </table:table-cell>
          <table:table-cell table:style-name="ce4" table:formula="of:=SUM([.P3:.P46])" office:value-type="float" office:value="27" calcext:value-type="float">
            <text:p>27</text:p>
          </table:table-cell>
          <table:table-cell table:style-name="ce4" table:formula="of:=SUM([.Q3:.Q46])" office:value-type="float" office:value="27" calcext:value-type="float">
            <text:p>27</text:p>
          </table:table-cell>
          <table:table-cell table:style-name="ce4" table:formula="of:=SUM([.R3:.R46])" office:value-type="float" office:value="27" calcext:value-type="float">
            <text:p>27</text:p>
          </table:table-cell>
          <table:table-cell table:style-name="ce1"/>
          <table:table-cell table:style-name="ce9"/>
          <table:table-cell table:style-name="ce11" table:number-columns-repeated="4"/>
          <table:table-cell table:style-name="ce9"/>
          <table:table-cell table:style-name="ce11"/>
          <table:table-cell table:style-name="ce13" table:number-columns-repeated="4"/>
          <table:table-cell table:style-name="ce11" table:number-columns-repeated="2"/>
          <table:table-cell table:style-name="ce13" table:number-columns-repeated="4"/>
          <table:table-cell table:style-name="ce11" table:number-columns-repeated="2"/>
          <table:table-cell table:style-name="ce13" table:number-columns-repeated="4"/>
          <table:table-cell table:style-name="ce11" table:number-columns-repeated="2"/>
          <table:table-cell table:style-name="ce13" table:number-columns-repeated="4"/>
          <table:table-cell table:style-name="ce11"/>
          <table:table-cell table:style-name="ce9"/>
          <table:table-cell table:style-name="ce11" table:number-columns-repeated="4"/>
          <table:table-cell table:style-name="ce9"/>
          <table:table-cell table:style-name="ce1" table:number-columns-repeated="969"/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IF([.O6]=0;COM.MICROSOFT.CONCAT([.U$1];&quot;,&quot;);&quot;&quot;)">
            <text:p/>
          </table:table-cell>
          <table:table-cell table:formula="of:=IF([.P6]=0;COM.MICROSOFT.CONCAT([.V$1];&quot;,&quot;);&quot;&quot;)" office:value-type="string" office:string-value="2," calcext:value-type="string">
            <text:p>2,</text:p>
          </table:table-cell>
          <table:table-cell table:formula="of:=IF([.Q6]=0;COM.MICROSOFT.CONCAT([.W$1];&quot;,&quot;);&quot;&quot;)" office:value-type="string" office:string-value="3," calcext:value-type="string">
            <text:p>3,</text:p>
          </table:table-cell>
          <table:table-cell table:formula="of:=IF([.R6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4]=0;COM.MICROSOFT.CONCAT([.Z$1];&quot;,&quot;);&quot;&quot;)" office:value-type="string" office:string-value="6," calcext:value-type="string">
            <text:p>6,</text:p>
          </table:table-cell>
          <table:table-cell table:formula="of:=IF([.C3]=0;COM.MICROSOFT.CONCAT([.AA$1]; &quot;,&quot;);&quot;&quot;)" office:value-type="string" office:string-value="7," calcext:value-type="string">
            <text:p>7,</text:p>
          </table:table-cell>
          <table:table-cell table:formula="of:=IF([.D3]=0;COM.MICROSOFT.CONCAT([.AB$1]; &quot;,&quot;);&quot;&quot;)" office:value-type="string" office:string-value="8," calcext:value-type="string">
            <text:p>8,</text:p>
          </table:table-cell>
          <table:table-cell table:formula="of:=IF([.E3]=0;COM.MICROSOFT.CONCAT([.AC$1]; &quot;,&quot;);&quot;&quot;)" office:value-type="string" office:string-value="9," calcext:value-type="string">
            <text:p>9,</text:p>
          </table:table-cell>
          <table:table-cell table:formula="of:=IF([.F3]=0;COM.MICROSOFT.CONCAT([.AD$1]; &quot;,&quot;);&quot;&quot;)" office:value-type="string" office:string-value="10," calcext:value-type="string">
            <text:p>10,</text:p>
          </table:table-cell>
          <table:table-cell table:style-name="ce10"/>
          <table:table-cell table:formula="of:=IF([.J4]=0;COM.MICROSOFT.CONCAT([.AF$1];&quot;,&quot;);&quot;&quot;)" office:value-type="string" office:string-value="12," calcext:value-type="string">
            <text:p>12,</text:p>
          </table:table-cell>
          <table:table-cell table:formula="of:=IF([.G3]=0;COM.MICROSOFT.CONCAT([.AG$1];&quot;,&quot;);&quot;&quot;)" office:value-type="string" office:string-value="13," calcext:value-type="string">
            <text:p>13,</text:p>
          </table:table-cell>
          <table:table-cell table:formula="of:=IF([.H3]=0;COM.MICROSOFT.CONCAT([.AH$1];&quot;,&quot;);&quot;&quot;)" office:value-type="string" office:string-value="14," calcext:value-type="string">
            <text:p>14,</text:p>
          </table:table-cell>
          <table:table-cell table:formula="of:=IF([.I3]=0;COM.MICROSOFT.CONCAT([.AI$1];&quot;,&quot;);&quot;&quot;)" office:value-type="string" office:string-value="15," calcext:value-type="string">
            <text:p>15,</text:p>
          </table:table-cell>
          <table:table-cell table:formula="of:=IF([.J3]=0;COM.MICROSOFT.CONCAT([.AJ$1];&quot;,&quot;);&quot;&quot;)" office:value-type="string" office:string-value="16," calcext:value-type="string">
            <text:p>16,</text:p>
          </table:table-cell>
          <table:table-cell table:style-name="ce10"/>
          <table:table-cell table:formula="of:=IF([.N4]=0;COM.MICROSOFT.CONCAT([.AL$1];&quot;,&quot;);&quot;&quot;)" office:value-type="string" office:string-value="18," calcext:value-type="string">
            <text:p>18,</text:p>
          </table:table-cell>
          <table:table-cell table:formula="of:=IF([.K3]=0;COM.MICROSOFT.CONCAT([.AM$1];&quot;,&quot;);&quot;&quot;)" office:value-type="string" office:string-value="19," calcext:value-type="string">
            <text:p>19,</text:p>
          </table:table-cell>
          <table:table-cell table:formula="of:=IF([.L3]=0;COM.MICROSOFT.CONCAT([.AN$1];&quot;,&quot;);&quot;&quot;)" office:value-type="string" office:string-value="20," calcext:value-type="string">
            <text:p>20,</text:p>
          </table:table-cell>
          <table:table-cell table:formula="of:=IF([.M3]=0;COM.MICROSOFT.CONCAT([.AO$1];&quot;,&quot;);&quot;&quot;)" office:value-type="string" office:string-value="21," calcext:value-type="string">
            <text:p>21,</text:p>
          </table:table-cell>
          <table:table-cell table:formula="of:=IF([.N3]=0;COM.MICROSOFT.CONCAT([.AP$1];&quot;,&quot;);&quot;&quot;)" office:value-type="string" office:string-value="22," calcext:value-type="string">
            <text:p>22,</text:p>
          </table:table-cell>
          <table:table-cell table:style-name="ce10"/>
          <table:table-cell table:formula="of:=IF([.Q4]=0;COM.MICROSOFT.CONCAT([.AR$1];&quot;,&quot;);&quot;&quot;)" office:value-type="string" office:string-value="24," calcext:value-type="string">
            <text:p>24,</text:p>
          </table:table-cell>
          <table:table-cell table:formula="of:=IF([.O3]=0;COM.MICROSOFT.CONCAT([.AS$1];&quot;,&quot;);&quot;&quot;)" office:value-type="string" office:string-value="25," calcext:value-type="string">
            <text:p>25,</text:p>
          </table:table-cell>
          <table:table-cell table:formula="of:=IF([.P3]=0;COM.MICROSOFT.CONCAT([.AT$1];&quot;,&quot;);&quot;&quot;)" office:value-type="string" office:string-value="26," calcext:value-type="string">
            <text:p>26,</text:p>
          </table:table-cell>
          <table:table-cell table:formula="of:=IF([.Q3]=0;COM.MICROSOFT.CONCAT([.AU$1];&quot;,&quot;);&quot;&quot;)" office:value-type="string" office:string-value="27," calcext:value-type="string">
            <text:p>27,</text:p>
          </table:table-cell>
          <table:table-cell table:formula="of:=IF([.R3]=0;COM.MICROSOFT.CONCAT([.AV$1];&quot;,&quot;);&quot;&quot;)" office:value-type="string" office:string-value="28," calcext:value-type="string">
            <text:p>28,</text:p>
          </table:table-cell>
          <table:table-cell table:style-name="ce10"/>
          <table:table-cell/>
          <table:table-cell table:style-name="ce10" table:number-columns-repeated="4"/>
          <table:table-cell table:number-columns-repeated="2"/>
          <table:table-cell table:formula="of:=COM.MICROSOFT.CONCAT(&quot;&quot;&quot;&quot;;[.A3];&quot;&quot;&quot;&quot;;&quot;:[&quot;;[.T3:.BC3];&quot;],&quot;)" office:value-type="string" office:string-value="&quot;-3&quot;:[2,3,4,6,7,8,9,10,12,13,14,15,16,18,19,20,21,22,24,25,26,27,28,]," calcext:value-type="string">
            <text:p>"-3":[2,3,4,6,7,8,9,10,12,13,14,15,16,18,19,20,21,22,24,25,26,27,28,],</text:p>
          </table:table-cell>
          <table:table-cell table:number-columns-repeated="967"/>
        </table:table-row>
        <table:table-row table:style-name="ro1">
          <table:table-cell table:formula="of:=[.A3]+1" office:value-type="float" office:value="-2" calcext:value-type="float">
            <text:p>-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IF([.O7]=0;COM.MICROSOFT.CONCAT([.U$1];&quot;,&quot;);&quot;&quot;)">
            <text:p/>
          </table:table-cell>
          <table:table-cell table:formula="of:=IF([.P7]=0;COM.MICROSOFT.CONCAT([.V$1];&quot;,&quot;);&quot;&quot;)">
            <text:p/>
          </table:table-cell>
          <table:table-cell table:formula="of:=IF([.Q7]=0;COM.MICROSOFT.CONCAT([.W$1];&quot;,&quot;);&quot;&quot;)">
            <text:p/>
          </table:table-cell>
          <table:table-cell table:formula="of:=IF([.R7]=0;COM.MICROSOFT.CONCAT([.X$1];&quot;,&quot;);&quot;&quot;)">
            <text:p/>
          </table:table-cell>
          <table:table-cell/>
          <table:table-cell table:formula="of:=IF([.F5]=0;COM.MICROSOFT.CONCAT([.Z$1];&quot;,&quot;);&quot;&quot;)" office:value-type="string" office:string-value="6," calcext:value-type="string">
            <text:p>6,</text:p>
          </table:table-cell>
          <table:table-cell table:formula="of:=IF([.C4]=0;COM.MICROSOFT.CONCAT([.AA$1]; &quot;,&quot;);&quot;&quot;)" office:value-type="string" office:string-value="7," calcext:value-type="string">
            <text:p>7,</text:p>
          </table:table-cell>
          <table:table-cell table:formula="of:=IF([.D4]=0;COM.MICROSOFT.CONCAT([.AB$1]; &quot;,&quot;);&quot;&quot;)" office:value-type="string" office:string-value="8," calcext:value-type="string">
            <text:p>8,</text:p>
          </table:table-cell>
          <table:table-cell table:formula="of:=IF([.E4]=0;COM.MICROSOFT.CONCAT([.AC$1]; &quot;,&quot;);&quot;&quot;)" office:value-type="string" office:string-value="9," calcext:value-type="string">
            <text:p>9,</text:p>
          </table:table-cell>
          <table:table-cell table:formula="of:=IF([.F4]=0;COM.MICROSOFT.CONCAT([.AD$1]; &quot;,&quot;);&quot;&quot;)" office:value-type="string" office:string-value="10," calcext:value-type="string">
            <text:p>10,</text:p>
          </table:table-cell>
          <table:table-cell table:formula="of:=IF([.C3]=0;COM.MICROSOFT.CONCAT([.AE$1];&quot;,&quot;);&quot;&quot;)" office:value-type="string" office:string-value="11," calcext:value-type="string">
            <text:p>11,</text:p>
          </table:table-cell>
          <table:table-cell table:formula="of:=IF([.J5]=0;COM.MICROSOFT.CONCAT([.AF$1];&quot;,&quot;);&quot;&quot;)" office:value-type="string" office:string-value="12," calcext:value-type="string">
            <text:p>12,</text:p>
          </table:table-cell>
          <table:table-cell table:formula="of:=IF([.G4]=0;COM.MICROSOFT.CONCAT([.AG$1];&quot;,&quot;);&quot;&quot;)" office:value-type="string" office:string-value="13," calcext:value-type="string">
            <text:p>13,</text:p>
          </table:table-cell>
          <table:table-cell table:formula="of:=IF([.H4]=0;COM.MICROSOFT.CONCAT([.AH$1];&quot;,&quot;);&quot;&quot;)" office:value-type="string" office:string-value="14," calcext:value-type="string">
            <text:p>14,</text:p>
          </table:table-cell>
          <table:table-cell table:formula="of:=IF([.I4]=0;COM.MICROSOFT.CONCAT([.AI$1];&quot;,&quot;);&quot;&quot;)" office:value-type="string" office:string-value="15," calcext:value-type="string">
            <text:p>15,</text:p>
          </table:table-cell>
          <table:table-cell table:formula="of:=IF([.J4]=0;COM.MICROSOFT.CONCAT([.AJ$1];&quot;,&quot;);&quot;&quot;)" office:value-type="string" office:string-value="16," calcext:value-type="string">
            <text:p>16,</text:p>
          </table:table-cell>
          <table:table-cell table:formula="of:=IF([.G3]=0;COM.MICROSOFT.CONCAT([.AK$1];&quot;,&quot;);&quot;&quot;)" office:value-type="string" office:string-value="17," calcext:value-type="string">
            <text:p>17,</text:p>
          </table:table-cell>
          <table:table-cell table:formula="of:=IF([.N5]=0;COM.MICROSOFT.CONCAT([.AL$1];&quot;,&quot;);&quot;&quot;)" office:value-type="string" office:string-value="18," calcext:value-type="string">
            <text:p>18,</text:p>
          </table:table-cell>
          <table:table-cell table:formula="of:=IF([.K4]=0;COM.MICROSOFT.CONCAT([.AM$1];&quot;,&quot;);&quot;&quot;)" office:value-type="string" office:string-value="19," calcext:value-type="string">
            <text:p>19,</text:p>
          </table:table-cell>
          <table:table-cell table:formula="of:=IF([.L4]=0;COM.MICROSOFT.CONCAT([.AN$1];&quot;,&quot;);&quot;&quot;)" office:value-type="string" office:string-value="20," calcext:value-type="string">
            <text:p>20,</text:p>
          </table:table-cell>
          <table:table-cell table:formula="of:=IF([.M4]=0;COM.MICROSOFT.CONCAT([.AO$1];&quot;,&quot;);&quot;&quot;)" office:value-type="string" office:string-value="21," calcext:value-type="string">
            <text:p>21,</text:p>
          </table:table-cell>
          <table:table-cell table:formula="of:=IF([.N4]=0;COM.MICROSOFT.CONCAT([.AP$1];&quot;,&quot;);&quot;&quot;)" office:value-type="string" office:string-value="22," calcext:value-type="string">
            <text:p>22,</text:p>
          </table:table-cell>
          <table:table-cell table:formula="of:=IF([.K3]=0;COM.MICROSOFT.CONCAT([.AQ$1];&quot;,&quot;);&quot;&quot;)" office:value-type="string" office:string-value="23," calcext:value-type="string">
            <text:p>23,</text:p>
          </table:table-cell>
          <table:table-cell table:formula="of:=IF([.Q5]=0;COM.MICROSOFT.CONCAT([.AR$1];&quot;,&quot;);&quot;&quot;)" office:value-type="string" office:string-value="24," calcext:value-type="string">
            <text:p>24,</text:p>
          </table:table-cell>
          <table:table-cell table:formula="of:=IF([.O4]=0;COM.MICROSOFT.CONCAT([.AS$1];&quot;,&quot;);&quot;&quot;)" office:value-type="string" office:string-value="25," calcext:value-type="string">
            <text:p>25,</text:p>
          </table:table-cell>
          <table:table-cell table:formula="of:=IF([.P4]=0;COM.MICROSOFT.CONCAT([.AT$1];&quot;,&quot;);&quot;&quot;)" office:value-type="string" office:string-value="26," calcext:value-type="string">
            <text:p>26,</text:p>
          </table:table-cell>
          <table:table-cell table:formula="of:=IF([.Q4]=0;COM.MICROSOFT.CONCAT([.AU$1];&quot;,&quot;);&quot;&quot;)" office:value-type="string" office:string-value="27," calcext:value-type="string">
            <text:p>27,</text:p>
          </table:table-cell>
          <table:table-cell table:formula="of:=IF([.R4]=0;COM.MICROSOFT.CONCAT([.AV$1];&quot;,&quot;);&quot;&quot;)" office:value-type="string" office:string-value="28," calcext:value-type="string">
            <text:p>28,</text:p>
          </table:table-cell>
          <table:table-cell table:formula="of:=IF([.O3]=0;COM.MICROSOFT.CONCAT([.AW$1];&quot;,&quot;);&quot;&quot;)" office:value-type="string" office:string-value="29," calcext:value-type="string">
            <text:p>29,</text:p>
          </table:table-cell>
          <table:table-cell/>
          <table:table-cell table:style-name="ce10" table:number-columns-repeated="4"/>
          <table:table-cell table:number-columns-repeated="2"/>
          <table:table-cell table:formula="of:=COM.MICROSOFT.CONCAT(&quot;&quot;&quot;&quot;;[.A4];&quot;&quot;&quot;&quot;;&quot;:[&quot;;[.T4:.BC4];&quot;],&quot;)" office:value-type="string" office:string-value="&quot;-2&quot;:[6,7,8,9,10,11,12,13,14,15,16,17,18,19,20,21,22,23,24,25,26,27,28,29,]," calcext:value-type="string">
            <text:p>"-2":[6,7,8,9,10,11,12,13,14,15,16,17,18,19,20,21,22,23,24,25,26,27,28,29,],</text:p>
          </table:table-cell>
          <table:table-cell table:number-columns-repeated="967"/>
        </table:table-row>
        <table:table-row table:style-name="ro1">
          <table:table-cell table:formula="of:=[.A4]+1" office:value-type="float" office:value="-1" calcext:value-type="float">
            <text:p>-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IF([.O8]=0;COM.MICROSOFT.CONCAT([.U$1];&quot;,&quot;);&quot;&quot;)">
            <text:p/>
          </table:table-cell>
          <table:table-cell table:formula="of:=IF([.P8]=0;COM.MICROSOFT.CONCAT([.V$1];&quot;,&quot;);&quot;&quot;)" office:value-type="string" office:string-value="2," calcext:value-type="string">
            <text:p>2,</text:p>
          </table:table-cell>
          <table:table-cell table:formula="of:=IF([.Q8]=0;COM.MICROSOFT.CONCAT([.W$1];&quot;,&quot;);&quot;&quot;)">
            <text:p/>
          </table:table-cell>
          <table:table-cell table:formula="of:=IF([.R8]=0;COM.MICROSOFT.CONCAT([.X$1];&quot;,&quot;);&quot;&quot;)">
            <text:p/>
          </table:table-cell>
          <table:table-cell/>
          <table:table-cell table:formula="of:=IF([.F6]=0;COM.MICROSOFT.CONCAT([.Z$1];&quot;,&quot;);&quot;&quot;)">
            <text:p/>
          </table:table-cell>
          <table:table-cell table:formula="of:=IF([.C5]=0;COM.MICROSOFT.CONCAT([.AA$1]; &quot;,&quot;);&quot;&quot;)" office:value-type="string" office:string-value="7," calcext:value-type="string">
            <text:p>7,</text:p>
          </table:table-cell>
          <table:table-cell table:formula="of:=IF([.D5]=0;COM.MICROSOFT.CONCAT([.AB$1]; &quot;,&quot;);&quot;&quot;)" office:value-type="string" office:string-value="8," calcext:value-type="string">
            <text:p>8,</text:p>
          </table:table-cell>
          <table:table-cell table:formula="of:=IF([.E5]=0;COM.MICROSOFT.CONCAT([.AC$1]; &quot;,&quot;);&quot;&quot;)" office:value-type="string" office:string-value="9," calcext:value-type="string">
            <text:p>9,</text:p>
          </table:table-cell>
          <table:table-cell table:formula="of:=IF([.F5]=0;COM.MICROSOFT.CONCAT([.AD$1]; &quot;,&quot;);&quot;&quot;)" office:value-type="string" office:string-value="10," calcext:value-type="string">
            <text:p>10,</text:p>
          </table:table-cell>
          <table:table-cell table:formula="of:=IF([.C4]=0;COM.MICROSOFT.CONCAT([.AE$1];&quot;,&quot;);&quot;&quot;)" office:value-type="string" office:string-value="11," calcext:value-type="string">
            <text:p>11,</text:p>
          </table:table-cell>
          <table:table-cell table:formula="of:=IF([.J6]=0;COM.MICROSOFT.CONCAT([.AF$1];&quot;,&quot;);&quot;&quot;)">
            <text:p/>
          </table:table-cell>
          <table:table-cell table:formula="of:=IF([.G5]=0;COM.MICROSOFT.CONCAT([.AG$1];&quot;,&quot;);&quot;&quot;)" office:value-type="string" office:string-value="13," calcext:value-type="string">
            <text:p>13,</text:p>
          </table:table-cell>
          <table:table-cell table:formula="of:=IF([.H5]=0;COM.MICROSOFT.CONCAT([.AH$1];&quot;,&quot;);&quot;&quot;)" office:value-type="string" office:string-value="14," calcext:value-type="string">
            <text:p>14,</text:p>
          </table:table-cell>
          <table:table-cell table:formula="of:=IF([.I5]=0;COM.MICROSOFT.CONCAT([.AI$1];&quot;,&quot;);&quot;&quot;)" office:value-type="string" office:string-value="15," calcext:value-type="string">
            <text:p>15,</text:p>
          </table:table-cell>
          <table:table-cell table:formula="of:=IF([.J5]=0;COM.MICROSOFT.CONCAT([.AJ$1];&quot;,&quot;);&quot;&quot;)" office:value-type="string" office:string-value="16," calcext:value-type="string">
            <text:p>16,</text:p>
          </table:table-cell>
          <table:table-cell table:formula="of:=IF([.G4]=0;COM.MICROSOFT.CONCAT([.AK$1];&quot;,&quot;);&quot;&quot;)" office:value-type="string" office:string-value="17," calcext:value-type="string">
            <text:p>17,</text:p>
          </table:table-cell>
          <table:table-cell table:formula="of:=IF([.N6]=0;COM.MICROSOFT.CONCAT([.AL$1];&quot;,&quot;);&quot;&quot;)" office:value-type="string" office:string-value="18," calcext:value-type="string">
            <text:p>18,</text:p>
          </table:table-cell>
          <table:table-cell table:formula="of:=IF([.K5]=0;COM.MICROSOFT.CONCAT([.AM$1];&quot;,&quot;);&quot;&quot;)" office:value-type="string" office:string-value="19," calcext:value-type="string">
            <text:p>19,</text:p>
          </table:table-cell>
          <table:table-cell table:formula="of:=IF([.L5]=0;COM.MICROSOFT.CONCAT([.AN$1];&quot;,&quot;);&quot;&quot;)" office:value-type="string" office:string-value="20," calcext:value-type="string">
            <text:p>20,</text:p>
          </table:table-cell>
          <table:table-cell table:formula="of:=IF([.M5]=0;COM.MICROSOFT.CONCAT([.AO$1];&quot;,&quot;);&quot;&quot;)" office:value-type="string" office:string-value="21," calcext:value-type="string">
            <text:p>21,</text:p>
          </table:table-cell>
          <table:table-cell table:formula="of:=IF([.N5]=0;COM.MICROSOFT.CONCAT([.AP$1];&quot;,&quot;);&quot;&quot;)" office:value-type="string" office:string-value="22," calcext:value-type="string">
            <text:p>22,</text:p>
          </table:table-cell>
          <table:table-cell table:formula="of:=IF([.K4]=0;COM.MICROSOFT.CONCAT([.AQ$1];&quot;,&quot;);&quot;&quot;)" office:value-type="string" office:string-value="23," calcext:value-type="string">
            <text:p>23,</text:p>
          </table:table-cell>
          <table:table-cell table:formula="of:=IF([.Q6]=0;COM.MICROSOFT.CONCAT([.AR$1];&quot;,&quot;);&quot;&quot;)" office:value-type="string" office:string-value="24," calcext:value-type="string">
            <text:p>24,</text:p>
          </table:table-cell>
          <table:table-cell table:formula="of:=IF([.O5]=0;COM.MICROSOFT.CONCAT([.AS$1];&quot;,&quot;);&quot;&quot;)" office:value-type="string" office:string-value="25," calcext:value-type="string">
            <text:p>25,</text:p>
          </table:table-cell>
          <table:table-cell table:formula="of:=IF([.P5]=0;COM.MICROSOFT.CONCAT([.AT$1];&quot;,&quot;);&quot;&quot;)" office:value-type="string" office:string-value="26," calcext:value-type="string">
            <text:p>26,</text:p>
          </table:table-cell>
          <table:table-cell table:formula="of:=IF([.Q5]=0;COM.MICROSOFT.CONCAT([.AU$1];&quot;,&quot;);&quot;&quot;)" office:value-type="string" office:string-value="27," calcext:value-type="string">
            <text:p>27,</text:p>
          </table:table-cell>
          <table:table-cell table:formula="of:=IF([.R5]=0;COM.MICROSOFT.CONCAT([.AV$1];&quot;,&quot;);&quot;&quot;)" office:value-type="string" office:string-value="28," calcext:value-type="string">
            <text:p>28,</text:p>
          </table:table-cell>
          <table:table-cell table:formula="of:=IF([.O4]=0;COM.MICROSOFT.CONCAT([.AW$1];&quot;,&quot;);&quot;&quot;)" office:value-type="string" office:string-value="29," calcext:value-type="string">
            <text:p>29,</text:p>
          </table:table-cell>
          <table:table-cell/>
          <table:table-cell table:style-name="ce10" table:number-columns-repeated="4"/>
          <table:table-cell table:number-columns-repeated="2"/>
          <table:table-cell table:formula="of:=COM.MICROSOFT.CONCAT(&quot;&quot;&quot;&quot;;[.A5];&quot;&quot;&quot;&quot;;&quot;:[&quot;;[.T5:.BC5];&quot;],&quot;)" office:value-type="string" office:string-value="&quot;-1&quot;:[2,7,8,9,10,11,13,14,15,16,17,18,19,20,21,22,23,24,25,26,27,28,29,]," calcext:value-type="string">
            <text:p>"-1":[2,7,8,9,10,11,13,14,15,16,17,18,19,20,21,22,23,24,25,26,27,28,29,],</text:p>
          </table:table-cell>
          <table:table-cell table:number-columns-repeated="967"/>
        </table:table-row>
        <table:table-row table:style-name="ro1">
          <table:table-cell table:style-name="ce3" table:formula="of:=[.A5]+1" office:value-type="float" office:value="0" calcext:value-type="float">
            <text:p>0</text:p>
          </table:table-cell>
          <table:table-cell table:style-name="ce3" office:value-type="string" calcext:value-type="string">
            <text:p>paradox intro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formula="of:=IF([.O9]=0;COM.MICROSOFT.CONCAT([.U$1];&quot;,&quot;);&quot;&quot;)">
            <text:p/>
          </table:table-cell>
          <table:table-cell table:formula="of:=IF([.P9]=0;COM.MICROSOFT.CONCAT([.V$1];&quot;,&quot;);&quot;&quot;)">
            <text:p/>
          </table:table-cell>
          <table:table-cell table:formula="of:=IF([.Q9]=0;COM.MICROSOFT.CONCAT([.W$1];&quot;,&quot;);&quot;&quot;)">
            <text:p/>
          </table:table-cell>
          <table:table-cell table:formula="of:=IF([.R9]=0;COM.MICROSOFT.CONCAT([.X$1];&quot;,&quot;);&quot;&quot;)">
            <text:p/>
          </table:table-cell>
          <table:table-cell/>
          <table:table-cell table:formula="of:=IF([.F7]=0;COM.MICROSOFT.CONCAT([.Z$1];&quot;,&quot;);&quot;&quot;)">
            <text:p/>
          </table:table-cell>
          <table:table-cell table:formula="of:=IF([.C6]=0;COM.MICROSOFT.CONCAT([.AA$1]; &quot;,&quot;);&quot;&quot;)">
            <text:p/>
          </table:table-cell>
          <table:table-cell table:formula="of:=IF([.D6]=0;COM.MICROSOFT.CONCAT([.AB$1]; &quot;,&quot;);&quot;&quot;)">
            <text:p/>
          </table:table-cell>
          <table:table-cell table:formula="of:=IF([.E6]=0;COM.MICROSOFT.CONCAT([.AC$1]; &quot;,&quot;);&quot;&quot;)" office:value-type="string" office:string-value="9," calcext:value-type="string">
            <text:p>9,</text:p>
          </table:table-cell>
          <table:table-cell table:formula="of:=IF([.F6]=0;COM.MICROSOFT.CONCAT([.AD$1]; &quot;,&quot;);&quot;&quot;)">
            <text:p/>
          </table:table-cell>
          <table:table-cell table:formula="of:=IF([.C5]=0;COM.MICROSOFT.CONCAT([.AE$1];&quot;,&quot;);&quot;&quot;)" office:value-type="string" office:string-value="11," calcext:value-type="string">
            <text:p>11,</text:p>
          </table:table-cell>
          <table:table-cell table:formula="of:=IF([.J7]=0;COM.MICROSOFT.CONCAT([.AF$1];&quot;,&quot;);&quot;&quot;)">
            <text:p/>
          </table:table-cell>
          <table:table-cell table:formula="of:=IF([.G6]=0;COM.MICROSOFT.CONCAT([.AG$1];&quot;,&quot;);&quot;&quot;)">
            <text:p/>
          </table:table-cell>
          <table:table-cell table:formula="of:=IF([.H6]=0;COM.MICROSOFT.CONCAT([.AH$1];&quot;,&quot;);&quot;&quot;)">
            <text:p/>
          </table:table-cell>
          <table:table-cell table:formula="of:=IF([.I6]=0;COM.MICROSOFT.CONCAT([.AI$1];&quot;,&quot;);&quot;&quot;)">
            <text:p/>
          </table:table-cell>
          <table:table-cell table:formula="of:=IF([.J6]=0;COM.MICROSOFT.CONCAT([.AJ$1];&quot;,&quot;);&quot;&quot;)">
            <text:p/>
          </table:table-cell>
          <table:table-cell table:formula="of:=IF([.G5]=0;COM.MICROSOFT.CONCAT([.AK$1];&quot;,&quot;);&quot;&quot;)" office:value-type="string" office:string-value="17," calcext:value-type="string">
            <text:p>17,</text:p>
          </table:table-cell>
          <table:table-cell table:formula="of:=IF([.N7]=0;COM.MICROSOFT.CONCAT([.AL$1];&quot;,&quot;);&quot;&quot;)">
            <text:p/>
          </table:table-cell>
          <table:table-cell table:formula="of:=IF([.K6]=0;COM.MICROSOFT.CONCAT([.AM$1];&quot;,&quot;);&quot;&quot;)" office:value-type="string" office:string-value="19," calcext:value-type="string">
            <text:p>19,</text:p>
          </table:table-cell>
          <table:table-cell table:formula="of:=IF([.L6]=0;COM.MICROSOFT.CONCAT([.AN$1];&quot;,&quot;);&quot;&quot;)">
            <text:p/>
          </table:table-cell>
          <table:table-cell table:formula="of:=IF([.M6]=0;COM.MICROSOFT.CONCAT([.AO$1];&quot;,&quot;);&quot;&quot;)" office:value-type="string" office:string-value="21," calcext:value-type="string">
            <text:p>21,</text:p>
          </table:table-cell>
          <table:table-cell table:formula="of:=IF([.N6]=0;COM.MICROSOFT.CONCAT([.AP$1];&quot;,&quot;);&quot;&quot;)" office:value-type="string" office:string-value="22," calcext:value-type="string">
            <text:p>22,</text:p>
          </table:table-cell>
          <table:table-cell table:formula="of:=IF([.K5]=0;COM.MICROSOFT.CONCAT([.AQ$1];&quot;,&quot;);&quot;&quot;)" office:value-type="string" office:string-value="23," calcext:value-type="string">
            <text:p>23,</text:p>
          </table:table-cell>
          <table:table-cell table:formula="of:=IF([.Q7]=0;COM.MICROSOFT.CONCAT([.AR$1];&quot;,&quot;);&quot;&quot;)">
            <text:p/>
          </table:table-cell>
          <table:table-cell table:formula="of:=IF([.O6]=0;COM.MICROSOFT.CONCAT([.AS$1];&quot;,&quot;);&quot;&quot;)">
            <text:p/>
          </table:table-cell>
          <table:table-cell table:formula="of:=IF([.P6]=0;COM.MICROSOFT.CONCAT([.AT$1];&quot;,&quot;);&quot;&quot;)" office:value-type="string" office:string-value="26," calcext:value-type="string">
            <text:p>26,</text:p>
          </table:table-cell>
          <table:table-cell table:formula="of:=IF([.Q6]=0;COM.MICROSOFT.CONCAT([.AU$1];&quot;,&quot;);&quot;&quot;)" office:value-type="string" office:string-value="27," calcext:value-type="string">
            <text:p>27,</text:p>
          </table:table-cell>
          <table:table-cell table:formula="of:=IF([.R6]=0;COM.MICROSOFT.CONCAT([.AV$1];&quot;,&quot;);&quot;&quot;)" office:value-type="string" office:string-value="28," calcext:value-type="string">
            <text:p>28,</text:p>
          </table:table-cell>
          <table:table-cell table:formula="of:=IF([.O5]=0;COM.MICROSOFT.CONCAT([.AW$1];&quot;,&quot;);&quot;&quot;)" office:value-type="string" office:string-value="29," calcext:value-type="string">
            <text:p>29,</text:p>
          </table:table-cell>
          <table:table-cell/>
          <table:table-cell table:formula="of:=IF([.C3]=0;COM.MICROSOFT.CONCAT([.AY$1];&quot;,&quot;);&quot;&quot;)" office:value-type="string" office:string-value="31," calcext:value-type="string">
            <text:p>31,</text:p>
          </table:table-cell>
          <table:table-cell table:formula="of:=IF([.D3]=0;COM.MICROSOFT.CONCAT([.AZ$1];&quot;,&quot;);&quot;&quot;)" office:value-type="string" office:string-value="32," calcext:value-type="string">
            <text:p>32,</text:p>
          </table:table-cell>
          <table:table-cell table:formula="of:=IF([.E3]=0;COM.MICROSOFT.CONCAT([.BA$1];&quot;,&quot;);&quot;&quot;)" office:value-type="string" office:string-value="33," calcext:value-type="string">
            <text:p>33,</text:p>
          </table:table-cell>
          <table:table-cell table:formula="of:=IF([.F3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6];&quot;&quot;&quot;&quot;;&quot;:[&quot;;[.T6:.BC6];&quot;],&quot;)" office:value-type="string" office:string-value="&quot;0&quot;:[9,11,17,19,21,22,23,26,27,28,29,31,32,33,34,]," calcext:value-type="string">
            <text:p>"0":[9,11,17,19,21,22,23,26,27,28,29,31,32,33,34,],</text:p>
          </table:table-cell>
          <table:table-cell table:number-columns-repeated="967"/>
        </table:table-row>
        <table:table-row table:style-name="ro1">
          <table:table-cell table:style-name="ce3" table:formula="of:=[.A6]+1" office:value-type="float" office:value="1" calcext:value-type="float">
            <text:p>1</text:p>
          </table:table-cell>
          <table:table-cell table:style-name="ce3" office:value-type="string" calcext:value-type="string">
            <text:p>heroines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2"/>
          <table:table-cell table:formula="of:=IF([.O10]=0;COM.MICROSOFT.CONCAT([.U$1];&quot;,&quot;);&quot;&quot;)">
            <text:p/>
          </table:table-cell>
          <table:table-cell table:formula="of:=IF([.P10]=0;COM.MICROSOFT.CONCAT([.V$1];&quot;,&quot;);&quot;&quot;)">
            <text:p/>
          </table:table-cell>
          <table:table-cell table:formula="of:=IF([.Q10]=0;COM.MICROSOFT.CONCAT([.W$1];&quot;,&quot;);&quot;&quot;)">
            <text:p/>
          </table:table-cell>
          <table:table-cell table:formula="of:=IF([.R10]=0;COM.MICROSOFT.CONCAT([.X$1];&quot;,&quot;);&quot;&quot;)">
            <text:p/>
          </table:table-cell>
          <table:table-cell/>
          <table:table-cell table:formula="of:=IF([.F8]=0;COM.MICROSOFT.CONCAT([.Z$1];&quot;,&quot;);&quot;&quot;)">
            <text:p/>
          </table:table-cell>
          <table:table-cell table:formula="of:=IF([.C7]=0;COM.MICROSOFT.CONCAT([.AA$1]; &quot;,&quot;);&quot;&quot;)">
            <text:p/>
          </table:table-cell>
          <table:table-cell table:formula="of:=IF([.D7]=0;COM.MICROSOFT.CONCAT([.AB$1]; &quot;,&quot;);&quot;&quot;)">
            <text:p/>
          </table:table-cell>
          <table:table-cell table:formula="of:=IF([.E7]=0;COM.MICROSOFT.CONCAT([.AC$1]; &quot;,&quot;);&quot;&quot;)">
            <text:p/>
          </table:table-cell>
          <table:table-cell table:formula="of:=IF([.F7]=0;COM.MICROSOFT.CONCAT([.AD$1]; &quot;,&quot;);&quot;&quot;)">
            <text:p/>
          </table:table-cell>
          <table:table-cell table:formula="of:=IF([.C6]=0;COM.MICROSOFT.CONCAT([.AE$1];&quot;,&quot;);&quot;&quot;)">
            <text:p/>
          </table:table-cell>
          <table:table-cell table:formula="of:=IF([.J8]=0;COM.MICROSOFT.CONCAT([.AF$1];&quot;,&quot;);&quot;&quot;)">
            <text:p/>
          </table:table-cell>
          <table:table-cell table:formula="of:=IF([.G7]=0;COM.MICROSOFT.CONCAT([.AG$1];&quot;,&quot;);&quot;&quot;)">
            <text:p/>
          </table:table-cell>
          <table:table-cell table:formula="of:=IF([.H7]=0;COM.MICROSOFT.CONCAT([.AH$1];&quot;,&quot;);&quot;&quot;)">
            <text:p/>
          </table:table-cell>
          <table:table-cell table:formula="of:=IF([.I7]=0;COM.MICROSOFT.CONCAT([.AI$1];&quot;,&quot;);&quot;&quot;)" office:value-type="string" office:string-value="15," calcext:value-type="string">
            <text:p>15,</text:p>
          </table:table-cell>
          <table:table-cell table:formula="of:=IF([.J7]=0;COM.MICROSOFT.CONCAT([.AJ$1];&quot;,&quot;);&quot;&quot;)">
            <text:p/>
          </table:table-cell>
          <table:table-cell table:formula="of:=IF([.G6]=0;COM.MICROSOFT.CONCAT([.AK$1];&quot;,&quot;);&quot;&quot;)">
            <text:p/>
          </table:table-cell>
          <table:table-cell table:formula="of:=IF([.N8]=0;COM.MICROSOFT.CONCAT([.AL$1];&quot;,&quot;);&quot;&quot;)">
            <text:p/>
          </table:table-cell>
          <table:table-cell table:formula="of:=IF([.K7]=0;COM.MICROSOFT.CONCAT([.AM$1];&quot;,&quot;);&quot;&quot;)">
            <text:p/>
          </table:table-cell>
          <table:table-cell table:formula="of:=IF([.L7]=0;COM.MICROSOFT.CONCAT([.AN$1];&quot;,&quot;);&quot;&quot;)">
            <text:p/>
          </table:table-cell>
          <table:table-cell table:formula="of:=IF([.M7]=0;COM.MICROSOFT.CONCAT([.AO$1];&quot;,&quot;);&quot;&quot;)">
            <text:p/>
          </table:table-cell>
          <table:table-cell table:formula="of:=IF([.N7]=0;COM.MICROSOFT.CONCAT([.AP$1];&quot;,&quot;);&quot;&quot;)">
            <text:p/>
          </table:table-cell>
          <table:table-cell table:formula="of:=IF([.K6]=0;COM.MICROSOFT.CONCAT([.AQ$1];&quot;,&quot;);&quot;&quot;)" office:value-type="string" office:string-value="23," calcext:value-type="string">
            <text:p>23,</text:p>
          </table:table-cell>
          <table:table-cell table:formula="of:=IF([.Q8]=0;COM.MICROSOFT.CONCAT([.AR$1];&quot;,&quot;);&quot;&quot;)">
            <text:p/>
          </table:table-cell>
          <table:table-cell table:formula="of:=IF([.O7]=0;COM.MICROSOFT.CONCAT([.AS$1];&quot;,&quot;);&quot;&quot;)">
            <text:p/>
          </table:table-cell>
          <table:table-cell table:formula="of:=IF([.P7]=0;COM.MICROSOFT.CONCAT([.AT$1];&quot;,&quot;);&quot;&quot;)">
            <text:p/>
          </table:table-cell>
          <table:table-cell table:formula="of:=IF([.Q7]=0;COM.MICROSOFT.CONCAT([.AU$1];&quot;,&quot;);&quot;&quot;)">
            <text:p/>
          </table:table-cell>
          <table:table-cell table:formula="of:=IF([.R7]=0;COM.MICROSOFT.CONCAT([.AV$1];&quot;,&quot;);&quot;&quot;)">
            <text:p/>
          </table:table-cell>
          <table:table-cell table:formula="of:=IF([.O6]=0;COM.MICROSOFT.CONCAT([.AW$1];&quot;,&quot;);&quot;&quot;)">
            <text:p/>
          </table:table-cell>
          <table:table-cell/>
          <table:table-cell table:formula="of:=IF([.C4]=0;COM.MICROSOFT.CONCAT([.AY$1];&quot;,&quot;);&quot;&quot;)" office:value-type="string" office:string-value="31," calcext:value-type="string">
            <text:p>31,</text:p>
          </table:table-cell>
          <table:table-cell table:formula="of:=IF([.D4]=0;COM.MICROSOFT.CONCAT([.AZ$1];&quot;,&quot;);&quot;&quot;)" office:value-type="string" office:string-value="32," calcext:value-type="string">
            <text:p>32,</text:p>
          </table:table-cell>
          <table:table-cell table:formula="of:=IF([.E4]=0;COM.MICROSOFT.CONCAT([.BA$1];&quot;,&quot;);&quot;&quot;)" office:value-type="string" office:string-value="33," calcext:value-type="string">
            <text:p>33,</text:p>
          </table:table-cell>
          <table:table-cell table:formula="of:=IF([.F4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7];&quot;&quot;&quot;&quot;;&quot;:[&quot;;[.T7:.BC7];&quot;],&quot;)" office:value-type="string" office:string-value="&quot;1&quot;:[15,23,31,32,33,34,]," calcext:value-type="string">
            <text:p>"1":[15,23,31,32,33,34,],</text:p>
          </table:table-cell>
          <table:table-cell table:number-columns-repeated="967"/>
        </table:table-row>
        <table:table-row table:style-name="ro1">
          <table:table-cell table:style-name="ce3" table:formula="of:=[.A7]+1" office:value-type="float" office:value="2" calcext:value-type="float">
            <text:p>2</text:p>
          </table:table-cell>
          <table:table-cell table:style-name="ce3" office:value-type="string" calcext:value-type="string">
            <text:p>musique RP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formula="of:=IF([.O11]=0;COM.MICROSOFT.CONCAT([.U$1];&quot;,&quot;);&quot;&quot;)">
            <text:p/>
          </table:table-cell>
          <table:table-cell table:formula="of:=IF([.P11]=0;COM.MICROSOFT.CONCAT([.V$1];&quot;,&quot;);&quot;&quot;)">
            <text:p/>
          </table:table-cell>
          <table:table-cell table:formula="of:=IF([.Q11]=0;COM.MICROSOFT.CONCAT([.W$1];&quot;,&quot;);&quot;&quot;)">
            <text:p/>
          </table:table-cell>
          <table:table-cell table:formula="of:=IF([.R11]=0;COM.MICROSOFT.CONCAT([.X$1];&quot;,&quot;);&quot;&quot;)">
            <text:p/>
          </table:table-cell>
          <table:table-cell/>
          <table:table-cell table:formula="of:=IF([.F9]=0;COM.MICROSOFT.CONCAT([.Z$1];&quot;,&quot;);&quot;&quot;)">
            <text:p/>
          </table:table-cell>
          <table:table-cell table:formula="of:=IF([.C8]=0;COM.MICROSOFT.CONCAT([.AA$1]; &quot;,&quot;);&quot;&quot;)">
            <text:p/>
          </table:table-cell>
          <table:table-cell table:formula="of:=IF([.D8]=0;COM.MICROSOFT.CONCAT([.AB$1]; &quot;,&quot;);&quot;&quot;)">
            <text:p/>
          </table:table-cell>
          <table:table-cell table:formula="of:=IF([.E8]=0;COM.MICROSOFT.CONCAT([.AC$1]; &quot;,&quot;);&quot;&quot;)" office:value-type="string" office:string-value="9," calcext:value-type="string">
            <text:p>9,</text:p>
          </table:table-cell>
          <table:table-cell table:formula="of:=IF([.F8]=0;COM.MICROSOFT.CONCAT([.AD$1]; &quot;,&quot;);&quot;&quot;)">
            <text:p/>
          </table:table-cell>
          <table:table-cell table:formula="of:=IF([.C7]=0;COM.MICROSOFT.CONCAT([.AE$1];&quot;,&quot;);&quot;&quot;)">
            <text:p/>
          </table:table-cell>
          <table:table-cell table:formula="of:=IF([.J9]=0;COM.MICROSOFT.CONCAT([.AF$1];&quot;,&quot;);&quot;&quot;)">
            <text:p/>
          </table:table-cell>
          <table:table-cell table:formula="of:=IF([.G8]=0;COM.MICROSOFT.CONCAT([.AG$1];&quot;,&quot;);&quot;&quot;)" office:value-type="string" office:string-value="13," calcext:value-type="string">
            <text:p>13,</text:p>
          </table:table-cell>
          <table:table-cell table:formula="of:=IF([.H8]=0;COM.MICROSOFT.CONCAT([.AH$1];&quot;,&quot;);&quot;&quot;)">
            <text:p/>
          </table:table-cell>
          <table:table-cell table:formula="of:=IF([.I8]=0;COM.MICROSOFT.CONCAT([.AI$1];&quot;,&quot;);&quot;&quot;)">
            <text:p/>
          </table:table-cell>
          <table:table-cell table:formula="of:=IF([.J8]=0;COM.MICROSOFT.CONCAT([.AJ$1];&quot;,&quot;);&quot;&quot;)">
            <text:p/>
          </table:table-cell>
          <table:table-cell table:formula="of:=IF([.G7]=0;COM.MICROSOFT.CONCAT([.AK$1];&quot;,&quot;);&quot;&quot;)">
            <text:p/>
          </table:table-cell>
          <table:table-cell table:formula="of:=IF([.N9]=0;COM.MICROSOFT.CONCAT([.AL$1];&quot;,&quot;);&quot;&quot;)">
            <text:p/>
          </table:table-cell>
          <table:table-cell table:formula="of:=IF([.K8]=0;COM.MICROSOFT.CONCAT([.AM$1];&quot;,&quot;);&quot;&quot;)">
            <text:p/>
          </table:table-cell>
          <table:table-cell table:formula="of:=IF([.L8]=0;COM.MICROSOFT.CONCAT([.AN$1];&quot;,&quot;);&quot;&quot;)">
            <text:p/>
          </table:table-cell>
          <table:table-cell table:formula="of:=IF([.M8]=0;COM.MICROSOFT.CONCAT([.AO$1];&quot;,&quot;);&quot;&quot;)">
            <text:p/>
          </table:table-cell>
          <table:table-cell table:formula="of:=IF([.N8]=0;COM.MICROSOFT.CONCAT([.AP$1];&quot;,&quot;);&quot;&quot;)">
            <text:p/>
          </table:table-cell>
          <table:table-cell table:formula="of:=IF([.K7]=0;COM.MICROSOFT.CONCAT([.AQ$1];&quot;,&quot;);&quot;&quot;)">
            <text:p/>
          </table:table-cell>
          <table:table-cell table:formula="of:=IF([.Q9]=0;COM.MICROSOFT.CONCAT([.AR$1];&quot;,&quot;);&quot;&quot;)">
            <text:p/>
          </table:table-cell>
          <table:table-cell table:formula="of:=IF([.O8]=0;COM.MICROSOFT.CONCAT([.AS$1];&quot;,&quot;);&quot;&quot;)">
            <text:p/>
          </table:table-cell>
          <table:table-cell table:formula="of:=IF([.P8]=0;COM.MICROSOFT.CONCAT([.AT$1];&quot;,&quot;);&quot;&quot;)" office:value-type="string" office:string-value="26," calcext:value-type="string">
            <text:p>26,</text:p>
          </table:table-cell>
          <table:table-cell table:formula="of:=IF([.Q8]=0;COM.MICROSOFT.CONCAT([.AU$1];&quot;,&quot;);&quot;&quot;)">
            <text:p/>
          </table:table-cell>
          <table:table-cell table:formula="of:=IF([.R8]=0;COM.MICROSOFT.CONCAT([.AV$1];&quot;,&quot;);&quot;&quot;)">
            <text:p/>
          </table:table-cell>
          <table:table-cell table:formula="of:=IF([.O7]=0;COM.MICROSOFT.CONCAT([.AW$1];&quot;,&quot;);&quot;&quot;)">
            <text:p/>
          </table:table-cell>
          <table:table-cell/>
          <table:table-cell table:formula="of:=IF([.C5]=0;COM.MICROSOFT.CONCAT([.AY$1];&quot;,&quot;);&quot;&quot;)" office:value-type="string" office:string-value="31," calcext:value-type="string">
            <text:p>31,</text:p>
          </table:table-cell>
          <table:table-cell table:formula="of:=IF([.D5]=0;COM.MICROSOFT.CONCAT([.AZ$1];&quot;,&quot;);&quot;&quot;)" office:value-type="string" office:string-value="32," calcext:value-type="string">
            <text:p>32,</text:p>
          </table:table-cell>
          <table:table-cell table:formula="of:=IF([.E5]=0;COM.MICROSOFT.CONCAT([.BA$1];&quot;,&quot;);&quot;&quot;)" office:value-type="string" office:string-value="33," calcext:value-type="string">
            <text:p>33,</text:p>
          </table:table-cell>
          <table:table-cell table:formula="of:=IF([.F5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8];&quot;&quot;&quot;&quot;;&quot;:[&quot;;[.T8:.BC8];&quot;],&quot;)" office:value-type="string" office:string-value="&quot;2&quot;:[9,13,26,31,32,33,34,]," calcext:value-type="string">
            <text:p>"2":[9,13,26,31,32,33,34,],</text:p>
          </table:table-cell>
          <table:table-cell table:number-columns-repeated="967"/>
        </table:table-row>
        <table:table-row table:style-name="ro1">
          <table:table-cell table:style-name="ce3" table:formula="of:=[.A8]+1" office:value-type="float" office:value="3" calcext:value-type="float">
            <text:p>3</text:p>
          </table:table-cell>
          <table:table-cell table:style-name="ce3" office:value-type="string" calcext:value-type="string">
            <text:p>dans la foret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"/>
          <table:table-cell table:formula="of:=IF([.O12]=0;COM.MICROSOFT.CONCAT([.U$1];&quot;,&quot;);&quot;&quot;)">
            <text:p/>
          </table:table-cell>
          <table:table-cell table:formula="of:=IF([.P12]=0;COM.MICROSOFT.CONCAT([.V$1];&quot;,&quot;);&quot;&quot;)">
            <text:p/>
          </table:table-cell>
          <table:table-cell table:formula="of:=IF([.Q12]=0;COM.MICROSOFT.CONCAT([.W$1];&quot;,&quot;);&quot;&quot;)" office:value-type="string" office:string-value="3," calcext:value-type="string">
            <text:p>3,</text:p>
          </table:table-cell>
          <table:table-cell table:formula="of:=IF([.R12]=0;COM.MICROSOFT.CONCAT([.X$1];&quot;,&quot;);&quot;&quot;)">
            <text:p/>
          </table:table-cell>
          <table:table-cell/>
          <table:table-cell table:formula="of:=IF([.F10]=0;COM.MICROSOFT.CONCAT([.Z$1];&quot;,&quot;);&quot;&quot;)" office:value-type="string" office:string-value="6," calcext:value-type="string">
            <text:p>6,</text:p>
          </table:table-cell>
          <table:table-cell table:formula="of:=IF([.C9]=0;COM.MICROSOFT.CONCAT([.AA$1]; &quot;,&quot;);&quot;&quot;)">
            <text:p/>
          </table:table-cell>
          <table:table-cell table:formula="of:=IF([.D9]=0;COM.MICROSOFT.CONCAT([.AB$1]; &quot;,&quot;);&quot;&quot;)">
            <text:p/>
          </table:table-cell>
          <table:table-cell table:formula="of:=IF([.E9]=0;COM.MICROSOFT.CONCAT([.AC$1]; &quot;,&quot;);&quot;&quot;)">
            <text:p/>
          </table:table-cell>
          <table:table-cell table:formula="of:=IF([.F9]=0;COM.MICROSOFT.CONCAT([.AD$1]; &quot;,&quot;);&quot;&quot;)">
            <text:p/>
          </table:table-cell>
          <table:table-cell table:formula="of:=IF([.C8]=0;COM.MICROSOFT.CONCAT([.AE$1];&quot;,&quot;);&quot;&quot;)">
            <text:p/>
          </table:table-cell>
          <table:table-cell table:formula="of:=IF([.J10]=0;COM.MICROSOFT.CONCAT([.AF$1];&quot;,&quot;);&quot;&quot;)">
            <text:p/>
          </table:table-cell>
          <table:table-cell table:formula="of:=IF([.G9]=0;COM.MICROSOFT.CONCAT([.AG$1];&quot;,&quot;);&quot;&quot;)">
            <text:p/>
          </table:table-cell>
          <table:table-cell table:formula="of:=IF([.H9]=0;COM.MICROSOFT.CONCAT([.AH$1];&quot;,&quot;);&quot;&quot;)" office:value-type="string" office:string-value="14," calcext:value-type="string">
            <text:p>14,</text:p>
          </table:table-cell>
          <table:table-cell table:formula="of:=IF([.I9]=0;COM.MICROSOFT.CONCAT([.AI$1];&quot;,&quot;);&quot;&quot;)">
            <text:p/>
          </table:table-cell>
          <table:table-cell table:formula="of:=IF([.J9]=0;COM.MICROSOFT.CONCAT([.AJ$1];&quot;,&quot;);&quot;&quot;)">
            <text:p/>
          </table:table-cell>
          <table:table-cell table:formula="of:=IF([.G8]=0;COM.MICROSOFT.CONCAT([.AK$1];&quot;,&quot;);&quot;&quot;)" office:value-type="string" office:string-value="17," calcext:value-type="string">
            <text:p>17,</text:p>
          </table:table-cell>
          <table:table-cell table:formula="of:=IF([.N10]=0;COM.MICROSOFT.CONCAT([.AL$1];&quot;,&quot;);&quot;&quot;)">
            <text:p/>
          </table:table-cell>
          <table:table-cell table:formula="of:=IF([.K9]=0;COM.MICROSOFT.CONCAT([.AM$1];&quot;,&quot;);&quot;&quot;)">
            <text:p/>
          </table:table-cell>
          <table:table-cell table:formula="of:=IF([.L9]=0;COM.MICROSOFT.CONCAT([.AN$1];&quot;,&quot;);&quot;&quot;)">
            <text:p/>
          </table:table-cell>
          <table:table-cell table:formula="of:=IF([.M9]=0;COM.MICROSOFT.CONCAT([.AO$1];&quot;,&quot;);&quot;&quot;)">
            <text:p/>
          </table:table-cell>
          <table:table-cell table:formula="of:=IF([.N9]=0;COM.MICROSOFT.CONCAT([.AP$1];&quot;,&quot;);&quot;&quot;)">
            <text:p/>
          </table:table-cell>
          <table:table-cell table:formula="of:=IF([.K8]=0;COM.MICROSOFT.CONCAT([.AQ$1];&quot;,&quot;);&quot;&quot;)">
            <text:p/>
          </table:table-cell>
          <table:table-cell table:formula="of:=IF([.Q10]=0;COM.MICROSOFT.CONCAT([.AR$1];&quot;,&quot;);&quot;&quot;)">
            <text:p/>
          </table:table-cell>
          <table:table-cell table:formula="of:=IF([.O9]=0;COM.MICROSOFT.CONCAT([.AS$1];&quot;,&quot;);&quot;&quot;)">
            <text:p/>
          </table:table-cell>
          <table:table-cell table:formula="of:=IF([.P9]=0;COM.MICROSOFT.CONCAT([.AT$1];&quot;,&quot;);&quot;&quot;)">
            <text:p/>
          </table:table-cell>
          <table:table-cell table:formula="of:=IF([.Q9]=0;COM.MICROSOFT.CONCAT([.AU$1];&quot;,&quot;);&quot;&quot;)">
            <text:p/>
          </table:table-cell>
          <table:table-cell table:formula="of:=IF([.R9]=0;COM.MICROSOFT.CONCAT([.AV$1];&quot;,&quot;);&quot;&quot;)">
            <text:p/>
          </table:table-cell>
          <table:table-cell table:formula="of:=IF([.O8]=0;COM.MICROSOFT.CONCAT([.AW$1];&quot;,&quot;);&quot;&quot;)">
            <text:p/>
          </table:table-cell>
          <table:table-cell/>
          <table:table-cell table:formula="of:=IF([.C6]=0;COM.MICROSOFT.CONCAT([.AY$1];&quot;,&quot;);&quot;&quot;)">
            <text:p/>
          </table:table-cell>
          <table:table-cell table:formula="of:=IF([.D6]=0;COM.MICROSOFT.CONCAT([.AZ$1];&quot;,&quot;);&quot;&quot;)">
            <text:p/>
          </table:table-cell>
          <table:table-cell table:formula="of:=IF([.E6]=0;COM.MICROSOFT.CONCAT([.BA$1];&quot;,&quot;);&quot;&quot;)" office:value-type="string" office:string-value="33," calcext:value-type="string">
            <text:p>33,</text:p>
          </table:table-cell>
          <table:table-cell table:formula="of:=IF([.F6]=0;COM.MICROSOFT.CONCAT([.BB$1];&quot;,&quot;);&quot;&quot;)">
            <text:p/>
          </table:table-cell>
          <table:table-cell table:number-columns-repeated="2"/>
          <table:table-cell table:formula="of:=COM.MICROSOFT.CONCAT(&quot;&quot;&quot;&quot;;[.A9];&quot;&quot;&quot;&quot;;&quot;:[&quot;;[.T9:.BC9];&quot;],&quot;)" office:value-type="string" office:string-value="&quot;3&quot;:[3,6,14,17,33,]," calcext:value-type="string">
            <text:p>"3":[3,6,14,17,33,],</text:p>
          </table:table-cell>
          <table:table-cell table:number-columns-repeated="967"/>
        </table:table-row>
        <table:table-row table:style-name="ro1">
          <table:table-cell table:style-name="ce3" table:formula="of:=[.A9]+1" office:value-type="float" office:value="4" calcext:value-type="float">
            <text:p>4</text:p>
          </table:table-cell>
          <table:table-cell table:style-name="ce3" office:value-type="string" calcext:value-type="string">
            <text:p>fable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1" table:style-name="ce6" office:value-type="float" office:value="1" calcext:value-type="float">
            <text:p>1</text:p>
          </table:table-cell>
          <table:table-cell table:number-columns-repeated="2"/>
          <table:table-cell table:formula="of:=IF([.O13]=0;COM.MICROSOFT.CONCAT([.U$1];&quot;,&quot;);&quot;&quot;)">
            <text:p/>
          </table:table-cell>
          <table:table-cell table:formula="of:=IF([.P13]=0;COM.MICROSOFT.CONCAT([.V$1];&quot;,&quot;);&quot;&quot;)">
            <text:p/>
          </table:table-cell>
          <table:table-cell table:formula="of:=IF([.Q13]=0;COM.MICROSOFT.CONCAT([.W$1];&quot;,&quot;);&quot;&quot;)">
            <text:p/>
          </table:table-cell>
          <table:table-cell table:formula="of:=IF([.R13]=0;COM.MICROSOFT.CONCAT([.X$1];&quot;,&quot;);&quot;&quot;)">
            <text:p/>
          </table:table-cell>
          <table:table-cell/>
          <table:table-cell table:formula="of:=IF([.F11]=0;COM.MICROSOFT.CONCAT([.Z$1];&quot;,&quot;);&quot;&quot;)">
            <text:p/>
          </table:table-cell>
          <table:table-cell table:formula="of:=IF([.C10]=0;COM.MICROSOFT.CONCAT([.AA$1]; &quot;,&quot;);&quot;&quot;)">
            <text:p/>
          </table:table-cell>
          <table:table-cell table:formula="of:=IF([.D10]=0;COM.MICROSOFT.CONCAT([.AB$1]; &quot;,&quot;);&quot;&quot;)">
            <text:p/>
          </table:table-cell>
          <table:table-cell table:formula="of:=IF([.E10]=0;COM.MICROSOFT.CONCAT([.AC$1]; &quot;,&quot;);&quot;&quot;)">
            <text:p/>
          </table:table-cell>
          <table:table-cell table:formula="of:=IF([.F10]=0;COM.MICROSOFT.CONCAT([.AD$1]; &quot;,&quot;);&quot;&quot;)" office:value-type="string" office:string-value="10," calcext:value-type="string">
            <text:p>10,</text:p>
          </table:table-cell>
          <table:table-cell table:formula="of:=IF([.C9]=0;COM.MICROSOFT.CONCAT([.AE$1];&quot;,&quot;);&quot;&quot;)">
            <text:p/>
          </table:table-cell>
          <table:table-cell table:formula="of:=IF([.J11]=0;COM.MICROSOFT.CONCAT([.AF$1];&quot;,&quot;);&quot;&quot;)">
            <text:p/>
          </table:table-cell>
          <table:table-cell table:formula="of:=IF([.G10]=0;COM.MICROSOFT.CONCAT([.AG$1];&quot;,&quot;);&quot;&quot;)" office:value-type="string" office:string-value="13," calcext:value-type="string">
            <text:p>13,</text:p>
          </table:table-cell>
          <table:table-cell table:formula="of:=IF([.H10]=0;COM.MICROSOFT.CONCAT([.AH$1];&quot;,&quot;);&quot;&quot;)">
            <text:p/>
          </table:table-cell>
          <table:table-cell table:formula="of:=IF([.I10]=0;COM.MICROSOFT.CONCAT([.AI$1];&quot;,&quot;);&quot;&quot;)">
            <text:p/>
          </table:table-cell>
          <table:table-cell table:formula="of:=IF([.J10]=0;COM.MICROSOFT.CONCAT([.AJ$1];&quot;,&quot;);&quot;&quot;)">
            <text:p/>
          </table:table-cell>
          <table:table-cell table:formula="of:=IF([.G9]=0;COM.MICROSOFT.CONCAT([.AK$1];&quot;,&quot;);&quot;&quot;)">
            <text:p/>
          </table:table-cell>
          <table:table-cell table:formula="of:=IF([.N11]=0;COM.MICROSOFT.CONCAT([.AL$1];&quot;,&quot;);&quot;&quot;)" office:value-type="string" office:string-value="18," calcext:value-type="string">
            <text:p>18,</text:p>
          </table:table-cell>
          <table:table-cell table:formula="of:=IF([.K10]=0;COM.MICROSOFT.CONCAT([.AM$1];&quot;,&quot;);&quot;&quot;)">
            <text:p/>
          </table:table-cell>
          <table:table-cell table:formula="of:=IF([.L10]=0;COM.MICROSOFT.CONCAT([.AN$1];&quot;,&quot;);&quot;&quot;)">
            <text:p/>
          </table:table-cell>
          <table:table-cell table:formula="of:=IF([.M10]=0;COM.MICROSOFT.CONCAT([.AO$1];&quot;,&quot;);&quot;&quot;)">
            <text:p/>
          </table:table-cell>
          <table:table-cell table:formula="of:=IF([.N10]=0;COM.MICROSOFT.CONCAT([.AP$1];&quot;,&quot;);&quot;&quot;)">
            <text:p/>
          </table:table-cell>
          <table:table-cell table:formula="of:=IF([.K9]=0;COM.MICROSOFT.CONCAT([.AQ$1];&quot;,&quot;);&quot;&quot;)">
            <text:p/>
          </table:table-cell>
          <table:table-cell table:formula="of:=IF([.Q11]=0;COM.MICROSOFT.CONCAT([.AR$1];&quot;,&quot;);&quot;&quot;)">
            <text:p/>
          </table:table-cell>
          <table:table-cell table:formula="of:=IF([.O10]=0;COM.MICROSOFT.CONCAT([.AS$1];&quot;,&quot;);&quot;&quot;)">
            <text:p/>
          </table:table-cell>
          <table:table-cell table:formula="of:=IF([.P10]=0;COM.MICROSOFT.CONCAT([.AT$1];&quot;,&quot;);&quot;&quot;)">
            <text:p/>
          </table:table-cell>
          <table:table-cell table:formula="of:=IF([.Q10]=0;COM.MICROSOFT.CONCAT([.AU$1];&quot;,&quot;);&quot;&quot;)">
            <text:p/>
          </table:table-cell>
          <table:table-cell table:formula="of:=IF([.R10]=0;COM.MICROSOFT.CONCAT([.AV$1];&quot;,&quot;);&quot;&quot;)">
            <text:p/>
          </table:table-cell>
          <table:table-cell table:formula="of:=IF([.O9]=0;COM.MICROSOFT.CONCAT([.AW$1];&quot;,&quot;);&quot;&quot;)">
            <text:p/>
          </table:table-cell>
          <table:table-cell/>
          <table:table-cell table:formula="of:=IF([.C7]=0;COM.MICROSOFT.CONCAT([.AY$1];&quot;,&quot;);&quot;&quot;)">
            <text:p/>
          </table:table-cell>
          <table:table-cell table:formula="of:=IF([.D7]=0;COM.MICROSOFT.CONCAT([.AZ$1];&quot;,&quot;);&quot;&quot;)">
            <text:p/>
          </table:table-cell>
          <table:table-cell table:formula="of:=IF([.E7]=0;COM.MICROSOFT.CONCAT([.BA$1];&quot;,&quot;);&quot;&quot;)">
            <text:p/>
          </table:table-cell>
          <table:table-cell table:formula="of:=IF([.F7]=0;COM.MICROSOFT.CONCAT([.BB$1];&quot;,&quot;);&quot;&quot;)">
            <text:p/>
          </table:table-cell>
          <table:table-cell table:number-columns-repeated="2"/>
          <table:table-cell table:formula="of:=COM.MICROSOFT.CONCAT(&quot;&quot;&quot;&quot;;[.A10];&quot;&quot;&quot;&quot;;&quot;:[&quot;;[.T10:.BC10];&quot;],&quot;)" office:value-type="string" office:string-value="&quot;4&quot;:[10,13,18,]," calcext:value-type="string">
            <text:p>"4":[10,13,18,],</text:p>
          </table:table-cell>
          <table:table-cell table:number-columns-repeated="967"/>
        </table:table-row>
        <table:table-row table:style-name="ro1">
          <table:table-cell table:style-name="ce3" table:formula="of:=[.A10]+1" office:value-type="float" office:value="5" calcext:value-type="float">
            <text:p>5</text:p>
          </table:table-cell>
          <table:table-cell table:style-name="ce3" office:value-type="string" calcext:value-type="string">
            <text:p>robots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formula="of:=IF([.O14]=0;COM.MICROSOFT.CONCAT([.U$1];&quot;,&quot;);&quot;&quot;)" office:value-type="string" office:string-value="1," calcext:value-type="string">
            <text:p>1,</text:p>
          </table:table-cell>
          <table:table-cell table:formula="of:=IF([.P14]=0;COM.MICROSOFT.CONCAT([.V$1];&quot;,&quot;);&quot;&quot;)">
            <text:p/>
          </table:table-cell>
          <table:table-cell table:formula="of:=IF([.Q14]=0;COM.MICROSOFT.CONCAT([.W$1];&quot;,&quot;);&quot;&quot;)" office:value-type="string" office:string-value="3," calcext:value-type="string">
            <text:p>3,</text:p>
          </table:table-cell>
          <table:table-cell table:formula="of:=IF([.R14]=0;COM.MICROSOFT.CONCAT([.X$1];&quot;,&quot;);&quot;&quot;)">
            <text:p/>
          </table:table-cell>
          <table:table-cell/>
          <table:table-cell table:formula="of:=IF([.F12]=0;COM.MICROSOFT.CONCAT([.Z$1];&quot;,&quot;);&quot;&quot;)">
            <text:p/>
          </table:table-cell>
          <table:table-cell table:formula="of:=IF([.C11]=0;COM.MICROSOFT.CONCAT([.AA$1]; &quot;,&quot;);&quot;&quot;)">
            <text:p/>
          </table:table-cell>
          <table:table-cell table:formula="of:=IF([.D11]=0;COM.MICROSOFT.CONCAT([.AB$1]; &quot;,&quot;);&quot;&quot;)">
            <text:p/>
          </table:table-cell>
          <table:table-cell table:formula="of:=IF([.E11]=0;COM.MICROSOFT.CONCAT([.AC$1]; &quot;,&quot;);&quot;&quot;)">
            <text:p/>
          </table:table-cell>
          <table:table-cell table:formula="of:=IF([.F11]=0;COM.MICROSOFT.CONCAT([.AD$1]; &quot;,&quot;);&quot;&quot;)">
            <text:p/>
          </table:table-cell>
          <table:table-cell table:formula="of:=IF([.C10]=0;COM.MICROSOFT.CONCAT([.AE$1];&quot;,&quot;);&quot;&quot;)">
            <text:p/>
          </table:table-cell>
          <table:table-cell table:formula="of:=IF([.J12]=0;COM.MICROSOFT.CONCAT([.AF$1];&quot;,&quot;);&quot;&quot;)">
            <text:p/>
          </table:table-cell>
          <table:table-cell table:formula="of:=IF([.G11]=0;COM.MICROSOFT.CONCAT([.AG$1];&quot;,&quot;);&quot;&quot;)">
            <text:p/>
          </table:table-cell>
          <table:table-cell table:formula="of:=IF([.H11]=0;COM.MICROSOFT.CONCAT([.AH$1];&quot;,&quot;);&quot;&quot;)" office:value-type="string" office:string-value="14," calcext:value-type="string">
            <text:p>14,</text:p>
          </table:table-cell>
          <table:table-cell table:formula="of:=IF([.I11]=0;COM.MICROSOFT.CONCAT([.AI$1];&quot;,&quot;);&quot;&quot;)">
            <text:p/>
          </table:table-cell>
          <table:table-cell table:formula="of:=IF([.J11]=0;COM.MICROSOFT.CONCAT([.AJ$1];&quot;,&quot;);&quot;&quot;)">
            <text:p/>
          </table:table-cell>
          <table:table-cell table:formula="of:=IF([.G10]=0;COM.MICROSOFT.CONCAT([.AK$1];&quot;,&quot;);&quot;&quot;)" office:value-type="string" office:string-value="17," calcext:value-type="string">
            <text:p>17,</text:p>
          </table:table-cell>
          <table:table-cell table:formula="of:=IF([.N12]=0;COM.MICROSOFT.CONCAT([.AL$1];&quot;,&quot;);&quot;&quot;)">
            <text:p/>
          </table:table-cell>
          <table:table-cell table:formula="of:=IF([.K11]=0;COM.MICROSOFT.CONCAT([.AM$1];&quot;,&quot;);&quot;&quot;)">
            <text:p/>
          </table:table-cell>
          <table:table-cell table:formula="of:=IF([.L11]=0;COM.MICROSOFT.CONCAT([.AN$1];&quot;,&quot;);&quot;&quot;)">
            <text:p/>
          </table:table-cell>
          <table:table-cell table:formula="of:=IF([.M11]=0;COM.MICROSOFT.CONCAT([.AO$1];&quot;,&quot;);&quot;&quot;)">
            <text:p/>
          </table:table-cell>
          <table:table-cell table:formula="of:=IF([.N11]=0;COM.MICROSOFT.CONCAT([.AP$1];&quot;,&quot;);&quot;&quot;)" office:value-type="string" office:string-value="22," calcext:value-type="string">
            <text:p>22,</text:p>
          </table:table-cell>
          <table:table-cell table:formula="of:=IF([.K10]=0;COM.MICROSOFT.CONCAT([.AQ$1];&quot;,&quot;);&quot;&quot;)">
            <text:p/>
          </table:table-cell>
          <table:table-cell table:formula="of:=IF([.Q12]=0;COM.MICROSOFT.CONCAT([.AR$1];&quot;,&quot;);&quot;&quot;)" office:value-type="string" office:string-value="24," calcext:value-type="string">
            <text:p>24,</text:p>
          </table:table-cell>
          <table:table-cell table:formula="of:=IF([.O11]=0;COM.MICROSOFT.CONCAT([.AS$1];&quot;,&quot;);&quot;&quot;)">
            <text:p/>
          </table:table-cell>
          <table:table-cell table:formula="of:=IF([.P11]=0;COM.MICROSOFT.CONCAT([.AT$1];&quot;,&quot;);&quot;&quot;)">
            <text:p/>
          </table:table-cell>
          <table:table-cell table:formula="of:=IF([.Q11]=0;COM.MICROSOFT.CONCAT([.AU$1];&quot;,&quot;);&quot;&quot;)">
            <text:p/>
          </table:table-cell>
          <table:table-cell table:formula="of:=IF([.R11]=0;COM.MICROSOFT.CONCAT([.AV$1];&quot;,&quot;);&quot;&quot;)">
            <text:p/>
          </table:table-cell>
          <table:table-cell table:formula="of:=IF([.O10]=0;COM.MICROSOFT.CONCAT([.AW$1];&quot;,&quot;);&quot;&quot;)">
            <text:p/>
          </table:table-cell>
          <table:table-cell/>
          <table:table-cell table:formula="of:=IF([.C8]=0;COM.MICROSOFT.CONCAT([.AY$1];&quot;,&quot;);&quot;&quot;)">
            <text:p/>
          </table:table-cell>
          <table:table-cell table:formula="of:=IF([.D8]=0;COM.MICROSOFT.CONCAT([.AZ$1];&quot;,&quot;);&quot;&quot;)">
            <text:p/>
          </table:table-cell>
          <table:table-cell table:formula="of:=IF([.E8]=0;COM.MICROSOFT.CONCAT([.BA$1];&quot;,&quot;);&quot;&quot;)" office:value-type="string" office:string-value="33," calcext:value-type="string">
            <text:p>33,</text:p>
          </table:table-cell>
          <table:table-cell table:formula="of:=IF([.F8]=0;COM.MICROSOFT.CONCAT([.BB$1];&quot;,&quot;);&quot;&quot;)">
            <text:p/>
          </table:table-cell>
          <table:table-cell table:number-columns-repeated="2"/>
          <table:table-cell table:formula="of:=COM.MICROSOFT.CONCAT(&quot;&quot;&quot;&quot;;[.A11];&quot;&quot;&quot;&quot;;&quot;:[&quot;;[.T11:.BC11];&quot;],&quot;)" office:value-type="string" office:string-value="&quot;5&quot;:[1,3,14,17,22,24,33,]," calcext:value-type="string">
            <text:p>"5":[1,3,14,17,22,24,33,],</text:p>
          </table:table-cell>
          <table:table-cell table:number-columns-repeated="967"/>
        </table:table-row>
        <table:table-row table:style-name="ro1">
          <table:table-cell table:style-name="ce3" table:formula="of:=[.A11]+1" office:value-type="float" office:value="6" calcext:value-type="float">
            <text:p>6</text:p>
          </table:table-cell>
          <table:table-cell table:style-name="ce3" office:value-type="string" calcext:value-type="string">
            <text:p>paradox grand per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formula="of:=IF([.O15]=0;COM.MICROSOFT.CONCAT([.U$1];&quot;,&quot;);&quot;&quot;)">
            <text:p/>
          </table:table-cell>
          <table:table-cell table:formula="of:=IF([.P15]=0;COM.MICROSOFT.CONCAT([.V$1];&quot;,&quot;);&quot;&quot;)">
            <text:p/>
          </table:table-cell>
          <table:table-cell table:formula="of:=IF([.Q15]=0;COM.MICROSOFT.CONCAT([.W$1];&quot;,&quot;);&quot;&quot;)">
            <text:p/>
          </table:table-cell>
          <table:table-cell table:formula="of:=IF([.R15]=0;COM.MICROSOFT.CONCAT([.X$1];&quot;,&quot;);&quot;&quot;)">
            <text:p/>
          </table:table-cell>
          <table:table-cell/>
          <table:table-cell table:formula="of:=IF([.F13]=0;COM.MICROSOFT.CONCAT([.Z$1];&quot;,&quot;);&quot;&quot;)">
            <text:p/>
          </table:table-cell>
          <table:table-cell table:formula="of:=IF([.C12]=0;COM.MICROSOFT.CONCAT([.AA$1]; &quot;,&quot;);&quot;&quot;)" office:value-type="string" office:string-value="7," calcext:value-type="string">
            <text:p>7,</text:p>
          </table:table-cell>
          <table:table-cell table:formula="of:=IF([.D12]=0;COM.MICROSOFT.CONCAT([.AB$1]; &quot;,&quot;);&quot;&quot;)">
            <text:p/>
          </table:table-cell>
          <table:table-cell table:formula="of:=IF([.E12]=0;COM.MICROSOFT.CONCAT([.AC$1]; &quot;,&quot;);&quot;&quot;)">
            <text:p/>
          </table:table-cell>
          <table:table-cell table:formula="of:=IF([.F12]=0;COM.MICROSOFT.CONCAT([.AD$1]; &quot;,&quot;);&quot;&quot;)">
            <text:p/>
          </table:table-cell>
          <table:table-cell table:formula="of:=IF([.C11]=0;COM.MICROSOFT.CONCAT([.AE$1];&quot;,&quot;);&quot;&quot;)">
            <text:p/>
          </table:table-cell>
          <table:table-cell table:formula="of:=IF([.J13]=0;COM.MICROSOFT.CONCAT([.AF$1];&quot;,&quot;);&quot;&quot;)">
            <text:p/>
          </table:table-cell>
          <table:table-cell table:formula="of:=IF([.G12]=0;COM.MICROSOFT.CONCAT([.AG$1];&quot;,&quot;);&quot;&quot;)">
            <text:p/>
          </table:table-cell>
          <table:table-cell table:formula="of:=IF([.H12]=0;COM.MICROSOFT.CONCAT([.AH$1];&quot;,&quot;);&quot;&quot;)">
            <text:p/>
          </table:table-cell>
          <table:table-cell table:formula="of:=IF([.I12]=0;COM.MICROSOFT.CONCAT([.AI$1];&quot;,&quot;);&quot;&quot;)" office:value-type="string" office:string-value="15," calcext:value-type="string">
            <text:p>15,</text:p>
          </table:table-cell>
          <table:table-cell table:formula="of:=IF([.J12]=0;COM.MICROSOFT.CONCAT([.AJ$1];&quot;,&quot;);&quot;&quot;)">
            <text:p/>
          </table:table-cell>
          <table:table-cell table:formula="of:=IF([.G11]=0;COM.MICROSOFT.CONCAT([.AK$1];&quot;,&quot;);&quot;&quot;)">
            <text:p/>
          </table:table-cell>
          <table:table-cell table:formula="of:=IF([.N13]=0;COM.MICROSOFT.CONCAT([.AL$1];&quot;,&quot;);&quot;&quot;)">
            <text:p/>
          </table:table-cell>
          <table:table-cell table:formula="of:=IF([.K12]=0;COM.MICROSOFT.CONCAT([.AM$1];&quot;,&quot;);&quot;&quot;)">
            <text:p/>
          </table:table-cell>
          <table:table-cell table:formula="of:=IF([.L12]=0;COM.MICROSOFT.CONCAT([.AN$1];&quot;,&quot;);&quot;&quot;)">
            <text:p/>
          </table:table-cell>
          <table:table-cell table:formula="of:=IF([.M12]=0;COM.MICROSOFT.CONCAT([.AO$1];&quot;,&quot;);&quot;&quot;)">
            <text:p/>
          </table:table-cell>
          <table:table-cell table:formula="of:=IF([.N12]=0;COM.MICROSOFT.CONCAT([.AP$1];&quot;,&quot;);&quot;&quot;)">
            <text:p/>
          </table:table-cell>
          <table:table-cell table:formula="of:=IF([.K11]=0;COM.MICROSOFT.CONCAT([.AQ$1];&quot;,&quot;);&quot;&quot;)">
            <text:p/>
          </table:table-cell>
          <table:table-cell table:formula="of:=IF([.Q13]=0;COM.MICROSOFT.CONCAT([.AR$1];&quot;,&quot;);&quot;&quot;)">
            <text:p/>
          </table:table-cell>
          <table:table-cell table:formula="of:=IF([.O12]=0;COM.MICROSOFT.CONCAT([.AS$1];&quot;,&quot;);&quot;&quot;)">
            <text:p/>
          </table:table-cell>
          <table:table-cell table:formula="of:=IF([.P12]=0;COM.MICROSOFT.CONCAT([.AT$1];&quot;,&quot;);&quot;&quot;)">
            <text:p/>
          </table:table-cell>
          <table:table-cell table:formula="of:=IF([.Q12]=0;COM.MICROSOFT.CONCAT([.AU$1];&quot;,&quot;);&quot;&quot;)" office:value-type="string" office:string-value="27," calcext:value-type="string">
            <text:p>27,</text:p>
          </table:table-cell>
          <table:table-cell table:formula="of:=IF([.R12]=0;COM.MICROSOFT.CONCAT([.AV$1];&quot;,&quot;);&quot;&quot;)">
            <text:p/>
          </table:table-cell>
          <table:table-cell table:formula="of:=IF([.O11]=0;COM.MICROSOFT.CONCAT([.AW$1];&quot;,&quot;);&quot;&quot;)">
            <text:p/>
          </table:table-cell>
          <table:table-cell/>
          <table:table-cell table:formula="of:=IF([.C9]=0;COM.MICROSOFT.CONCAT([.AY$1];&quot;,&quot;);&quot;&quot;)">
            <text:p/>
          </table:table-cell>
          <table:table-cell table:formula="of:=IF([.D9]=0;COM.MICROSOFT.CONCAT([.AZ$1];&quot;,&quot;);&quot;&quot;)">
            <text:p/>
          </table:table-cell>
          <table:table-cell table:formula="of:=IF([.E9]=0;COM.MICROSOFT.CONCAT([.BA$1];&quot;,&quot;);&quot;&quot;)">
            <text:p/>
          </table:table-cell>
          <table:table-cell table:formula="of:=IF([.F9]=0;COM.MICROSOFT.CONCAT([.BB$1];&quot;,&quot;);&quot;&quot;)">
            <text:p/>
          </table:table-cell>
          <table:table-cell table:number-columns-repeated="2"/>
          <table:table-cell table:formula="of:=COM.MICROSOFT.CONCAT(&quot;&quot;&quot;&quot;;[.A12];&quot;&quot;&quot;&quot;;&quot;:[&quot;;[.T12:.BC12];&quot;],&quot;)" office:value-type="string" office:string-value="&quot;6&quot;:[7,15,27,]," calcext:value-type="string">
            <text:p>"6":[7,15,27,],</text:p>
          </table:table-cell>
          <table:table-cell table:number-columns-repeated="967"/>
        </table:table-row>
        <table:table-row table:style-name="ro1">
          <table:table-cell table:style-name="ce3" table:formula="of:=[.A12]+1" office:value-type="float" office:value="7" calcext:value-type="float">
            <text:p>7</text:p>
          </table:table-cell>
          <table:table-cell table:style-name="ce3" office:value-type="string" calcext:value-type="string">
            <text:p>u4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number-columns-repeated="2"/>
          <table:table-cell table:formula="of:=IF([.O16]=0;COM.MICROSOFT.CONCAT([.U$1];&quot;,&quot;);&quot;&quot;)">
            <text:p/>
          </table:table-cell>
          <table:table-cell table:formula="of:=IF([.P16]=0;COM.MICROSOFT.CONCAT([.V$1];&quot;,&quot;);&quot;&quot;)" office:value-type="string" office:string-value="2," calcext:value-type="string">
            <text:p>2,</text:p>
          </table:table-cell>
          <table:table-cell table:formula="of:=IF([.Q16]=0;COM.MICROSOFT.CONCAT([.W$1];&quot;,&quot;);&quot;&quot;)">
            <text:p/>
          </table:table-cell>
          <table:table-cell table:formula="of:=IF([.R16]=0;COM.MICROSOFT.CONCAT([.X$1];&quot;,&quot;);&quot;&quot;)">
            <text:p/>
          </table:table-cell>
          <table:table-cell/>
          <table:table-cell table:formula="of:=IF([.F14]=0;COM.MICROSOFT.CONCAT([.Z$1];&quot;,&quot;);&quot;&quot;)">
            <text:p/>
          </table:table-cell>
          <table:table-cell table:formula="of:=IF([.C13]=0;COM.MICROSOFT.CONCAT([.AA$1]; &quot;,&quot;);&quot;&quot;)">
            <text:p/>
          </table:table-cell>
          <table:table-cell table:formula="of:=IF([.D13]=0;COM.MICROSOFT.CONCAT([.AB$1]; &quot;,&quot;);&quot;&quot;)">
            <text:p/>
          </table:table-cell>
          <table:table-cell table:formula="of:=IF([.E13]=0;COM.MICROSOFT.CONCAT([.AC$1]; &quot;,&quot;);&quot;&quot;)">
            <text:p/>
          </table:table-cell>
          <table:table-cell table:formula="of:=IF([.F13]=0;COM.MICROSOFT.CONCAT([.AD$1]; &quot;,&quot;);&quot;&quot;)">
            <text:p/>
          </table:table-cell>
          <table:table-cell table:formula="of:=IF([.C12]=0;COM.MICROSOFT.CONCAT([.AE$1];&quot;,&quot;);&quot;&quot;)" office:value-type="string" office:string-value="11," calcext:value-type="string">
            <text:p>11,</text:p>
          </table:table-cell>
          <table:table-cell table:formula="of:=IF([.J14]=0;COM.MICROSOFT.CONCAT([.AF$1];&quot;,&quot;);&quot;&quot;)">
            <text:p/>
          </table:table-cell>
          <table:table-cell table:formula="of:=IF([.G13]=0;COM.MICROSOFT.CONCAT([.AG$1];&quot;,&quot;);&quot;&quot;)">
            <text:p/>
          </table:table-cell>
          <table:table-cell table:formula="of:=IF([.H13]=0;COM.MICROSOFT.CONCAT([.AH$1];&quot;,&quot;);&quot;&quot;)" office:value-type="string" office:string-value="14," calcext:value-type="string">
            <text:p>14,</text:p>
          </table:table-cell>
          <table:table-cell table:formula="of:=IF([.I13]=0;COM.MICROSOFT.CONCAT([.AI$1];&quot;,&quot;);&quot;&quot;)">
            <text:p/>
          </table:table-cell>
          <table:table-cell table:formula="of:=IF([.J13]=0;COM.MICROSOFT.CONCAT([.AJ$1];&quot;,&quot;);&quot;&quot;)">
            <text:p/>
          </table:table-cell>
          <table:table-cell table:formula="of:=IF([.G12]=0;COM.MICROSOFT.CONCAT([.AK$1];&quot;,&quot;);&quot;&quot;)">
            <text:p/>
          </table:table-cell>
          <table:table-cell table:formula="of:=IF([.N14]=0;COM.MICROSOFT.CONCAT([.AL$1];&quot;,&quot;);&quot;&quot;)" office:value-type="string" office:string-value="18," calcext:value-type="string">
            <text:p>18,</text:p>
          </table:table-cell>
          <table:table-cell table:formula="of:=IF([.K13]=0;COM.MICROSOFT.CONCAT([.AM$1];&quot;,&quot;);&quot;&quot;)">
            <text:p/>
          </table:table-cell>
          <table:table-cell table:formula="of:=IF([.L13]=0;COM.MICROSOFT.CONCAT([.AN$1];&quot;,&quot;);&quot;&quot;)">
            <text:p/>
          </table:table-cell>
          <table:table-cell table:formula="of:=IF([.M13]=0;COM.MICROSOFT.CONCAT([.AO$1];&quot;,&quot;);&quot;&quot;)">
            <text:p/>
          </table:table-cell>
          <table:table-cell table:formula="of:=IF([.N13]=0;COM.MICROSOFT.CONCAT([.AP$1];&quot;,&quot;);&quot;&quot;)">
            <text:p/>
          </table:table-cell>
          <table:table-cell table:formula="of:=IF([.K12]=0;COM.MICROSOFT.CONCAT([.AQ$1];&quot;,&quot;);&quot;&quot;)">
            <text:p/>
          </table:table-cell>
          <table:table-cell table:formula="of:=IF([.Q14]=0;COM.MICROSOFT.CONCAT([.AR$1];&quot;,&quot;);&quot;&quot;)" office:value-type="string" office:string-value="24," calcext:value-type="string">
            <text:p>24,</text:p>
          </table:table-cell>
          <table:table-cell table:formula="of:=IF([.O13]=0;COM.MICROSOFT.CONCAT([.AS$1];&quot;,&quot;);&quot;&quot;)">
            <text:p/>
          </table:table-cell>
          <table:table-cell table:formula="of:=IF([.P13]=0;COM.MICROSOFT.CONCAT([.AT$1];&quot;,&quot;);&quot;&quot;)">
            <text:p/>
          </table:table-cell>
          <table:table-cell table:formula="of:=IF([.Q13]=0;COM.MICROSOFT.CONCAT([.AU$1];&quot;,&quot;);&quot;&quot;)">
            <text:p/>
          </table:table-cell>
          <table:table-cell table:formula="of:=IF([.R13]=0;COM.MICROSOFT.CONCAT([.AV$1];&quot;,&quot;);&quot;&quot;)">
            <text:p/>
          </table:table-cell>
          <table:table-cell table:formula="of:=IF([.O12]=0;COM.MICROSOFT.CONCAT([.AW$1];&quot;,&quot;);&quot;&quot;)">
            <text:p/>
          </table:table-cell>
          <table:table-cell/>
          <table:table-cell table:formula="of:=IF([.C10]=0;COM.MICROSOFT.CONCAT([.AY$1];&quot;,&quot;);&quot;&quot;)">
            <text:p/>
          </table:table-cell>
          <table:table-cell table:formula="of:=IF([.D10]=0;COM.MICROSOFT.CONCAT([.AZ$1];&quot;,&quot;);&quot;&quot;)">
            <text:p/>
          </table:table-cell>
          <table:table-cell table:formula="of:=IF([.E10]=0;COM.MICROSOFT.CONCAT([.BA$1];&quot;,&quot;);&quot;&quot;)">
            <text:p/>
          </table:table-cell>
          <table:table-cell table:formula="of:=IF([.F10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13];&quot;&quot;&quot;&quot;;&quot;:[&quot;;[.T13:.BC13];&quot;],&quot;)" office:value-type="string" office:string-value="&quot;7&quot;:[2,11,14,18,24,34,]," calcext:value-type="string">
            <text:p>"7":[2,11,14,18,24,34,],</text:p>
          </table:table-cell>
          <table:table-cell table:number-columns-repeated="967"/>
        </table:table-row>
        <table:table-row table:style-name="ro1">
          <table:table-cell table:style-name="ce3" table:formula="of:=[.A13]+1" office:value-type="float" office:value="8" calcext:value-type="float">
            <text:p>8</text:p>
          </table:table-cell>
          <table:table-cell table:style-name="ce3" office:value-type="string" calcext:value-type="string">
            <text:p>ode sur le temps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formula="of:=IF([.O17]=0;COM.MICROSOFT.CONCAT([.U$1];&quot;,&quot;);&quot;&quot;)" office:value-type="string" office:string-value="1," calcext:value-type="string">
            <text:p>1,</text:p>
          </table:table-cell>
          <table:table-cell table:formula="of:=IF([.P17]=0;COM.MICROSOFT.CONCAT([.V$1];&quot;,&quot;);&quot;&quot;)">
            <text:p/>
          </table:table-cell>
          <table:table-cell table:formula="of:=IF([.Q17]=0;COM.MICROSOFT.CONCAT([.W$1];&quot;,&quot;);&quot;&quot;)">
            <text:p/>
          </table:table-cell>
          <table:table-cell table:formula="of:=IF([.R17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15]=0;COM.MICROSOFT.CONCAT([.Z$1];&quot;,&quot;);&quot;&quot;)">
            <text:p/>
          </table:table-cell>
          <table:table-cell table:formula="of:=IF([.C14]=0;COM.MICROSOFT.CONCAT([.AA$1]; &quot;,&quot;);&quot;&quot;)">
            <text:p/>
          </table:table-cell>
          <table:table-cell table:formula="of:=IF([.D14]=0;COM.MICROSOFT.CONCAT([.AB$1]; &quot;,&quot;);&quot;&quot;)">
            <text:p/>
          </table:table-cell>
          <table:table-cell table:formula="of:=IF([.E14]=0;COM.MICROSOFT.CONCAT([.AC$1]; &quot;,&quot;);&quot;&quot;)">
            <text:p/>
          </table:table-cell>
          <table:table-cell table:formula="of:=IF([.F14]=0;COM.MICROSOFT.CONCAT([.AD$1]; &quot;,&quot;);&quot;&quot;)">
            <text:p/>
          </table:table-cell>
          <table:table-cell table:formula="of:=IF([.C13]=0;COM.MICROSOFT.CONCAT([.AE$1];&quot;,&quot;);&quot;&quot;)">
            <text:p/>
          </table:table-cell>
          <table:table-cell table:formula="of:=IF([.J15]=0;COM.MICROSOFT.CONCAT([.AF$1];&quot;,&quot;);&quot;&quot;)" office:value-type="string" office:string-value="12," calcext:value-type="string">
            <text:p>12,</text:p>
          </table:table-cell>
          <table:table-cell table:formula="of:=IF([.G14]=0;COM.MICROSOFT.CONCAT([.AG$1];&quot;,&quot;);&quot;&quot;)" office:value-type="string" office:string-value="13," calcext:value-type="string">
            <text:p>13,</text:p>
          </table:table-cell>
          <table:table-cell table:formula="of:=IF([.H14]=0;COM.MICROSOFT.CONCAT([.AH$1];&quot;,&quot;);&quot;&quot;)">
            <text:p/>
          </table:table-cell>
          <table:table-cell table:formula="of:=IF([.I14]=0;COM.MICROSOFT.CONCAT([.AI$1];&quot;,&quot;);&quot;&quot;)">
            <text:p/>
          </table:table-cell>
          <table:table-cell table:formula="of:=IF([.J14]=0;COM.MICROSOFT.CONCAT([.AJ$1];&quot;,&quot;);&quot;&quot;)">
            <text:p/>
          </table:table-cell>
          <table:table-cell table:formula="of:=IF([.G13]=0;COM.MICROSOFT.CONCAT([.AK$1];&quot;,&quot;);&quot;&quot;)">
            <text:p/>
          </table:table-cell>
          <table:table-cell table:formula="of:=IF([.N15]=0;COM.MICROSOFT.CONCAT([.AL$1];&quot;,&quot;);&quot;&quot;)">
            <text:p/>
          </table:table-cell>
          <table:table-cell table:formula="of:=IF([.K14]=0;COM.MICROSOFT.CONCAT([.AM$1];&quot;,&quot;);&quot;&quot;)">
            <text:p/>
          </table:table-cell>
          <table:table-cell table:formula="of:=IF([.L14]=0;COM.MICROSOFT.CONCAT([.AN$1];&quot;,&quot;);&quot;&quot;)">
            <text:p/>
          </table:table-cell>
          <table:table-cell table:formula="of:=IF([.M14]=0;COM.MICROSOFT.CONCAT([.AO$1];&quot;,&quot;);&quot;&quot;)">
            <text:p/>
          </table:table-cell>
          <table:table-cell table:formula="of:=IF([.N14]=0;COM.MICROSOFT.CONCAT([.AP$1];&quot;,&quot;);&quot;&quot;)" office:value-type="string" office:string-value="22," calcext:value-type="string">
            <text:p>22,</text:p>
          </table:table-cell>
          <table:table-cell table:formula="of:=IF([.K13]=0;COM.MICROSOFT.CONCAT([.AQ$1];&quot;,&quot;);&quot;&quot;)">
            <text:p/>
          </table:table-cell>
          <table:table-cell table:formula="of:=IF([.Q15]=0;COM.MICROSOFT.CONCAT([.AR$1];&quot;,&quot;);&quot;&quot;)">
            <text:p/>
          </table:table-cell>
          <table:table-cell table:formula="of:=IF([.O14]=0;COM.MICROSOFT.CONCAT([.AS$1];&quot;,&quot;);&quot;&quot;)" office:value-type="string" office:string-value="25," calcext:value-type="string">
            <text:p>25,</text:p>
          </table:table-cell>
          <table:table-cell table:formula="of:=IF([.P14]=0;COM.MICROSOFT.CONCAT([.AT$1];&quot;,&quot;);&quot;&quot;)">
            <text:p/>
          </table:table-cell>
          <table:table-cell table:formula="of:=IF([.Q14]=0;COM.MICROSOFT.CONCAT([.AU$1];&quot;,&quot;);&quot;&quot;)" office:value-type="string" office:string-value="27," calcext:value-type="string">
            <text:p>27,</text:p>
          </table:table-cell>
          <table:table-cell table:formula="of:=IF([.R14]=0;COM.MICROSOFT.CONCAT([.AV$1];&quot;,&quot;);&quot;&quot;)">
            <text:p/>
          </table:table-cell>
          <table:table-cell table:formula="of:=IF([.O13]=0;COM.MICROSOFT.CONCAT([.AW$1];&quot;,&quot;);&quot;&quot;)">
            <text:p/>
          </table:table-cell>
          <table:table-cell/>
          <table:table-cell table:formula="of:=IF([.C11]=0;COM.MICROSOFT.CONCAT([.AY$1];&quot;,&quot;);&quot;&quot;)">
            <text:p/>
          </table:table-cell>
          <table:table-cell table:formula="of:=IF([.D11]=0;COM.MICROSOFT.CONCAT([.AZ$1];&quot;,&quot;);&quot;&quot;)">
            <text:p/>
          </table:table-cell>
          <table:table-cell table:formula="of:=IF([.E11]=0;COM.MICROSOFT.CONCAT([.BA$1];&quot;,&quot;);&quot;&quot;)">
            <text:p/>
          </table:table-cell>
          <table:table-cell table:formula="of:=IF([.F11]=0;COM.MICROSOFT.CONCAT([.BB$1];&quot;,&quot;);&quot;&quot;)">
            <text:p/>
          </table:table-cell>
          <table:table-cell table:number-columns-repeated="2"/>
          <table:table-cell table:formula="of:=COM.MICROSOFT.CONCAT(&quot;&quot;&quot;&quot;;[.A14];&quot;&quot;&quot;&quot;;&quot;:[&quot;;[.T14:.BC14];&quot;],&quot;)" office:value-type="string" office:string-value="&quot;8&quot;:[1,4,12,13,22,25,27,]," calcext:value-type="string">
            <text:p>"8":[1,4,12,13,22,25,27,],</text:p>
          </table:table-cell>
          <table:table-cell table:number-columns-repeated="967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concours RP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/>
          <table:table-cell table:formula="of:=IF([.O18]=0;COM.MICROSOFT.CONCAT([.U$1];&quot;,&quot;);&quot;&quot;)">
            <text:p/>
          </table:table-cell>
          <table:table-cell table:formula="of:=IF([.P18]=0;COM.MICROSOFT.CONCAT([.V$1];&quot;,&quot;);&quot;&quot;)">
            <text:p/>
          </table:table-cell>
          <table:table-cell table:formula="of:=IF([.Q18]=0;COM.MICROSOFT.CONCAT([.W$1];&quot;,&quot;);&quot;&quot;)">
            <text:p/>
          </table:table-cell>
          <table:table-cell table:formula="of:=IF([.R18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16]=0;COM.MICROSOFT.CONCAT([.Z$1];&quot;,&quot;);&quot;&quot;)">
            <text:p/>
          </table:table-cell>
          <table:table-cell table:formula="of:=IF([.C15]=0;COM.MICROSOFT.CONCAT([.AA$1]; &quot;,&quot;);&quot;&quot;)" office:value-type="string" office:string-value="7," calcext:value-type="string">
            <text:p>7,</text:p>
          </table:table-cell>
          <table:table-cell table:formula="of:=IF([.D15]=0;COM.MICROSOFT.CONCAT([.AB$1]; &quot;,&quot;);&quot;&quot;)">
            <text:p/>
          </table:table-cell>
          <table:table-cell table:formula="of:=IF([.E15]=0;COM.MICROSOFT.CONCAT([.AC$1]; &quot;,&quot;);&quot;&quot;)" office:value-type="string" office:string-value="9," calcext:value-type="string">
            <text:p>9,</text:p>
          </table:table-cell>
          <table:table-cell table:formula="of:=IF([.F15]=0;COM.MICROSOFT.CONCAT([.AD$1]; &quot;,&quot;);&quot;&quot;)">
            <text:p/>
          </table:table-cell>
          <table:table-cell table:formula="of:=IF([.C14]=0;COM.MICROSOFT.CONCAT([.AE$1];&quot;,&quot;);&quot;&quot;)">
            <text:p/>
          </table:table-cell>
          <table:table-cell table:formula="of:=IF([.J16]=0;COM.MICROSOFT.CONCAT([.AF$1];&quot;,&quot;);&quot;&quot;)" office:value-type="string" office:string-value="12," calcext:value-type="string">
            <text:p>12,</text:p>
          </table:table-cell>
          <table:table-cell table:formula="of:=IF([.G15]=0;COM.MICROSOFT.CONCAT([.AG$1];&quot;,&quot;);&quot;&quot;)">
            <text:p/>
          </table:table-cell>
          <table:table-cell table:formula="of:=IF([.H15]=0;COM.MICROSOFT.CONCAT([.AH$1];&quot;,&quot;);&quot;&quot;)">
            <text:p/>
          </table:table-cell>
          <table:table-cell table:formula="of:=IF([.I15]=0;COM.MICROSOFT.CONCAT([.AI$1];&quot;,&quot;);&quot;&quot;)">
            <text:p/>
          </table:table-cell>
          <table:table-cell table:formula="of:=IF([.J15]=0;COM.MICROSOFT.CONCAT([.AJ$1];&quot;,&quot;);&quot;&quot;)" office:value-type="string" office:string-value="16," calcext:value-type="string">
            <text:p>16,</text:p>
          </table:table-cell>
          <table:table-cell table:formula="of:=IF([.G14]=0;COM.MICROSOFT.CONCAT([.AK$1];&quot;,&quot;);&quot;&quot;)" office:value-type="string" office:string-value="17," calcext:value-type="string">
            <text:p>17,</text:p>
          </table:table-cell>
          <table:table-cell table:formula="of:=IF([.N16]=0;COM.MICROSOFT.CONCAT([.AL$1];&quot;,&quot;);&quot;&quot;)">
            <text:p/>
          </table:table-cell>
          <table:table-cell table:formula="of:=IF([.K15]=0;COM.MICROSOFT.CONCAT([.AM$1];&quot;,&quot;);&quot;&quot;)">
            <text:p/>
          </table:table-cell>
          <table:table-cell table:formula="of:=IF([.L15]=0;COM.MICROSOFT.CONCAT([.AN$1];&quot;,&quot;);&quot;&quot;)">
            <text:p/>
          </table:table-cell>
          <table:table-cell table:formula="of:=IF([.M15]=0;COM.MICROSOFT.CONCAT([.AO$1];&quot;,&quot;);&quot;&quot;)" office:value-type="string" office:string-value="21," calcext:value-type="string">
            <text:p>21,</text:p>
          </table:table-cell>
          <table:table-cell table:formula="of:=IF([.N15]=0;COM.MICROSOFT.CONCAT([.AP$1];&quot;,&quot;);&quot;&quot;)">
            <text:p/>
          </table:table-cell>
          <table:table-cell table:formula="of:=IF([.K14]=0;COM.MICROSOFT.CONCAT([.AQ$1];&quot;,&quot;);&quot;&quot;)">
            <text:p/>
          </table:table-cell>
          <table:table-cell table:formula="of:=IF([.Q16]=0;COM.MICROSOFT.CONCAT([.AR$1];&quot;,&quot;);&quot;&quot;)">
            <text:p/>
          </table:table-cell>
          <table:table-cell table:formula="of:=IF([.O15]=0;COM.MICROSOFT.CONCAT([.AS$1];&quot;,&quot;);&quot;&quot;)">
            <text:p/>
          </table:table-cell>
          <table:table-cell table:formula="of:=IF([.P15]=0;COM.MICROSOFT.CONCAT([.AT$1];&quot;,&quot;);&quot;&quot;)">
            <text:p/>
          </table:table-cell>
          <table:table-cell table:formula="of:=IF([.Q15]=0;COM.MICROSOFT.CONCAT([.AU$1];&quot;,&quot;);&quot;&quot;)">
            <text:p/>
          </table:table-cell>
          <table:table-cell table:formula="of:=IF([.R15]=0;COM.MICROSOFT.CONCAT([.AV$1];&quot;,&quot;);&quot;&quot;)">
            <text:p/>
          </table:table-cell>
          <table:table-cell table:formula="of:=IF([.O14]=0;COM.MICROSOFT.CONCAT([.AW$1];&quot;,&quot;);&quot;&quot;)" office:value-type="string" office:string-value="29," calcext:value-type="string">
            <text:p>29,</text:p>
          </table:table-cell>
          <table:table-cell/>
          <table:table-cell table:formula="of:=IF([.C12]=0;COM.MICROSOFT.CONCAT([.AY$1];&quot;,&quot;);&quot;&quot;)" office:value-type="string" office:string-value="31," calcext:value-type="string">
            <text:p>31,</text:p>
          </table:table-cell>
          <table:table-cell table:formula="of:=IF([.D12]=0;COM.MICROSOFT.CONCAT([.AZ$1];&quot;,&quot;);&quot;&quot;)">
            <text:p/>
          </table:table-cell>
          <table:table-cell table:formula="of:=IF([.E12]=0;COM.MICROSOFT.CONCAT([.BA$1];&quot;,&quot;);&quot;&quot;)">
            <text:p/>
          </table:table-cell>
          <table:table-cell table:formula="of:=IF([.F12]=0;COM.MICROSOFT.CONCAT([.BB$1];&quot;,&quot;);&quot;&quot;)">
            <text:p/>
          </table:table-cell>
          <table:table-cell table:number-columns-repeated="2"/>
          <table:table-cell table:formula="of:=COM.MICROSOFT.CONCAT(&quot;&quot;&quot;&quot;;[.A15];&quot;&quot;&quot;&quot;;&quot;:[&quot;;[.T15:.BC15];&quot;],&quot;)" office:value-type="string" office:string-value="&quot;9&quot;:[4,7,9,12,16,17,21,29,31,]," calcext:value-type="string">
            <text:p>"9":[4,7,9,12,16,17,21,29,31,],</text:p>
          </table:table-cell>
          <table:table-cell table:number-columns-repeated="967"/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Carnet d’auteur StV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formula="of:=IF([.O19]=0;COM.MICROSOFT.CONCAT([.U$1];&quot;,&quot;);&quot;&quot;)" office:value-type="string" office:string-value="1," calcext:value-type="string">
            <text:p>1,</text:p>
          </table:table-cell>
          <table:table-cell table:formula="of:=IF([.P19]=0;COM.MICROSOFT.CONCAT([.V$1];&quot;,&quot;);&quot;&quot;)">
            <text:p/>
          </table:table-cell>
          <table:table-cell table:formula="of:=IF([.Q19]=0;COM.MICROSOFT.CONCAT([.W$1];&quot;,&quot;);&quot;&quot;)">
            <text:p/>
          </table:table-cell>
          <table:table-cell table:formula="of:=IF([.R19]=0;COM.MICROSOFT.CONCAT([.X$1];&quot;,&quot;);&quot;&quot;)">
            <text:p/>
          </table:table-cell>
          <table:table-cell/>
          <table:table-cell table:formula="of:=IF([.F17]=0;COM.MICROSOFT.CONCAT([.Z$1];&quot;,&quot;);&quot;&quot;)">
            <text:p/>
          </table:table-cell>
          <table:table-cell table:formula="of:=IF([.C16]=0;COM.MICROSOFT.CONCAT([.AA$1]; &quot;,&quot;);&quot;&quot;)">
            <text:p/>
          </table:table-cell>
          <table:table-cell table:formula="of:=IF([.D16]=0;COM.MICROSOFT.CONCAT([.AB$1]; &quot;,&quot;);&quot;&quot;)">
            <text:p/>
          </table:table-cell>
          <table:table-cell table:formula="of:=IF([.E16]=0;COM.MICROSOFT.CONCAT([.AC$1]; &quot;,&quot;);&quot;&quot;)">
            <text:p/>
          </table:table-cell>
          <table:table-cell table:formula="of:=IF([.F16]=0;COM.MICROSOFT.CONCAT([.AD$1]; &quot;,&quot;);&quot;&quot;)">
            <text:p/>
          </table:table-cell>
          <table:table-cell table:formula="of:=IF([.C15]=0;COM.MICROSOFT.CONCAT([.AE$1];&quot;,&quot;);&quot;&quot;)" office:value-type="string" office:string-value="11," calcext:value-type="string">
            <text:p>11,</text:p>
          </table:table-cell>
          <table:table-cell table:formula="of:=IF([.J17]=0;COM.MICROSOFT.CONCAT([.AF$1];&quot;,&quot;);&quot;&quot;)">
            <text:p/>
          </table:table-cell>
          <table:table-cell table:formula="of:=IF([.G16]=0;COM.MICROSOFT.CONCAT([.AG$1];&quot;,&quot;);&quot;&quot;)">
            <text:p/>
          </table:table-cell>
          <table:table-cell table:formula="of:=IF([.H16]=0;COM.MICROSOFT.CONCAT([.AH$1];&quot;,&quot;);&quot;&quot;)">
            <text:p/>
          </table:table-cell>
          <table:table-cell table:formula="of:=IF([.I16]=0;COM.MICROSOFT.CONCAT([.AI$1];&quot;,&quot;);&quot;&quot;)">
            <text:p/>
          </table:table-cell>
          <table:table-cell table:formula="of:=IF([.J16]=0;COM.MICROSOFT.CONCAT([.AJ$1];&quot;,&quot;);&quot;&quot;)" office:value-type="string" office:string-value="16," calcext:value-type="string">
            <text:p>16,</text:p>
          </table:table-cell>
          <table:table-cell table:formula="of:=IF([.G15]=0;COM.MICROSOFT.CONCAT([.AK$1];&quot;,&quot;);&quot;&quot;)">
            <text:p/>
          </table:table-cell>
          <table:table-cell table:formula="of:=IF([.N17]=0;COM.MICROSOFT.CONCAT([.AL$1];&quot;,&quot;);&quot;&quot;)">
            <text:p/>
          </table:table-cell>
          <table:table-cell table:formula="of:=IF([.K16]=0;COM.MICROSOFT.CONCAT([.AM$1];&quot;,&quot;);&quot;&quot;)" office:value-type="string" office:string-value="19," calcext:value-type="string">
            <text:p>19,</text:p>
          </table:table-cell>
          <table:table-cell table:formula="of:=IF([.L16]=0;COM.MICROSOFT.CONCAT([.AN$1];&quot;,&quot;);&quot;&quot;)">
            <text:p/>
          </table:table-cell>
          <table:table-cell table:formula="of:=IF([.M16]=0;COM.MICROSOFT.CONCAT([.AO$1];&quot;,&quot;);&quot;&quot;)">
            <text:p/>
          </table:table-cell>
          <table:table-cell table:formula="of:=IF([.N16]=0;COM.MICROSOFT.CONCAT([.AP$1];&quot;,&quot;);&quot;&quot;)">
            <text:p/>
          </table:table-cell>
          <table:table-cell table:formula="of:=IF([.K15]=0;COM.MICROSOFT.CONCAT([.AQ$1];&quot;,&quot;);&quot;&quot;)">
            <text:p/>
          </table:table-cell>
          <table:table-cell table:formula="of:=IF([.Q17]=0;COM.MICROSOFT.CONCAT([.AR$1];&quot;,&quot;);&quot;&quot;)">
            <text:p/>
          </table:table-cell>
          <table:table-cell table:formula="of:=IF([.O16]=0;COM.MICROSOFT.CONCAT([.AS$1];&quot;,&quot;);&quot;&quot;)">
            <text:p/>
          </table:table-cell>
          <table:table-cell table:formula="of:=IF([.P16]=0;COM.MICROSOFT.CONCAT([.AT$1];&quot;,&quot;);&quot;&quot;)" office:value-type="string" office:string-value="26," calcext:value-type="string">
            <text:p>26,</text:p>
          </table:table-cell>
          <table:table-cell table:formula="of:=IF([.Q16]=0;COM.MICROSOFT.CONCAT([.AU$1];&quot;,&quot;);&quot;&quot;)">
            <text:p/>
          </table:table-cell>
          <table:table-cell table:formula="of:=IF([.R16]=0;COM.MICROSOFT.CONCAT([.AV$1];&quot;,&quot;);&quot;&quot;)">
            <text:p/>
          </table:table-cell>
          <table:table-cell table:formula="of:=IF([.O15]=0;COM.MICROSOFT.CONCAT([.AW$1];&quot;,&quot;);&quot;&quot;)">
            <text:p/>
          </table:table-cell>
          <table:table-cell/>
          <table:table-cell table:formula="of:=IF([.C13]=0;COM.MICROSOFT.CONCAT([.AY$1];&quot;,&quot;);&quot;&quot;)">
            <text:p/>
          </table:table-cell>
          <table:table-cell table:formula="of:=IF([.D13]=0;COM.MICROSOFT.CONCAT([.AZ$1];&quot;,&quot;);&quot;&quot;)">
            <text:p/>
          </table:table-cell>
          <table:table-cell table:formula="of:=IF([.E13]=0;COM.MICROSOFT.CONCAT([.BA$1];&quot;,&quot;);&quot;&quot;)">
            <text:p/>
          </table:table-cell>
          <table:table-cell table:formula="of:=IF([.F13]=0;COM.MICROSOFT.CONCAT([.BB$1];&quot;,&quot;);&quot;&quot;)">
            <text:p/>
          </table:table-cell>
          <table:table-cell table:number-columns-repeated="2"/>
          <table:table-cell table:formula="of:=COM.MICROSOFT.CONCAT(&quot;&quot;&quot;&quot;;[.A16];&quot;&quot;&quot;&quot;;&quot;:[&quot;;[.T16:.BC16];&quot;],&quot;)" office:value-type="string" office:string-value="&quot;10&quot;:[1,11,16,19,26,]," calcext:value-type="string">
            <text:p>"10":[1,11,16,19,26,],</text:p>
          </table:table-cell>
          <table:table-cell table:number-columns-repeated="967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string" calcext:value-type="string">
            <text:p>Everles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([.O20]=0;COM.MICROSOFT.CONCAT([.U$1];&quot;,&quot;);&quot;&quot;)">
            <text:p/>
          </table:table-cell>
          <table:table-cell table:formula="of:=IF([.P20]=0;COM.MICROSOFT.CONCAT([.V$1];&quot;,&quot;);&quot;&quot;)">
            <text:p/>
          </table:table-cell>
          <table:table-cell table:formula="of:=IF([.Q20]=0;COM.MICROSOFT.CONCAT([.W$1];&quot;,&quot;);&quot;&quot;)">
            <text:p/>
          </table:table-cell>
          <table:table-cell table:formula="of:=IF([.R20]=0;COM.MICROSOFT.CONCAT([.X$1];&quot;,&quot;);&quot;&quot;)">
            <text:p/>
          </table:table-cell>
          <table:table-cell/>
          <table:table-cell table:formula="of:=IF([.F18]=0;COM.MICROSOFT.CONCAT([.Z$1];&quot;,&quot;);&quot;&quot;)">
            <text:p/>
          </table:table-cell>
          <table:table-cell table:formula="of:=IF([.C17]=0;COM.MICROSOFT.CONCAT([.AA$1]; &quot;,&quot;);&quot;&quot;)">
            <text:p/>
          </table:table-cell>
          <table:table-cell table:formula="of:=IF([.D17]=0;COM.MICROSOFT.CONCAT([.AB$1]; &quot;,&quot;);&quot;&quot;)" office:value-type="string" office:string-value="8," calcext:value-type="string">
            <text:p>8,</text:p>
          </table:table-cell>
          <table:table-cell table:formula="of:=IF([.E17]=0;COM.MICROSOFT.CONCAT([.AC$1]; &quot;,&quot;);&quot;&quot;)">
            <text:p/>
          </table:table-cell>
          <table:table-cell table:formula="of:=IF([.F17]=0;COM.MICROSOFT.CONCAT([.AD$1]; &quot;,&quot;);&quot;&quot;)">
            <text:p/>
          </table:table-cell>
          <table:table-cell table:formula="of:=IF([.C16]=0;COM.MICROSOFT.CONCAT([.AE$1];&quot;,&quot;);&quot;&quot;)">
            <text:p/>
          </table:table-cell>
          <table:table-cell table:formula="of:=IF([.J18]=0;COM.MICROSOFT.CONCAT([.AF$1];&quot;,&quot;);&quot;&quot;)" office:value-type="string" office:string-value="12," calcext:value-type="string">
            <text:p>12,</text:p>
          </table:table-cell>
          <table:table-cell table:formula="of:=IF([.G17]=0;COM.MICROSOFT.CONCAT([.AG$1];&quot;,&quot;);&quot;&quot;)">
            <text:p/>
          </table:table-cell>
          <table:table-cell table:formula="of:=IF([.H17]=0;COM.MICROSOFT.CONCAT([.AH$1];&quot;,&quot;);&quot;&quot;)">
            <text:p/>
          </table:table-cell>
          <table:table-cell table:formula="of:=IF([.I17]=0;COM.MICROSOFT.CONCAT([.AI$1];&quot;,&quot;);&quot;&quot;)">
            <text:p/>
          </table:table-cell>
          <table:table-cell table:formula="of:=IF([.J17]=0;COM.MICROSOFT.CONCAT([.AJ$1];&quot;,&quot;);&quot;&quot;)">
            <text:p/>
          </table:table-cell>
          <table:table-cell table:formula="of:=IF([.G16]=0;COM.MICROSOFT.CONCAT([.AK$1];&quot;,&quot;);&quot;&quot;)">
            <text:p/>
          </table:table-cell>
          <table:table-cell table:formula="of:=IF([.N18]=0;COM.MICROSOFT.CONCAT([.AL$1];&quot;,&quot;);&quot;&quot;)">
            <text:p/>
          </table:table-cell>
          <table:table-cell table:formula="of:=IF([.K17]=0;COM.MICROSOFT.CONCAT([.AM$1];&quot;,&quot;);&quot;&quot;)">
            <text:p/>
          </table:table-cell>
          <table:table-cell table:formula="of:=IF([.L17]=0;COM.MICROSOFT.CONCAT([.AN$1];&quot;,&quot;);&quot;&quot;)">
            <text:p/>
          </table:table-cell>
          <table:table-cell table:formula="of:=IF([.M17]=0;COM.MICROSOFT.CONCAT([.AO$1];&quot;,&quot;);&quot;&quot;)">
            <text:p/>
          </table:table-cell>
          <table:table-cell table:formula="of:=IF([.N17]=0;COM.MICROSOFT.CONCAT([.AP$1];&quot;,&quot;);&quot;&quot;)">
            <text:p/>
          </table:table-cell>
          <table:table-cell table:formula="of:=IF([.K16]=0;COM.MICROSOFT.CONCAT([.AQ$1];&quot;,&quot;);&quot;&quot;)" office:value-type="string" office:string-value="23," calcext:value-type="string">
            <text:p>23,</text:p>
          </table:table-cell>
          <table:table-cell table:formula="of:=IF([.Q18]=0;COM.MICROSOFT.CONCAT([.AR$1];&quot;,&quot;);&quot;&quot;)">
            <text:p/>
          </table:table-cell>
          <table:table-cell table:formula="of:=IF([.O17]=0;COM.MICROSOFT.CONCAT([.AS$1];&quot;,&quot;);&quot;&quot;)" office:value-type="string" office:string-value="25," calcext:value-type="string">
            <text:p>25,</text:p>
          </table:table-cell>
          <table:table-cell table:formula="of:=IF([.P17]=0;COM.MICROSOFT.CONCAT([.AT$1];&quot;,&quot;);&quot;&quot;)">
            <text:p/>
          </table:table-cell>
          <table:table-cell table:formula="of:=IF([.Q17]=0;COM.MICROSOFT.CONCAT([.AU$1];&quot;,&quot;);&quot;&quot;)">
            <text:p/>
          </table:table-cell>
          <table:table-cell table:formula="of:=IF([.R17]=0;COM.MICROSOFT.CONCAT([.AV$1];&quot;,&quot;);&quot;&quot;)" office:value-type="string" office:string-value="28," calcext:value-type="string">
            <text:p>28,</text:p>
          </table:table-cell>
          <table:table-cell table:formula="of:=IF([.O16]=0;COM.MICROSOFT.CONCAT([.AW$1];&quot;,&quot;);&quot;&quot;)">
            <text:p/>
          </table:table-cell>
          <table:table-cell/>
          <table:table-cell table:formula="of:=IF([.C14]=0;COM.MICROSOFT.CONCAT([.AY$1];&quot;,&quot;);&quot;&quot;)">
            <text:p/>
          </table:table-cell>
          <table:table-cell table:formula="of:=IF([.D14]=0;COM.MICROSOFT.CONCAT([.AZ$1];&quot;,&quot;);&quot;&quot;)">
            <text:p/>
          </table:table-cell>
          <table:table-cell table:formula="of:=IF([.E14]=0;COM.MICROSOFT.CONCAT([.BA$1];&quot;,&quot;);&quot;&quot;)">
            <text:p/>
          </table:table-cell>
          <table:table-cell table:formula="of:=IF([.F14]=0;COM.MICROSOFT.CONCAT([.BB$1];&quot;,&quot;);&quot;&quot;)">
            <text:p/>
          </table:table-cell>
          <table:table-cell table:number-columns-repeated="2"/>
          <table:table-cell table:formula="of:=COM.MICROSOFT.CONCAT(&quot;&quot;&quot;&quot;;[.A17];&quot;&quot;&quot;&quot;;&quot;:[&quot;;[.T17:.BC17];&quot;],&quot;)" office:value-type="string" office:string-value="&quot;11&quot;:[8,12,23,25,28,]," calcext:value-type="string">
            <text:p>"11":[8,12,23,25,28,],</text:p>
          </table:table-cell>
          <table:table-cell table:number-columns-repeated="967"/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string" calcext:value-type="string">
            <text:p>paradox ecrivai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formula="of:=IF([.O21]=0;COM.MICROSOFT.CONCAT([.U$1];&quot;,&quot;);&quot;&quot;)">
            <text:p/>
          </table:table-cell>
          <table:table-cell table:formula="of:=IF([.P21]=0;COM.MICROSOFT.CONCAT([.V$1];&quot;,&quot;);&quot;&quot;)">
            <text:p/>
          </table:table-cell>
          <table:table-cell table:formula="of:=IF([.Q21]=0;COM.MICROSOFT.CONCAT([.W$1];&quot;,&quot;);&quot;&quot;)">
            <text:p/>
          </table:table-cell>
          <table:table-cell table:formula="of:=IF([.R21]=0;COM.MICROSOFT.CONCAT([.X$1];&quot;,&quot;);&quot;&quot;)">
            <text:p/>
          </table:table-cell>
          <table:table-cell/>
          <table:table-cell table:formula="of:=IF([.F19]=0;COM.MICROSOFT.CONCAT([.Z$1];&quot;,&quot;);&quot;&quot;)">
            <text:p/>
          </table:table-cell>
          <table:table-cell table:formula="of:=IF([.C18]=0;COM.MICROSOFT.CONCAT([.AA$1]; &quot;,&quot;);&quot;&quot;)">
            <text:p/>
          </table:table-cell>
          <table:table-cell table:formula="of:=IF([.D18]=0;COM.MICROSOFT.CONCAT([.AB$1]; &quot;,&quot;);&quot;&quot;)" office:value-type="string" office:string-value="8," calcext:value-type="string">
            <text:p>8,</text:p>
          </table:table-cell>
          <table:table-cell table:formula="of:=IF([.E18]=0;COM.MICROSOFT.CONCAT([.AC$1]; &quot;,&quot;);&quot;&quot;)">
            <text:p/>
          </table:table-cell>
          <table:table-cell table:formula="of:=IF([.F18]=0;COM.MICROSOFT.CONCAT([.AD$1]; &quot;,&quot;);&quot;&quot;)">
            <text:p/>
          </table:table-cell>
          <table:table-cell table:formula="of:=IF([.C17]=0;COM.MICROSOFT.CONCAT([.AE$1];&quot;,&quot;);&quot;&quot;)">
            <text:p/>
          </table:table-cell>
          <table:table-cell table:formula="of:=IF([.J19]=0;COM.MICROSOFT.CONCAT([.AF$1];&quot;,&quot;);&quot;&quot;)">
            <text:p/>
          </table:table-cell>
          <table:table-cell table:formula="of:=IF([.G18]=0;COM.MICROSOFT.CONCAT([.AG$1];&quot;,&quot;);&quot;&quot;)">
            <text:p/>
          </table:table-cell>
          <table:table-cell table:formula="of:=IF([.H18]=0;COM.MICROSOFT.CONCAT([.AH$1];&quot;,&quot;);&quot;&quot;)">
            <text:p/>
          </table:table-cell>
          <table:table-cell table:formula="of:=IF([.I18]=0;COM.MICROSOFT.CONCAT([.AI$1];&quot;,&quot;);&quot;&quot;)">
            <text:p/>
          </table:table-cell>
          <table:table-cell table:formula="of:=IF([.J18]=0;COM.MICROSOFT.CONCAT([.AJ$1];&quot;,&quot;);&quot;&quot;)" office:value-type="string" office:string-value="16," calcext:value-type="string">
            <text:p>16,</text:p>
          </table:table-cell>
          <table:table-cell table:formula="of:=IF([.G17]=0;COM.MICROSOFT.CONCAT([.AK$1];&quot;,&quot;);&quot;&quot;)">
            <text:p/>
          </table:table-cell>
          <table:table-cell table:formula="of:=IF([.N19]=0;COM.MICROSOFT.CONCAT([.AL$1];&quot;,&quot;);&quot;&quot;)">
            <text:p/>
          </table:table-cell>
          <table:table-cell table:formula="of:=IF([.K18]=0;COM.MICROSOFT.CONCAT([.AM$1];&quot;,&quot;);&quot;&quot;)">
            <text:p/>
          </table:table-cell>
          <table:table-cell table:formula="of:=IF([.L18]=0;COM.MICROSOFT.CONCAT([.AN$1];&quot;,&quot;);&quot;&quot;)" office:value-type="string" office:string-value="20," calcext:value-type="string">
            <text:p>20,</text:p>
          </table:table-cell>
          <table:table-cell table:formula="of:=IF([.M18]=0;COM.MICROSOFT.CONCAT([.AO$1];&quot;,&quot;);&quot;&quot;)">
            <text:p/>
          </table:table-cell>
          <table:table-cell table:formula="of:=IF([.N18]=0;COM.MICROSOFT.CONCAT([.AP$1];&quot;,&quot;);&quot;&quot;)">
            <text:p/>
          </table:table-cell>
          <table:table-cell table:formula="of:=IF([.K17]=0;COM.MICROSOFT.CONCAT([.AQ$1];&quot;,&quot;);&quot;&quot;)">
            <text:p/>
          </table:table-cell>
          <table:table-cell table:formula="of:=IF([.Q19]=0;COM.MICROSOFT.CONCAT([.AR$1];&quot;,&quot;);&quot;&quot;)">
            <text:p/>
          </table:table-cell>
          <table:table-cell table:formula="of:=IF([.O18]=0;COM.MICROSOFT.CONCAT([.AS$1];&quot;,&quot;);&quot;&quot;)">
            <text:p/>
          </table:table-cell>
          <table:table-cell table:formula="of:=IF([.P18]=0;COM.MICROSOFT.CONCAT([.AT$1];&quot;,&quot;);&quot;&quot;)">
            <text:p/>
          </table:table-cell>
          <table:table-cell table:formula="of:=IF([.Q18]=0;COM.MICROSOFT.CONCAT([.AU$1];&quot;,&quot;);&quot;&quot;)">
            <text:p/>
          </table:table-cell>
          <table:table-cell table:formula="of:=IF([.R18]=0;COM.MICROSOFT.CONCAT([.AV$1];&quot;,&quot;);&quot;&quot;)" office:value-type="string" office:string-value="28," calcext:value-type="string">
            <text:p>28,</text:p>
          </table:table-cell>
          <table:table-cell table:formula="of:=IF([.O17]=0;COM.MICROSOFT.CONCAT([.AW$1];&quot;,&quot;);&quot;&quot;)" office:value-type="string" office:string-value="29," calcext:value-type="string">
            <text:p>29,</text:p>
          </table:table-cell>
          <table:table-cell/>
          <table:table-cell table:formula="of:=IF([.C15]=0;COM.MICROSOFT.CONCAT([.AY$1];&quot;,&quot;);&quot;&quot;)" office:value-type="string" office:string-value="31," calcext:value-type="string">
            <text:p>31,</text:p>
          </table:table-cell>
          <table:table-cell table:formula="of:=IF([.D15]=0;COM.MICROSOFT.CONCAT([.AZ$1];&quot;,&quot;);&quot;&quot;)">
            <text:p/>
          </table:table-cell>
          <table:table-cell table:formula="of:=IF([.E15]=0;COM.MICROSOFT.CONCAT([.BA$1];&quot;,&quot;);&quot;&quot;)" office:value-type="string" office:string-value="33," calcext:value-type="string">
            <text:p>33,</text:p>
          </table:table-cell>
          <table:table-cell table:formula="of:=IF([.F15]=0;COM.MICROSOFT.CONCAT([.BB$1];&quot;,&quot;);&quot;&quot;)">
            <text:p/>
          </table:table-cell>
          <table:table-cell table:number-columns-repeated="2"/>
          <table:table-cell table:formula="of:=COM.MICROSOFT.CONCAT(&quot;&quot;&quot;&quot;;[.A18];&quot;&quot;&quot;&quot;;&quot;:[&quot;;[.T18:.BC18];&quot;],&quot;)" office:value-type="string" office:string-value="&quot;12&quot;:[8,16,20,28,29,31,33,]," calcext:value-type="string">
            <text:p>"12":[8,16,20,28,29,31,33,],</text:p>
          </table:table-cell>
          <table:table-cell table:number-columns-repeated="967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string" calcext:value-type="string">
            <text:p>Superposition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formula="of:=IF([.O22]=0;COM.MICROSOFT.CONCAT([.U$1];&quot;,&quot;);&quot;&quot;)">
            <text:p/>
          </table:table-cell>
          <table:table-cell table:formula="of:=IF([.P22]=0;COM.MICROSOFT.CONCAT([.V$1];&quot;,&quot;);&quot;&quot;)">
            <text:p/>
          </table:table-cell>
          <table:table-cell table:formula="of:=IF([.Q22]=0;COM.MICROSOFT.CONCAT([.W$1];&quot;,&quot;);&quot;&quot;)">
            <text:p/>
          </table:table-cell>
          <table:table-cell table:formula="of:=IF([.R22]=0;COM.MICROSOFT.CONCAT([.X$1];&quot;,&quot;);&quot;&quot;)">
            <text:p/>
          </table:table-cell>
          <table:table-cell/>
          <table:table-cell table:formula="of:=IF([.F20]=0;COM.MICROSOFT.CONCAT([.Z$1];&quot;,&quot;);&quot;&quot;)" office:value-type="string" office:string-value="6," calcext:value-type="string">
            <text:p>6,</text:p>
          </table:table-cell>
          <table:table-cell table:formula="of:=IF([.C19]=0;COM.MICROSOFT.CONCAT([.AA$1]; &quot;,&quot;);&quot;&quot;)">
            <text:p/>
          </table:table-cell>
          <table:table-cell table:formula="of:=IF([.D19]=0;COM.MICROSOFT.CONCAT([.AB$1]; &quot;,&quot;);&quot;&quot;)">
            <text:p/>
          </table:table-cell>
          <table:table-cell table:formula="of:=IF([.E19]=0;COM.MICROSOFT.CONCAT([.AC$1]; &quot;,&quot;);&quot;&quot;)">
            <text:p/>
          </table:table-cell>
          <table:table-cell table:formula="of:=IF([.F19]=0;COM.MICROSOFT.CONCAT([.AD$1]; &quot;,&quot;);&quot;&quot;)">
            <text:p/>
          </table:table-cell>
          <table:table-cell table:formula="of:=IF([.C18]=0;COM.MICROSOFT.CONCAT([.AE$1];&quot;,&quot;);&quot;&quot;)">
            <text:p/>
          </table:table-cell>
          <table:table-cell table:formula="of:=IF([.J20]=0;COM.MICROSOFT.CONCAT([.AF$1];&quot;,&quot;);&quot;&quot;)">
            <text:p/>
          </table:table-cell>
          <table:table-cell table:formula="of:=IF([.G19]=0;COM.MICROSOFT.CONCAT([.AG$1];&quot;,&quot;);&quot;&quot;)">
            <text:p/>
          </table:table-cell>
          <table:table-cell table:formula="of:=IF([.H19]=0;COM.MICROSOFT.CONCAT([.AH$1];&quot;,&quot;);&quot;&quot;)">
            <text:p/>
          </table:table-cell>
          <table:table-cell table:formula="of:=IF([.I19]=0;COM.MICROSOFT.CONCAT([.AI$1];&quot;,&quot;);&quot;&quot;)" office:value-type="string" office:string-value="15," calcext:value-type="string">
            <text:p>15,</text:p>
          </table:table-cell>
          <table:table-cell table:formula="of:=IF([.J19]=0;COM.MICROSOFT.CONCAT([.AJ$1];&quot;,&quot;);&quot;&quot;)">
            <text:p/>
          </table:table-cell>
          <table:table-cell table:formula="of:=IF([.G18]=0;COM.MICROSOFT.CONCAT([.AK$1];&quot;,&quot;);&quot;&quot;)">
            <text:p/>
          </table:table-cell>
          <table:table-cell table:formula="of:=IF([.N20]=0;COM.MICROSOFT.CONCAT([.AL$1];&quot;,&quot;);&quot;&quot;)">
            <text:p/>
          </table:table-cell>
          <table:table-cell table:formula="of:=IF([.K19]=0;COM.MICROSOFT.CONCAT([.AM$1];&quot;,&quot;);&quot;&quot;)">
            <text:p/>
          </table:table-cell>
          <table:table-cell table:formula="of:=IF([.L19]=0;COM.MICROSOFT.CONCAT([.AN$1];&quot;,&quot;);&quot;&quot;)" office:value-type="string" office:string-value="20," calcext:value-type="string">
            <text:p>20,</text:p>
          </table:table-cell>
          <table:table-cell table:formula="of:=IF([.M19]=0;COM.MICROSOFT.CONCAT([.AO$1];&quot;,&quot;);&quot;&quot;)">
            <text:p/>
          </table:table-cell>
          <table:table-cell table:formula="of:=IF([.N19]=0;COM.MICROSOFT.CONCAT([.AP$1];&quot;,&quot;);&quot;&quot;)">
            <text:p/>
          </table:table-cell>
          <table:table-cell table:formula="of:=IF([.K18]=0;COM.MICROSOFT.CONCAT([.AQ$1];&quot;,&quot;);&quot;&quot;)">
            <text:p/>
          </table:table-cell>
          <table:table-cell table:formula="of:=IF([.Q20]=0;COM.MICROSOFT.CONCAT([.AR$1];&quot;,&quot;);&quot;&quot;)">
            <text:p/>
          </table:table-cell>
          <table:table-cell table:formula="of:=IF([.O19]=0;COM.MICROSOFT.CONCAT([.AS$1];&quot;,&quot;);&quot;&quot;)" office:value-type="string" office:string-value="25," calcext:value-type="string">
            <text:p>25,</text:p>
          </table:table-cell>
          <table:table-cell table:formula="of:=IF([.P19]=0;COM.MICROSOFT.CONCAT([.AT$1];&quot;,&quot;);&quot;&quot;)">
            <text:p/>
          </table:table-cell>
          <table:table-cell table:formula="of:=IF([.Q19]=0;COM.MICROSOFT.CONCAT([.AU$1];&quot;,&quot;);&quot;&quot;)">
            <text:p/>
          </table:table-cell>
          <table:table-cell table:formula="of:=IF([.R19]=0;COM.MICROSOFT.CONCAT([.AV$1];&quot;,&quot;);&quot;&quot;)">
            <text:p/>
          </table:table-cell>
          <table:table-cell table:formula="of:=IF([.O18]=0;COM.MICROSOFT.CONCAT([.AW$1];&quot;,&quot;);&quot;&quot;)">
            <text:p/>
          </table:table-cell>
          <table:table-cell/>
          <table:table-cell table:formula="of:=IF([.C16]=0;COM.MICROSOFT.CONCAT([.AY$1];&quot;,&quot;);&quot;&quot;)">
            <text:p/>
          </table:table-cell>
          <table:table-cell table:formula="of:=IF([.D16]=0;COM.MICROSOFT.CONCAT([.AZ$1];&quot;,&quot;);&quot;&quot;)">
            <text:p/>
          </table:table-cell>
          <table:table-cell table:formula="of:=IF([.E16]=0;COM.MICROSOFT.CONCAT([.BA$1];&quot;,&quot;);&quot;&quot;)">
            <text:p/>
          </table:table-cell>
          <table:table-cell table:formula="of:=IF([.F16]=0;COM.MICROSOFT.CONCAT([.BB$1];&quot;,&quot;);&quot;&quot;)">
            <text:p/>
          </table:table-cell>
          <table:table-cell table:number-columns-repeated="2"/>
          <table:table-cell table:formula="of:=COM.MICROSOFT.CONCAT(&quot;&quot;&quot;&quot;;[.A19];&quot;&quot;&quot;&quot;;&quot;:[&quot;;[.T19:.BC19];&quot;],&quot;)" office:value-type="string" office:string-value="&quot;13&quot;:[6,15,20,25,]," calcext:value-type="string">
            <text:p>"13":[6,15,20,25,],</text:p>
          </table:table-cell>
          <table:table-cell table:number-columns-repeated="967"/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string" calcext:value-type="string">
            <text:p>Musique StV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"/>
          <table:table-cell table:formula="of:=IF([.O23]=0;COM.MICROSOFT.CONCAT([.U$1];&quot;,&quot;);&quot;&quot;)">
            <text:p/>
          </table:table-cell>
          <table:table-cell table:formula="of:=IF([.P23]=0;COM.MICROSOFT.CONCAT([.V$1];&quot;,&quot;);&quot;&quot;)">
            <text:p/>
          </table:table-cell>
          <table:table-cell table:formula="of:=IF([.Q23]=0;COM.MICROSOFT.CONCAT([.W$1];&quot;,&quot;);&quot;&quot;)">
            <text:p/>
          </table:table-cell>
          <table:table-cell table:formula="of:=IF([.R23]=0;COM.MICROSOFT.CONCAT([.X$1];&quot;,&quot;);&quot;&quot;)">
            <text:p/>
          </table:table-cell>
          <table:table-cell/>
          <table:table-cell table:formula="of:=IF([.F21]=0;COM.MICROSOFT.CONCAT([.Z$1];&quot;,&quot;);&quot;&quot;)">
            <text:p/>
          </table:table-cell>
          <table:table-cell table:formula="of:=IF([.C20]=0;COM.MICROSOFT.CONCAT([.AA$1]; &quot;,&quot;);&quot;&quot;)">
            <text:p/>
          </table:table-cell>
          <table:table-cell table:formula="of:=IF([.D20]=0;COM.MICROSOFT.CONCAT([.AB$1]; &quot;,&quot;);&quot;&quot;)">
            <text:p/>
          </table:table-cell>
          <table:table-cell table:formula="of:=IF([.E20]=0;COM.MICROSOFT.CONCAT([.AC$1]; &quot;,&quot;);&quot;&quot;)">
            <text:p/>
          </table:table-cell>
          <table:table-cell table:formula="of:=IF([.F20]=0;COM.MICROSOFT.CONCAT([.AD$1]; &quot;,&quot;);&quot;&quot;)" office:value-type="string" office:string-value="10," calcext:value-type="string">
            <text:p>10,</text:p>
          </table:table-cell>
          <table:table-cell table:formula="of:=IF([.C19]=0;COM.MICROSOFT.CONCAT([.AE$1];&quot;,&quot;);&quot;&quot;)">
            <text:p/>
          </table:table-cell>
          <table:table-cell table:formula="of:=IF([.J21]=0;COM.MICROSOFT.CONCAT([.AF$1];&quot;,&quot;);&quot;&quot;)">
            <text:p/>
          </table:table-cell>
          <table:table-cell table:formula="of:=IF([.G20]=0;COM.MICROSOFT.CONCAT([.AG$1];&quot;,&quot;);&quot;&quot;)">
            <text:p/>
          </table:table-cell>
          <table:table-cell table:formula="of:=IF([.H20]=0;COM.MICROSOFT.CONCAT([.AH$1];&quot;,&quot;);&quot;&quot;)">
            <text:p/>
          </table:table-cell>
          <table:table-cell table:formula="of:=IF([.I20]=0;COM.MICROSOFT.CONCAT([.AI$1];&quot;,&quot;);&quot;&quot;)">
            <text:p/>
          </table:table-cell>
          <table:table-cell table:formula="of:=IF([.J20]=0;COM.MICROSOFT.CONCAT([.AJ$1];&quot;,&quot;);&quot;&quot;)">
            <text:p/>
          </table:table-cell>
          <table:table-cell table:formula="of:=IF([.G19]=0;COM.MICROSOFT.CONCAT([.AK$1];&quot;,&quot;);&quot;&quot;)">
            <text:p/>
          </table:table-cell>
          <table:table-cell table:formula="of:=IF([.N21]=0;COM.MICROSOFT.CONCAT([.AL$1];&quot;,&quot;);&quot;&quot;)">
            <text:p/>
          </table:table-cell>
          <table:table-cell table:formula="of:=IF([.K20]=0;COM.MICROSOFT.CONCAT([.AM$1];&quot;,&quot;);&quot;&quot;)">
            <text:p/>
          </table:table-cell>
          <table:table-cell table:formula="of:=IF([.L20]=0;COM.MICROSOFT.CONCAT([.AN$1];&quot;,&quot;);&quot;&quot;)">
            <text:p/>
          </table:table-cell>
          <table:table-cell table:formula="of:=IF([.M20]=0;COM.MICROSOFT.CONCAT([.AO$1];&quot;,&quot;);&quot;&quot;)" office:value-type="string" office:string-value="21," calcext:value-type="string">
            <text:p>21,</text:p>
          </table:table-cell>
          <table:table-cell table:formula="of:=IF([.N20]=0;COM.MICROSOFT.CONCAT([.AP$1];&quot;,&quot;);&quot;&quot;)">
            <text:p/>
          </table:table-cell>
          <table:table-cell table:formula="of:=IF([.K19]=0;COM.MICROSOFT.CONCAT([.AQ$1];&quot;,&quot;);&quot;&quot;)">
            <text:p/>
          </table:table-cell>
          <table:table-cell table:formula="of:=IF([.Q21]=0;COM.MICROSOFT.CONCAT([.AR$1];&quot;,&quot;);&quot;&quot;)">
            <text:p/>
          </table:table-cell>
          <table:table-cell table:formula="of:=IF([.O20]=0;COM.MICROSOFT.CONCAT([.AS$1];&quot;,&quot;);&quot;&quot;)">
            <text:p/>
          </table:table-cell>
          <table:table-cell table:formula="of:=IF([.P20]=0;COM.MICROSOFT.CONCAT([.AT$1];&quot;,&quot;);&quot;&quot;)">
            <text:p/>
          </table:table-cell>
          <table:table-cell table:formula="of:=IF([.Q20]=0;COM.MICROSOFT.CONCAT([.AU$1];&quot;,&quot;);&quot;&quot;)">
            <text:p/>
          </table:table-cell>
          <table:table-cell table:formula="of:=IF([.R20]=0;COM.MICROSOFT.CONCAT([.AV$1];&quot;,&quot;);&quot;&quot;)">
            <text:p/>
          </table:table-cell>
          <table:table-cell table:formula="of:=IF([.O19]=0;COM.MICROSOFT.CONCAT([.AW$1];&quot;,&quot;);&quot;&quot;)" office:value-type="string" office:string-value="29," calcext:value-type="string">
            <text:p>29,</text:p>
          </table:table-cell>
          <table:table-cell/>
          <table:table-cell table:formula="of:=IF([.C17]=0;COM.MICROSOFT.CONCAT([.AY$1];&quot;,&quot;);&quot;&quot;)">
            <text:p/>
          </table:table-cell>
          <table:table-cell table:formula="of:=IF([.D17]=0;COM.MICROSOFT.CONCAT([.AZ$1];&quot;,&quot;);&quot;&quot;)" office:value-type="string" office:string-value="32," calcext:value-type="string">
            <text:p>32,</text:p>
          </table:table-cell>
          <table:table-cell table:formula="of:=IF([.E17]=0;COM.MICROSOFT.CONCAT([.BA$1];&quot;,&quot;);&quot;&quot;)">
            <text:p/>
          </table:table-cell>
          <table:table-cell table:formula="of:=IF([.F17]=0;COM.MICROSOFT.CONCAT([.BB$1];&quot;,&quot;);&quot;&quot;)">
            <text:p/>
          </table:table-cell>
          <table:table-cell table:number-columns-repeated="2"/>
          <table:table-cell table:formula="of:=COM.MICROSOFT.CONCAT(&quot;&quot;&quot;&quot;;[.A20];&quot;&quot;&quot;&quot;;&quot;:[&quot;;[.T20:.BC20];&quot;],&quot;)" office:value-type="string" office:string-value="&quot;14&quot;:[10,21,29,32,]," calcext:value-type="string">
            <text:p>"14":[10,21,29,32,],</text:p>
          </table:table-cell>
          <table:table-cell table:number-columns-repeated="967"/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24]=0;COM.MICROSOFT.CONCAT([.U$1];&quot;,&quot;);&quot;&quot;)" office:value-type="string" office:string-value="1," calcext:value-type="string">
            <text:p>1,</text:p>
          </table:table-cell>
          <table:table-cell table:formula="of:=IF([.P24]=0;COM.MICROSOFT.CONCAT([.V$1];&quot;,&quot;);&quot;&quot;)">
            <text:p/>
          </table:table-cell>
          <table:table-cell table:formula="of:=IF([.Q24]=0;COM.MICROSOFT.CONCAT([.W$1];&quot;,&quot;);&quot;&quot;)">
            <text:p/>
          </table:table-cell>
          <table:table-cell table:formula="of:=IF([.R24]=0;COM.MICROSOFT.CONCAT([.X$1];&quot;,&quot;);&quot;&quot;)">
            <text:p/>
          </table:table-cell>
          <table:table-cell/>
          <table:table-cell table:formula="of:=IF([.F22]=0;COM.MICROSOFT.CONCAT([.Z$1];&quot;,&quot;);&quot;&quot;)">
            <text:p/>
          </table:table-cell>
          <table:table-cell table:formula="of:=IF([.C21]=0;COM.MICROSOFT.CONCAT([.AA$1]; &quot;,&quot;);&quot;&quot;)">
            <text:p/>
          </table:table-cell>
          <table:table-cell table:formula="of:=IF([.D21]=0;COM.MICROSOFT.CONCAT([.AB$1]; &quot;,&quot;);&quot;&quot;)">
            <text:p/>
          </table:table-cell>
          <table:table-cell table:formula="of:=IF([.E21]=0;COM.MICROSOFT.CONCAT([.AC$1]; &quot;,&quot;);&quot;&quot;)">
            <text:p/>
          </table:table-cell>
          <table:table-cell table:formula="of:=IF([.F21]=0;COM.MICROSOFT.CONCAT([.AD$1]; &quot;,&quot;);&quot;&quot;)">
            <text:p/>
          </table:table-cell>
          <table:table-cell table:formula="of:=IF([.C20]=0;COM.MICROSOFT.CONCAT([.AE$1];&quot;,&quot;);&quot;&quot;)">
            <text:p/>
          </table:table-cell>
          <table:table-cell table:formula="of:=IF([.J22]=0;COM.MICROSOFT.CONCAT([.AF$1];&quot;,&quot;);&quot;&quot;)">
            <text:p/>
          </table:table-cell>
          <table:table-cell table:formula="of:=IF([.G21]=0;COM.MICROSOFT.CONCAT([.AG$1];&quot;,&quot;);&quot;&quot;)">
            <text:p/>
          </table:table-cell>
          <table:table-cell table:formula="of:=IF([.H21]=0;COM.MICROSOFT.CONCAT([.AH$1];&quot;,&quot;);&quot;&quot;)">
            <text:p/>
          </table:table-cell>
          <table:table-cell table:formula="of:=IF([.I21]=0;COM.MICROSOFT.CONCAT([.AI$1];&quot;,&quot;);&quot;&quot;)">
            <text:p/>
          </table:table-cell>
          <table:table-cell table:formula="of:=IF([.J21]=0;COM.MICROSOFT.CONCAT([.AJ$1];&quot;,&quot;);&quot;&quot;)">
            <text:p/>
          </table:table-cell>
          <table:table-cell table:formula="of:=IF([.G20]=0;COM.MICROSOFT.CONCAT([.AK$1];&quot;,&quot;);&quot;&quot;)">
            <text:p/>
          </table:table-cell>
          <table:table-cell table:formula="of:=IF([.N22]=0;COM.MICROSOFT.CONCAT([.AL$1];&quot;,&quot;);&quot;&quot;)">
            <text:p/>
          </table:table-cell>
          <table:table-cell table:formula="of:=IF([.K21]=0;COM.MICROSOFT.CONCAT([.AM$1];&quot;,&quot;);&quot;&quot;)">
            <text:p/>
          </table:table-cell>
          <table:table-cell table:formula="of:=IF([.L21]=0;COM.MICROSOFT.CONCAT([.AN$1];&quot;,&quot;);&quot;&quot;)">
            <text:p/>
          </table:table-cell>
          <table:table-cell table:formula="of:=IF([.M21]=0;COM.MICROSOFT.CONCAT([.AO$1];&quot;,&quot;);&quot;&quot;)">
            <text:p/>
          </table:table-cell>
          <table:table-cell table:formula="of:=IF([.N21]=0;COM.MICROSOFT.CONCAT([.AP$1];&quot;,&quot;);&quot;&quot;)">
            <text:p/>
          </table:table-cell>
          <table:table-cell table:formula="of:=IF([.K20]=0;COM.MICROSOFT.CONCAT([.AQ$1];&quot;,&quot;);&quot;&quot;)">
            <text:p/>
          </table:table-cell>
          <table:table-cell table:formula="of:=IF([.Q22]=0;COM.MICROSOFT.CONCAT([.AR$1];&quot;,&quot;);&quot;&quot;)">
            <text:p/>
          </table:table-cell>
          <table:table-cell table:formula="of:=IF([.O21]=0;COM.MICROSOFT.CONCAT([.AS$1];&quot;,&quot;);&quot;&quot;)">
            <text:p/>
          </table:table-cell>
          <table:table-cell table:formula="of:=IF([.P21]=0;COM.MICROSOFT.CONCAT([.AT$1];&quot;,&quot;);&quot;&quot;)">
            <text:p/>
          </table:table-cell>
          <table:table-cell table:formula="of:=IF([.Q21]=0;COM.MICROSOFT.CONCAT([.AU$1];&quot;,&quot;);&quot;&quot;)">
            <text:p/>
          </table:table-cell>
          <table:table-cell table:formula="of:=IF([.R21]=0;COM.MICROSOFT.CONCAT([.AV$1];&quot;,&quot;);&quot;&quot;)">
            <text:p/>
          </table:table-cell>
          <table:table-cell table:formula="of:=IF([.O20]=0;COM.MICROSOFT.CONCAT([.AW$1];&quot;,&quot;);&quot;&quot;)">
            <text:p/>
          </table:table-cell>
          <table:table-cell/>
          <table:table-cell table:formula="of:=IF([.C18]=0;COM.MICROSOFT.CONCAT([.AY$1];&quot;,&quot;);&quot;&quot;)">
            <text:p/>
          </table:table-cell>
          <table:table-cell table:formula="of:=IF([.D18]=0;COM.MICROSOFT.CONCAT([.AZ$1];&quot;,&quot;);&quot;&quot;)" office:value-type="string" office:string-value="32," calcext:value-type="string">
            <text:p>32,</text:p>
          </table:table-cell>
          <table:table-cell table:formula="of:=IF([.E18]=0;COM.MICROSOFT.CONCAT([.BA$1];&quot;,&quot;);&quot;&quot;)">
            <text:p/>
          </table:table-cell>
          <table:table-cell table:formula="of:=IF([.F18]=0;COM.MICROSOFT.CONCAT([.BB$1];&quot;,&quot;);&quot;&quot;)">
            <text:p/>
          </table:table-cell>
          <table:table-cell table:number-columns-repeated="2"/>
          <table:table-cell table:formula="of:=COM.MICROSOFT.CONCAT(&quot;&quot;&quot;&quot;;[.A21];&quot;&quot;&quot;&quot;;&quot;:[&quot;;[.T21:.BC21];&quot;],&quot;)" office:value-type="string" office:string-value="&quot;15&quot;:[1,32,]," calcext:value-type="string">
            <text:p>"15":[1,32,],</text:p>
          </table:table-cell>
          <table:table-cell table:number-columns-repeated="967"/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25]=0;COM.MICROSOFT.CONCAT([.U$1];&quot;,&quot;);&quot;&quot;)">
            <text:p/>
          </table:table-cell>
          <table:table-cell table:formula="of:=IF([.P25]=0;COM.MICROSOFT.CONCAT([.V$1];&quot;,&quot;);&quot;&quot;)">
            <text:p/>
          </table:table-cell>
          <table:table-cell table:formula="of:=IF([.Q25]=0;COM.MICROSOFT.CONCAT([.W$1];&quot;,&quot;);&quot;&quot;)">
            <text:p/>
          </table:table-cell>
          <table:table-cell table:formula="of:=IF([.R25]=0;COM.MICROSOFT.CONCAT([.X$1];&quot;,&quot;);&quot;&quot;)">
            <text:p/>
          </table:table-cell>
          <table:table-cell/>
          <table:table-cell table:formula="of:=IF([.F23]=0;COM.MICROSOFT.CONCAT([.Z$1];&quot;,&quot;);&quot;&quot;)">
            <text:p/>
          </table:table-cell>
          <table:table-cell table:formula="of:=IF([.C22]=0;COM.MICROSOFT.CONCAT([.AA$1]; &quot;,&quot;);&quot;&quot;)">
            <text:p/>
          </table:table-cell>
          <table:table-cell table:formula="of:=IF([.D22]=0;COM.MICROSOFT.CONCAT([.AB$1]; &quot;,&quot;);&quot;&quot;)">
            <text:p/>
          </table:table-cell>
          <table:table-cell table:formula="of:=IF([.E22]=0;COM.MICROSOFT.CONCAT([.AC$1]; &quot;,&quot;);&quot;&quot;)">
            <text:p/>
          </table:table-cell>
          <table:table-cell table:formula="of:=IF([.F22]=0;COM.MICROSOFT.CONCAT([.AD$1]; &quot;,&quot;);&quot;&quot;)">
            <text:p/>
          </table:table-cell>
          <table:table-cell table:formula="of:=IF([.C21]=0;COM.MICROSOFT.CONCAT([.AE$1];&quot;,&quot;);&quot;&quot;)">
            <text:p/>
          </table:table-cell>
          <table:table-cell table:formula="of:=IF([.J23]=0;COM.MICROSOFT.CONCAT([.AF$1];&quot;,&quot;);&quot;&quot;)">
            <text:p/>
          </table:table-cell>
          <table:table-cell table:formula="of:=IF([.G22]=0;COM.MICROSOFT.CONCAT([.AG$1];&quot;,&quot;);&quot;&quot;)">
            <text:p/>
          </table:table-cell>
          <table:table-cell table:formula="of:=IF([.H22]=0;COM.MICROSOFT.CONCAT([.AH$1];&quot;,&quot;);&quot;&quot;)">
            <text:p/>
          </table:table-cell>
          <table:table-cell table:formula="of:=IF([.I22]=0;COM.MICROSOFT.CONCAT([.AI$1];&quot;,&quot;);&quot;&quot;)">
            <text:p/>
          </table:table-cell>
          <table:table-cell table:formula="of:=IF([.J22]=0;COM.MICROSOFT.CONCAT([.AJ$1];&quot;,&quot;);&quot;&quot;)">
            <text:p/>
          </table:table-cell>
          <table:table-cell table:formula="of:=IF([.G21]=0;COM.MICROSOFT.CONCAT([.AK$1];&quot;,&quot;);&quot;&quot;)">
            <text:p/>
          </table:table-cell>
          <table:table-cell table:formula="of:=IF([.N23]=0;COM.MICROSOFT.CONCAT([.AL$1];&quot;,&quot;);&quot;&quot;)">
            <text:p/>
          </table:table-cell>
          <table:table-cell table:formula="of:=IF([.K22]=0;COM.MICROSOFT.CONCAT([.AM$1];&quot;,&quot;);&quot;&quot;)">
            <text:p/>
          </table:table-cell>
          <table:table-cell table:formula="of:=IF([.L22]=0;COM.MICROSOFT.CONCAT([.AN$1];&quot;,&quot;);&quot;&quot;)">
            <text:p/>
          </table:table-cell>
          <table:table-cell table:formula="of:=IF([.M22]=0;COM.MICROSOFT.CONCAT([.AO$1];&quot;,&quot;);&quot;&quot;)">
            <text:p/>
          </table:table-cell>
          <table:table-cell table:formula="of:=IF([.N22]=0;COM.MICROSOFT.CONCAT([.AP$1];&quot;,&quot;);&quot;&quot;)">
            <text:p/>
          </table:table-cell>
          <table:table-cell table:formula="of:=IF([.K21]=0;COM.MICROSOFT.CONCAT([.AQ$1];&quot;,&quot;);&quot;&quot;)">
            <text:p/>
          </table:table-cell>
          <table:table-cell table:formula="of:=IF([.Q23]=0;COM.MICROSOFT.CONCAT([.AR$1];&quot;,&quot;);&quot;&quot;)">
            <text:p/>
          </table:table-cell>
          <table:table-cell table:formula="of:=IF([.O22]=0;COM.MICROSOFT.CONCAT([.AS$1];&quot;,&quot;);&quot;&quot;)">
            <text:p/>
          </table:table-cell>
          <table:table-cell table:formula="of:=IF([.P22]=0;COM.MICROSOFT.CONCAT([.AT$1];&quot;,&quot;);&quot;&quot;)">
            <text:p/>
          </table:table-cell>
          <table:table-cell table:formula="of:=IF([.Q22]=0;COM.MICROSOFT.CONCAT([.AU$1];&quot;,&quot;);&quot;&quot;)">
            <text:p/>
          </table:table-cell>
          <table:table-cell table:formula="of:=IF([.R22]=0;COM.MICROSOFT.CONCAT([.AV$1];&quot;,&quot;);&quot;&quot;)">
            <text:p/>
          </table:table-cell>
          <table:table-cell table:formula="of:=IF([.O21]=0;COM.MICROSOFT.CONCAT([.AW$1];&quot;,&quot;);&quot;&quot;)">
            <text:p/>
          </table:table-cell>
          <table:table-cell/>
          <table:table-cell table:formula="of:=IF([.C19]=0;COM.MICROSOFT.CONCAT([.AY$1];&quot;,&quot;);&quot;&quot;)">
            <text:p/>
          </table:table-cell>
          <table:table-cell table:formula="of:=IF([.D19]=0;COM.MICROSOFT.CONCAT([.AZ$1];&quot;,&quot;);&quot;&quot;)">
            <text:p/>
          </table:table-cell>
          <table:table-cell table:formula="of:=IF([.E19]=0;COM.MICROSOFT.CONCAT([.BA$1];&quot;,&quot;);&quot;&quot;)">
            <text:p/>
          </table:table-cell>
          <table:table-cell table:formula="of:=IF([.F19]=0;COM.MICROSOFT.CONCAT([.BB$1];&quot;,&quot;);&quot;&quot;)">
            <text:p/>
          </table:table-cell>
          <table:table-cell table:number-columns-repeated="2"/>
          <table:table-cell table:formula="of:=COM.MICROSOFT.CONCAT(&quot;&quot;&quot;&quot;;[.A22];&quot;&quot;&quot;&quot;;&quot;:[&quot;;[.T22:.BC22];&quot;],&quot;)" office:value-type="string" office:string-value="&quot;16&quot;:[]," calcext:value-type="string">
            <text:p>"16":[],</text:p>
          </table:table-cell>
          <table:table-cell table:number-columns-repeated="967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26]=0;COM.MICROSOFT.CONCAT([.U$1];&quot;,&quot;);&quot;&quot;)">
            <text:p/>
          </table:table-cell>
          <table:table-cell table:formula="of:=IF([.P26]=0;COM.MICROSOFT.CONCAT([.V$1];&quot;,&quot;);&quot;&quot;)">
            <text:p/>
          </table:table-cell>
          <table:table-cell table:formula="of:=IF([.Q26]=0;COM.MICROSOFT.CONCAT([.W$1];&quot;,&quot;);&quot;&quot;)">
            <text:p/>
          </table:table-cell>
          <table:table-cell table:formula="of:=IF([.R26]=0;COM.MICROSOFT.CONCAT([.X$1];&quot;,&quot;);&quot;&quot;)">
            <text:p/>
          </table:table-cell>
          <table:table-cell/>
          <table:table-cell table:formula="of:=IF([.F24]=0;COM.MICROSOFT.CONCAT([.Z$1];&quot;,&quot;);&quot;&quot;)" office:value-type="string" office:string-value="6," calcext:value-type="string">
            <text:p>6,</text:p>
          </table:table-cell>
          <table:table-cell table:formula="of:=IF([.C23]=0;COM.MICROSOFT.CONCAT([.AA$1]; &quot;,&quot;);&quot;&quot;)">
            <text:p/>
          </table:table-cell>
          <table:table-cell table:formula="of:=IF([.D23]=0;COM.MICROSOFT.CONCAT([.AB$1]; &quot;,&quot;);&quot;&quot;)">
            <text:p/>
          </table:table-cell>
          <table:table-cell table:formula="of:=IF([.E23]=0;COM.MICROSOFT.CONCAT([.AC$1]; &quot;,&quot;);&quot;&quot;)">
            <text:p/>
          </table:table-cell>
          <table:table-cell table:formula="of:=IF([.F23]=0;COM.MICROSOFT.CONCAT([.AD$1]; &quot;,&quot;);&quot;&quot;)">
            <text:p/>
          </table:table-cell>
          <table:table-cell table:formula="of:=IF([.C22]=0;COM.MICROSOFT.CONCAT([.AE$1];&quot;,&quot;);&quot;&quot;)">
            <text:p/>
          </table:table-cell>
          <table:table-cell table:formula="of:=IF([.J24]=0;COM.MICROSOFT.CONCAT([.AF$1];&quot;,&quot;);&quot;&quot;)">
            <text:p/>
          </table:table-cell>
          <table:table-cell table:formula="of:=IF([.G23]=0;COM.MICROSOFT.CONCAT([.AG$1];&quot;,&quot;);&quot;&quot;)">
            <text:p/>
          </table:table-cell>
          <table:table-cell table:formula="of:=IF([.H23]=0;COM.MICROSOFT.CONCAT([.AH$1];&quot;,&quot;);&quot;&quot;)">
            <text:p/>
          </table:table-cell>
          <table:table-cell table:formula="of:=IF([.I23]=0;COM.MICROSOFT.CONCAT([.AI$1];&quot;,&quot;);&quot;&quot;)">
            <text:p/>
          </table:table-cell>
          <table:table-cell table:formula="of:=IF([.J23]=0;COM.MICROSOFT.CONCAT([.AJ$1];&quot;,&quot;);&quot;&quot;)">
            <text:p/>
          </table:table-cell>
          <table:table-cell table:formula="of:=IF([.G22]=0;COM.MICROSOFT.CONCAT([.AK$1];&quot;,&quot;);&quot;&quot;)">
            <text:p/>
          </table:table-cell>
          <table:table-cell table:formula="of:=IF([.N24]=0;COM.MICROSOFT.CONCAT([.AL$1];&quot;,&quot;);&quot;&quot;)">
            <text:p/>
          </table:table-cell>
          <table:table-cell table:formula="of:=IF([.K23]=0;COM.MICROSOFT.CONCAT([.AM$1];&quot;,&quot;);&quot;&quot;)">
            <text:p/>
          </table:table-cell>
          <table:table-cell table:formula="of:=IF([.L23]=0;COM.MICROSOFT.CONCAT([.AN$1];&quot;,&quot;);&quot;&quot;)">
            <text:p/>
          </table:table-cell>
          <table:table-cell table:formula="of:=IF([.M23]=0;COM.MICROSOFT.CONCAT([.AO$1];&quot;,&quot;);&quot;&quot;)">
            <text:p/>
          </table:table-cell>
          <table:table-cell table:formula="of:=IF([.N23]=0;COM.MICROSOFT.CONCAT([.AP$1];&quot;,&quot;);&quot;&quot;)">
            <text:p/>
          </table:table-cell>
          <table:table-cell table:formula="of:=IF([.K22]=0;COM.MICROSOFT.CONCAT([.AQ$1];&quot;,&quot;);&quot;&quot;)">
            <text:p/>
          </table:table-cell>
          <table:table-cell table:formula="of:=IF([.Q24]=0;COM.MICROSOFT.CONCAT([.AR$1];&quot;,&quot;);&quot;&quot;)">
            <text:p/>
          </table:table-cell>
          <table:table-cell table:formula="of:=IF([.O23]=0;COM.MICROSOFT.CONCAT([.AS$1];&quot;,&quot;);&quot;&quot;)">
            <text:p/>
          </table:table-cell>
          <table:table-cell table:formula="of:=IF([.P23]=0;COM.MICROSOFT.CONCAT([.AT$1];&quot;,&quot;);&quot;&quot;)">
            <text:p/>
          </table:table-cell>
          <table:table-cell table:formula="of:=IF([.Q23]=0;COM.MICROSOFT.CONCAT([.AU$1];&quot;,&quot;);&quot;&quot;)">
            <text:p/>
          </table:table-cell>
          <table:table-cell table:formula="of:=IF([.R23]=0;COM.MICROSOFT.CONCAT([.AV$1];&quot;,&quot;);&quot;&quot;)">
            <text:p/>
          </table:table-cell>
          <table:table-cell table:formula="of:=IF([.O22]=0;COM.MICROSOFT.CONCAT([.AW$1];&quot;,&quot;);&quot;&quot;)">
            <text:p/>
          </table:table-cell>
          <table:table-cell/>
          <table:table-cell table:formula="of:=IF([.C20]=0;COM.MICROSOFT.CONCAT([.AY$1];&quot;,&quot;);&quot;&quot;)">
            <text:p/>
          </table:table-cell>
          <table:table-cell table:formula="of:=IF([.D20]=0;COM.MICROSOFT.CONCAT([.AZ$1];&quot;,&quot;);&quot;&quot;)">
            <text:p/>
          </table:table-cell>
          <table:table-cell table:formula="of:=IF([.E20]=0;COM.MICROSOFT.CONCAT([.BA$1];&quot;,&quot;);&quot;&quot;)">
            <text:p/>
          </table:table-cell>
          <table:table-cell table:formula="of:=IF([.F20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23];&quot;&quot;&quot;&quot;;&quot;:[&quot;;[.T23:.BC23];&quot;],&quot;)" office:value-type="string" office:string-value="&quot;17&quot;:[6,34,]," calcext:value-type="string">
            <text:p>"17":[6,34,],</text:p>
          </table:table-cell>
          <table:table-cell table:number-columns-repeated="967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office:value-type="string" calcext:value-type="string">
            <text:p>paradox ferm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/>
          <table:table-cell table:formula="of:=IF([.O27]=0;COM.MICROSOFT.CONCAT([.U$1];&quot;,&quot;);&quot;&quot;)">
            <text:p/>
          </table:table-cell>
          <table:table-cell table:formula="of:=IF([.P27]=0;COM.MICROSOFT.CONCAT([.V$1];&quot;,&quot;);&quot;&quot;)">
            <text:p/>
          </table:table-cell>
          <table:table-cell table:formula="of:=IF([.Q27]=0;COM.MICROSOFT.CONCAT([.W$1];&quot;,&quot;);&quot;&quot;)">
            <text:p/>
          </table:table-cell>
          <table:table-cell table:formula="of:=IF([.R27]=0;COM.MICROSOFT.CONCAT([.X$1];&quot;,&quot;);&quot;&quot;)">
            <text:p/>
          </table:table-cell>
          <table:table-cell/>
          <table:table-cell table:formula="of:=IF([.F25]=0;COM.MICROSOFT.CONCAT([.Z$1];&quot;,&quot;);&quot;&quot;)">
            <text:p/>
          </table:table-cell>
          <table:table-cell table:formula="of:=IF([.C24]=0;COM.MICROSOFT.CONCAT([.AA$1]; &quot;,&quot;);&quot;&quot;)">
            <text:p/>
          </table:table-cell>
          <table:table-cell table:formula="of:=IF([.D24]=0;COM.MICROSOFT.CONCAT([.AB$1]; &quot;,&quot;);&quot;&quot;)">
            <text:p/>
          </table:table-cell>
          <table:table-cell table:formula="of:=IF([.E24]=0;COM.MICROSOFT.CONCAT([.AC$1]; &quot;,&quot;);&quot;&quot;)">
            <text:p/>
          </table:table-cell>
          <table:table-cell table:formula="of:=IF([.F24]=0;COM.MICROSOFT.CONCAT([.AD$1]; &quot;,&quot;);&quot;&quot;)" office:value-type="string" office:string-value="10," calcext:value-type="string">
            <text:p>10,</text:p>
          </table:table-cell>
          <table:table-cell table:formula="of:=IF([.C23]=0;COM.MICROSOFT.CONCAT([.AE$1];&quot;,&quot;);&quot;&quot;)">
            <text:p/>
          </table:table-cell>
          <table:table-cell table:formula="of:=IF([.J25]=0;COM.MICROSOFT.CONCAT([.AF$1];&quot;,&quot;);&quot;&quot;)">
            <text:p/>
          </table:table-cell>
          <table:table-cell table:formula="of:=IF([.G24]=0;COM.MICROSOFT.CONCAT([.AG$1];&quot;,&quot;);&quot;&quot;)">
            <text:p/>
          </table:table-cell>
          <table:table-cell table:formula="of:=IF([.H24]=0;COM.MICROSOFT.CONCAT([.AH$1];&quot;,&quot;);&quot;&quot;)" office:value-type="string" office:string-value="14," calcext:value-type="string">
            <text:p>14,</text:p>
          </table:table-cell>
          <table:table-cell table:formula="of:=IF([.I24]=0;COM.MICROSOFT.CONCAT([.AI$1];&quot;,&quot;);&quot;&quot;)">
            <text:p/>
          </table:table-cell>
          <table:table-cell table:formula="of:=IF([.J24]=0;COM.MICROSOFT.CONCAT([.AJ$1];&quot;,&quot;);&quot;&quot;)">
            <text:p/>
          </table:table-cell>
          <table:table-cell table:formula="of:=IF([.G23]=0;COM.MICROSOFT.CONCAT([.AK$1];&quot;,&quot;);&quot;&quot;)">
            <text:p/>
          </table:table-cell>
          <table:table-cell table:formula="of:=IF([.N25]=0;COM.MICROSOFT.CONCAT([.AL$1];&quot;,&quot;);&quot;&quot;)">
            <text:p/>
          </table:table-cell>
          <table:table-cell table:formula="of:=IF([.K24]=0;COM.MICROSOFT.CONCAT([.AM$1];&quot;,&quot;);&quot;&quot;)">
            <text:p/>
          </table:table-cell>
          <table:table-cell table:formula="of:=IF([.L24]=0;COM.MICROSOFT.CONCAT([.AN$1];&quot;,&quot;);&quot;&quot;)">
            <text:p/>
          </table:table-cell>
          <table:table-cell table:formula="of:=IF([.M24]=0;COM.MICROSOFT.CONCAT([.AO$1];&quot;,&quot;);&quot;&quot;)">
            <text:p/>
          </table:table-cell>
          <table:table-cell table:formula="of:=IF([.N24]=0;COM.MICROSOFT.CONCAT([.AP$1];&quot;,&quot;);&quot;&quot;)">
            <text:p/>
          </table:table-cell>
          <table:table-cell table:formula="of:=IF([.K23]=0;COM.MICROSOFT.CONCAT([.AQ$1];&quot;,&quot;);&quot;&quot;)">
            <text:p/>
          </table:table-cell>
          <table:table-cell table:formula="of:=IF([.Q25]=0;COM.MICROSOFT.CONCAT([.AR$1];&quot;,&quot;);&quot;&quot;)">
            <text:p/>
          </table:table-cell>
          <table:table-cell table:formula="of:=IF([.O24]=0;COM.MICROSOFT.CONCAT([.AS$1];&quot;,&quot;);&quot;&quot;)" office:value-type="string" office:string-value="25," calcext:value-type="string">
            <text:p>25,</text:p>
          </table:table-cell>
          <table:table-cell table:formula="of:=IF([.P24]=0;COM.MICROSOFT.CONCAT([.AT$1];&quot;,&quot;);&quot;&quot;)">
            <text:p/>
          </table:table-cell>
          <table:table-cell table:formula="of:=IF([.Q24]=0;COM.MICROSOFT.CONCAT([.AU$1];&quot;,&quot;);&quot;&quot;)">
            <text:p/>
          </table:table-cell>
          <table:table-cell table:formula="of:=IF([.R24]=0;COM.MICROSOFT.CONCAT([.AV$1];&quot;,&quot;);&quot;&quot;)">
            <text:p/>
          </table:table-cell>
          <table:table-cell table:formula="of:=IF([.O23]=0;COM.MICROSOFT.CONCAT([.AW$1];&quot;,&quot;);&quot;&quot;)">
            <text:p/>
          </table:table-cell>
          <table:table-cell/>
          <table:table-cell table:formula="of:=IF([.C21]=0;COM.MICROSOFT.CONCAT([.AY$1];&quot;,&quot;);&quot;&quot;)">
            <text:p/>
          </table:table-cell>
          <table:table-cell table:formula="of:=IF([.D21]=0;COM.MICROSOFT.CONCAT([.AZ$1];&quot;,&quot;);&quot;&quot;)">
            <text:p/>
          </table:table-cell>
          <table:table-cell table:formula="of:=IF([.E21]=0;COM.MICROSOFT.CONCAT([.BA$1];&quot;,&quot;);&quot;&quot;)">
            <text:p/>
          </table:table-cell>
          <table:table-cell table:formula="of:=IF([.F21]=0;COM.MICROSOFT.CONCAT([.BB$1];&quot;,&quot;);&quot;&quot;)">
            <text:p/>
          </table:table-cell>
          <table:table-cell table:number-columns-repeated="2"/>
          <table:table-cell table:formula="of:=COM.MICROSOFT.CONCAT(&quot;&quot;&quot;&quot;;[.A24];&quot;&quot;&quot;&quot;;&quot;:[&quot;;[.T24:.BC24];&quot;],&quot;)" office:value-type="string" office:string-value="&quot;18&quot;:[10,14,25,]," calcext:value-type="string">
            <text:p>"18":[10,14,25,],</text:p>
          </table:table-cell>
          <table:table-cell table:number-columns-repeated="967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28]=0;COM.MICROSOFT.CONCAT([.U$1];&quot;,&quot;);&quot;&quot;)">
            <text:p/>
          </table:table-cell>
          <table:table-cell table:formula="of:=IF([.P28]=0;COM.MICROSOFT.CONCAT([.V$1];&quot;,&quot;);&quot;&quot;)">
            <text:p/>
          </table:table-cell>
          <table:table-cell table:formula="of:=IF([.Q28]=0;COM.MICROSOFT.CONCAT([.W$1];&quot;,&quot;);&quot;&quot;)">
            <text:p/>
          </table:table-cell>
          <table:table-cell table:formula="of:=IF([.R28]=0;COM.MICROSOFT.CONCAT([.X$1];&quot;,&quot;);&quot;&quot;)">
            <text:p/>
          </table:table-cell>
          <table:table-cell/>
          <table:table-cell table:formula="of:=IF([.F26]=0;COM.MICROSOFT.CONCAT([.Z$1];&quot;,&quot;);&quot;&quot;)">
            <text:p/>
          </table:table-cell>
          <table:table-cell table:formula="of:=IF([.C25]=0;COM.MICROSOFT.CONCAT([.AA$1]; &quot;,&quot;);&quot;&quot;)">
            <text:p/>
          </table:table-cell>
          <table:table-cell table:formula="of:=IF([.D25]=0;COM.MICROSOFT.CONCAT([.AB$1]; &quot;,&quot;);&quot;&quot;)">
            <text:p/>
          </table:table-cell>
          <table:table-cell table:formula="of:=IF([.E25]=0;COM.MICROSOFT.CONCAT([.AC$1]; &quot;,&quot;);&quot;&quot;)">
            <text:p/>
          </table:table-cell>
          <table:table-cell table:formula="of:=IF([.F25]=0;COM.MICROSOFT.CONCAT([.AD$1]; &quot;,&quot;);&quot;&quot;)">
            <text:p/>
          </table:table-cell>
          <table:table-cell table:formula="of:=IF([.C24]=0;COM.MICROSOFT.CONCAT([.AE$1];&quot;,&quot;);&quot;&quot;)">
            <text:p/>
          </table:table-cell>
          <table:table-cell table:formula="of:=IF([.J26]=0;COM.MICROSOFT.CONCAT([.AF$1];&quot;,&quot;);&quot;&quot;)">
            <text:p/>
          </table:table-cell>
          <table:table-cell table:formula="of:=IF([.G25]=0;COM.MICROSOFT.CONCAT([.AG$1];&quot;,&quot;);&quot;&quot;)">
            <text:p/>
          </table:table-cell>
          <table:table-cell table:formula="of:=IF([.H25]=0;COM.MICROSOFT.CONCAT([.AH$1];&quot;,&quot;);&quot;&quot;)">
            <text:p/>
          </table:table-cell>
          <table:table-cell table:formula="of:=IF([.I25]=0;COM.MICROSOFT.CONCAT([.AI$1];&quot;,&quot;);&quot;&quot;)">
            <text:p/>
          </table:table-cell>
          <table:table-cell table:formula="of:=IF([.J25]=0;COM.MICROSOFT.CONCAT([.AJ$1];&quot;,&quot;);&quot;&quot;)">
            <text:p/>
          </table:table-cell>
          <table:table-cell table:formula="of:=IF([.G24]=0;COM.MICROSOFT.CONCAT([.AK$1];&quot;,&quot;);&quot;&quot;)">
            <text:p/>
          </table:table-cell>
          <table:table-cell table:formula="of:=IF([.N26]=0;COM.MICROSOFT.CONCAT([.AL$1];&quot;,&quot;);&quot;&quot;)">
            <text:p/>
          </table:table-cell>
          <table:table-cell table:formula="of:=IF([.K25]=0;COM.MICROSOFT.CONCAT([.AM$1];&quot;,&quot;);&quot;&quot;)">
            <text:p/>
          </table:table-cell>
          <table:table-cell table:formula="of:=IF([.L25]=0;COM.MICROSOFT.CONCAT([.AN$1];&quot;,&quot;);&quot;&quot;)">
            <text:p/>
          </table:table-cell>
          <table:table-cell table:formula="of:=IF([.M25]=0;COM.MICROSOFT.CONCAT([.AO$1];&quot;,&quot;);&quot;&quot;)">
            <text:p/>
          </table:table-cell>
          <table:table-cell table:formula="of:=IF([.N25]=0;COM.MICROSOFT.CONCAT([.AP$1];&quot;,&quot;);&quot;&quot;)">
            <text:p/>
          </table:table-cell>
          <table:table-cell table:formula="of:=IF([.K24]=0;COM.MICROSOFT.CONCAT([.AQ$1];&quot;,&quot;);&quot;&quot;)">
            <text:p/>
          </table:table-cell>
          <table:table-cell table:formula="of:=IF([.Q26]=0;COM.MICROSOFT.CONCAT([.AR$1];&quot;,&quot;);&quot;&quot;)">
            <text:p/>
          </table:table-cell>
          <table:table-cell table:formula="of:=IF([.O25]=0;COM.MICROSOFT.CONCAT([.AS$1];&quot;,&quot;);&quot;&quot;)">
            <text:p/>
          </table:table-cell>
          <table:table-cell table:formula="of:=IF([.P25]=0;COM.MICROSOFT.CONCAT([.AT$1];&quot;,&quot;);&quot;&quot;)">
            <text:p/>
          </table:table-cell>
          <table:table-cell table:formula="of:=IF([.Q25]=0;COM.MICROSOFT.CONCAT([.AU$1];&quot;,&quot;);&quot;&quot;)">
            <text:p/>
          </table:table-cell>
          <table:table-cell table:formula="of:=IF([.R25]=0;COM.MICROSOFT.CONCAT([.AV$1];&quot;,&quot;);&quot;&quot;)">
            <text:p/>
          </table:table-cell>
          <table:table-cell table:formula="of:=IF([.O24]=0;COM.MICROSOFT.CONCAT([.AW$1];&quot;,&quot;);&quot;&quot;)" office:value-type="string" office:string-value="29," calcext:value-type="string">
            <text:p>29,</text:p>
          </table:table-cell>
          <table:table-cell/>
          <table:table-cell table:formula="of:=IF([.C22]=0;COM.MICROSOFT.CONCAT([.AY$1];&quot;,&quot;);&quot;&quot;)">
            <text:p/>
          </table:table-cell>
          <table:table-cell table:formula="of:=IF([.D22]=0;COM.MICROSOFT.CONCAT([.AZ$1];&quot;,&quot;);&quot;&quot;)">
            <text:p/>
          </table:table-cell>
          <table:table-cell table:formula="of:=IF([.E22]=0;COM.MICROSOFT.CONCAT([.BA$1];&quot;,&quot;);&quot;&quot;)">
            <text:p/>
          </table:table-cell>
          <table:table-cell table:formula="of:=IF([.F22]=0;COM.MICROSOFT.CONCAT([.BB$1];&quot;,&quot;);&quot;&quot;)">
            <text:p/>
          </table:table-cell>
          <table:table-cell table:number-columns-repeated="2"/>
          <table:table-cell table:formula="of:=COM.MICROSOFT.CONCAT(&quot;&quot;&quot;&quot;;[.A25];&quot;&quot;&quot;&quot;;&quot;:[&quot;;[.T25:.BC25];&quot;],&quot;)" office:value-type="string" office:string-value="&quot;19&quot;:[29,]," calcext:value-type="string">
            <text:p>"19":[29,],</text:p>
          </table:table-cell>
          <table:table-cell table:number-columns-repeated="967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29]=0;COM.MICROSOFT.CONCAT([.U$1];&quot;,&quot;);&quot;&quot;)">
            <text:p/>
          </table:table-cell>
          <table:table-cell table:formula="of:=IF([.P29]=0;COM.MICROSOFT.CONCAT([.V$1];&quot;,&quot;);&quot;&quot;)">
            <text:p/>
          </table:table-cell>
          <table:table-cell table:formula="of:=IF([.Q29]=0;COM.MICROSOFT.CONCAT([.W$1];&quot;,&quot;);&quot;&quot;)">
            <text:p/>
          </table:table-cell>
          <table:table-cell table:formula="of:=IF([.R29]=0;COM.MICROSOFT.CONCAT([.X$1];&quot;,&quot;);&quot;&quot;)">
            <text:p/>
          </table:table-cell>
          <table:table-cell/>
          <table:table-cell table:formula="of:=IF([.F27]=0;COM.MICROSOFT.CONCAT([.Z$1];&quot;,&quot;);&quot;&quot;)">
            <text:p/>
          </table:table-cell>
          <table:table-cell table:formula="of:=IF([.C26]=0;COM.MICROSOFT.CONCAT([.AA$1]; &quot;,&quot;);&quot;&quot;)">
            <text:p/>
          </table:table-cell>
          <table:table-cell table:formula="of:=IF([.D26]=0;COM.MICROSOFT.CONCAT([.AB$1]; &quot;,&quot;);&quot;&quot;)">
            <text:p/>
          </table:table-cell>
          <table:table-cell table:formula="of:=IF([.E26]=0;COM.MICROSOFT.CONCAT([.AC$1]; &quot;,&quot;);&quot;&quot;)">
            <text:p/>
          </table:table-cell>
          <table:table-cell table:formula="of:=IF([.F26]=0;COM.MICROSOFT.CONCAT([.AD$1]; &quot;,&quot;);&quot;&quot;)">
            <text:p/>
          </table:table-cell>
          <table:table-cell table:formula="of:=IF([.C25]=0;COM.MICROSOFT.CONCAT([.AE$1];&quot;,&quot;);&quot;&quot;)">
            <text:p/>
          </table:table-cell>
          <table:table-cell table:formula="of:=IF([.J27]=0;COM.MICROSOFT.CONCAT([.AF$1];&quot;,&quot;);&quot;&quot;)">
            <text:p/>
          </table:table-cell>
          <table:table-cell table:formula="of:=IF([.G26]=0;COM.MICROSOFT.CONCAT([.AG$1];&quot;,&quot;);&quot;&quot;)">
            <text:p/>
          </table:table-cell>
          <table:table-cell table:formula="of:=IF([.H26]=0;COM.MICROSOFT.CONCAT([.AH$1];&quot;,&quot;);&quot;&quot;)">
            <text:p/>
          </table:table-cell>
          <table:table-cell table:formula="of:=IF([.I26]=0;COM.MICROSOFT.CONCAT([.AI$1];&quot;,&quot;);&quot;&quot;)">
            <text:p/>
          </table:table-cell>
          <table:table-cell table:formula="of:=IF([.J26]=0;COM.MICROSOFT.CONCAT([.AJ$1];&quot;,&quot;);&quot;&quot;)">
            <text:p/>
          </table:table-cell>
          <table:table-cell table:formula="of:=IF([.G25]=0;COM.MICROSOFT.CONCAT([.AK$1];&quot;,&quot;);&quot;&quot;)">
            <text:p/>
          </table:table-cell>
          <table:table-cell table:formula="of:=IF([.N27]=0;COM.MICROSOFT.CONCAT([.AL$1];&quot;,&quot;);&quot;&quot;)">
            <text:p/>
          </table:table-cell>
          <table:table-cell table:formula="of:=IF([.K26]=0;COM.MICROSOFT.CONCAT([.AM$1];&quot;,&quot;);&quot;&quot;)">
            <text:p/>
          </table:table-cell>
          <table:table-cell table:formula="of:=IF([.L26]=0;COM.MICROSOFT.CONCAT([.AN$1];&quot;,&quot;);&quot;&quot;)">
            <text:p/>
          </table:table-cell>
          <table:table-cell table:formula="of:=IF([.M26]=0;COM.MICROSOFT.CONCAT([.AO$1];&quot;,&quot;);&quot;&quot;)">
            <text:p/>
          </table:table-cell>
          <table:table-cell table:formula="of:=IF([.N26]=0;COM.MICROSOFT.CONCAT([.AP$1];&quot;,&quot;);&quot;&quot;)">
            <text:p/>
          </table:table-cell>
          <table:table-cell table:formula="of:=IF([.K25]=0;COM.MICROSOFT.CONCAT([.AQ$1];&quot;,&quot;);&quot;&quot;)">
            <text:p/>
          </table:table-cell>
          <table:table-cell table:formula="of:=IF([.Q27]=0;COM.MICROSOFT.CONCAT([.AR$1];&quot;,&quot;);&quot;&quot;)">
            <text:p/>
          </table:table-cell>
          <table:table-cell table:formula="of:=IF([.O26]=0;COM.MICROSOFT.CONCAT([.AS$1];&quot;,&quot;);&quot;&quot;)">
            <text:p/>
          </table:table-cell>
          <table:table-cell table:formula="of:=IF([.P26]=0;COM.MICROSOFT.CONCAT([.AT$1];&quot;,&quot;);&quot;&quot;)">
            <text:p/>
          </table:table-cell>
          <table:table-cell table:formula="of:=IF([.Q26]=0;COM.MICROSOFT.CONCAT([.AU$1];&quot;,&quot;);&quot;&quot;)">
            <text:p/>
          </table:table-cell>
          <table:table-cell table:formula="of:=IF([.R26]=0;COM.MICROSOFT.CONCAT([.AV$1];&quot;,&quot;);&quot;&quot;)">
            <text:p/>
          </table:table-cell>
          <table:table-cell table:formula="of:=IF([.O25]=0;COM.MICROSOFT.CONCAT([.AW$1];&quot;,&quot;);&quot;&quot;)">
            <text:p/>
          </table:table-cell>
          <table:table-cell/>
          <table:table-cell table:formula="of:=IF([.C23]=0;COM.MICROSOFT.CONCAT([.AY$1];&quot;,&quot;);&quot;&quot;)">
            <text:p/>
          </table:table-cell>
          <table:table-cell table:formula="of:=IF([.D23]=0;COM.MICROSOFT.CONCAT([.AZ$1];&quot;,&quot;);&quot;&quot;)">
            <text:p/>
          </table:table-cell>
          <table:table-cell table:formula="of:=IF([.E23]=0;COM.MICROSOFT.CONCAT([.BA$1];&quot;,&quot;);&quot;&quot;)">
            <text:p/>
          </table:table-cell>
          <table:table-cell table:formula="of:=IF([.F23]=0;COM.MICROSOFT.CONCAT([.BB$1];&quot;,&quot;);&quot;&quot;)">
            <text:p/>
          </table:table-cell>
          <table:table-cell table:number-columns-repeated="2"/>
          <table:table-cell table:formula="of:=COM.MICROSOFT.CONCAT(&quot;&quot;&quot;&quot;;[.A26];&quot;&quot;&quot;&quot;;&quot;:[&quot;;[.T26:.BC26];&quot;],&quot;)" office:value-type="string" office:string-value="&quot;20&quot;:[]," calcext:value-type="string">
            <text:p>"20":[],</text:p>
          </table:table-cell>
          <table:table-cell table:number-columns-repeated="96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0]=0;COM.MICROSOFT.CONCAT([.U$1];&quot;,&quot;);&quot;&quot;)">
            <text:p/>
          </table:table-cell>
          <table:table-cell table:formula="of:=IF([.P30]=0;COM.MICROSOFT.CONCAT([.V$1];&quot;,&quot;);&quot;&quot;)">
            <text:p/>
          </table:table-cell>
          <table:table-cell table:formula="of:=IF([.Q30]=0;COM.MICROSOFT.CONCAT([.W$1];&quot;,&quot;);&quot;&quot;)">
            <text:p/>
          </table:table-cell>
          <table:table-cell table:formula="of:=IF([.R30]=0;COM.MICROSOFT.CONCAT([.X$1];&quot;,&quot;);&quot;&quot;)">
            <text:p/>
          </table:table-cell>
          <table:table-cell/>
          <table:table-cell table:formula="of:=IF([.F28]=0;COM.MICROSOFT.CONCAT([.Z$1];&quot;,&quot;);&quot;&quot;)">
            <text:p/>
          </table:table-cell>
          <table:table-cell table:formula="of:=IF([.C27]=0;COM.MICROSOFT.CONCAT([.AA$1]; &quot;,&quot;);&quot;&quot;)">
            <text:p/>
          </table:table-cell>
          <table:table-cell table:formula="of:=IF([.D27]=0;COM.MICROSOFT.CONCAT([.AB$1]; &quot;,&quot;);&quot;&quot;)">
            <text:p/>
          </table:table-cell>
          <table:table-cell table:formula="of:=IF([.E27]=0;COM.MICROSOFT.CONCAT([.AC$1]; &quot;,&quot;);&quot;&quot;)">
            <text:p/>
          </table:table-cell>
          <table:table-cell table:formula="of:=IF([.F27]=0;COM.MICROSOFT.CONCAT([.AD$1]; &quot;,&quot;);&quot;&quot;)">
            <text:p/>
          </table:table-cell>
          <table:table-cell table:formula="of:=IF([.C26]=0;COM.MICROSOFT.CONCAT([.AE$1];&quot;,&quot;);&quot;&quot;)">
            <text:p/>
          </table:table-cell>
          <table:table-cell table:formula="of:=IF([.J28]=0;COM.MICROSOFT.CONCAT([.AF$1];&quot;,&quot;);&quot;&quot;)">
            <text:p/>
          </table:table-cell>
          <table:table-cell table:formula="of:=IF([.G27]=0;COM.MICROSOFT.CONCAT([.AG$1];&quot;,&quot;);&quot;&quot;)">
            <text:p/>
          </table:table-cell>
          <table:table-cell table:formula="of:=IF([.H27]=0;COM.MICROSOFT.CONCAT([.AH$1];&quot;,&quot;);&quot;&quot;)">
            <text:p/>
          </table:table-cell>
          <table:table-cell table:formula="of:=IF([.I27]=0;COM.MICROSOFT.CONCAT([.AI$1];&quot;,&quot;);&quot;&quot;)">
            <text:p/>
          </table:table-cell>
          <table:table-cell table:formula="of:=IF([.J27]=0;COM.MICROSOFT.CONCAT([.AJ$1];&quot;,&quot;);&quot;&quot;)">
            <text:p/>
          </table:table-cell>
          <table:table-cell table:formula="of:=IF([.G26]=0;COM.MICROSOFT.CONCAT([.AK$1];&quot;,&quot;);&quot;&quot;)">
            <text:p/>
          </table:table-cell>
          <table:table-cell table:formula="of:=IF([.N28]=0;COM.MICROSOFT.CONCAT([.AL$1];&quot;,&quot;);&quot;&quot;)">
            <text:p/>
          </table:table-cell>
          <table:table-cell table:formula="of:=IF([.K27]=0;COM.MICROSOFT.CONCAT([.AM$1];&quot;,&quot;);&quot;&quot;)">
            <text:p/>
          </table:table-cell>
          <table:table-cell table:formula="of:=IF([.L27]=0;COM.MICROSOFT.CONCAT([.AN$1];&quot;,&quot;);&quot;&quot;)">
            <text:p/>
          </table:table-cell>
          <table:table-cell table:formula="of:=IF([.M27]=0;COM.MICROSOFT.CONCAT([.AO$1];&quot;,&quot;);&quot;&quot;)">
            <text:p/>
          </table:table-cell>
          <table:table-cell table:formula="of:=IF([.N27]=0;COM.MICROSOFT.CONCAT([.AP$1];&quot;,&quot;);&quot;&quot;)">
            <text:p/>
          </table:table-cell>
          <table:table-cell table:formula="of:=IF([.K26]=0;COM.MICROSOFT.CONCAT([.AQ$1];&quot;,&quot;);&quot;&quot;)">
            <text:p/>
          </table:table-cell>
          <table:table-cell table:formula="of:=IF([.Q28]=0;COM.MICROSOFT.CONCAT([.AR$1];&quot;,&quot;);&quot;&quot;)">
            <text:p/>
          </table:table-cell>
          <table:table-cell table:formula="of:=IF([.O27]=0;COM.MICROSOFT.CONCAT([.AS$1];&quot;,&quot;);&quot;&quot;)">
            <text:p/>
          </table:table-cell>
          <table:table-cell table:formula="of:=IF([.P27]=0;COM.MICROSOFT.CONCAT([.AT$1];&quot;,&quot;);&quot;&quot;)">
            <text:p/>
          </table:table-cell>
          <table:table-cell table:formula="of:=IF([.Q27]=0;COM.MICROSOFT.CONCAT([.AU$1];&quot;,&quot;);&quot;&quot;)">
            <text:p/>
          </table:table-cell>
          <table:table-cell table:formula="of:=IF([.R27]=0;COM.MICROSOFT.CONCAT([.AV$1];&quot;,&quot;);&quot;&quot;)">
            <text:p/>
          </table:table-cell>
          <table:table-cell table:formula="of:=IF([.O26]=0;COM.MICROSOFT.CONCAT([.AW$1];&quot;,&quot;);&quot;&quot;)">
            <text:p/>
          </table:table-cell>
          <table:table-cell/>
          <table:table-cell table:formula="of:=IF([.C24]=0;COM.MICROSOFT.CONCAT([.AY$1];&quot;,&quot;);&quot;&quot;)">
            <text:p/>
          </table:table-cell>
          <table:table-cell table:formula="of:=IF([.D24]=0;COM.MICROSOFT.CONCAT([.AZ$1];&quot;,&quot;);&quot;&quot;)">
            <text:p/>
          </table:table-cell>
          <table:table-cell table:formula="of:=IF([.E24]=0;COM.MICROSOFT.CONCAT([.BA$1];&quot;,&quot;);&quot;&quot;)">
            <text:p/>
          </table:table-cell>
          <table:table-cell table:formula="of:=IF([.F24]=0;COM.MICROSOFT.CONCAT([.BB$1];&quot;,&quot;);&quot;&quot;)" office:value-type="string" office:string-value="34," calcext:value-type="string">
            <text:p>34,</text:p>
          </table:table-cell>
          <table:table-cell table:number-columns-repeated="2"/>
          <table:table-cell table:formula="of:=COM.MICROSOFT.CONCAT(&quot;&quot;&quot;&quot;;[.A27];&quot;&quot;&quot;&quot;;&quot;:[&quot;;[.T27:.BC27];&quot;],&quot;)" office:value-type="string" office:string-value="&quot;21&quot;:[34,]," calcext:value-type="string">
            <text:p>"21":[34,],</text:p>
          </table:table-cell>
          <table:table-cell table:number-columns-repeated="96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1]=0;COM.MICROSOFT.CONCAT([.U$1];&quot;,&quot;);&quot;&quot;)">
            <text:p/>
          </table:table-cell>
          <table:table-cell table:formula="of:=IF([.P31]=0;COM.MICROSOFT.CONCAT([.V$1];&quot;,&quot;);&quot;&quot;)">
            <text:p/>
          </table:table-cell>
          <table:table-cell table:formula="of:=IF([.Q31]=0;COM.MICROSOFT.CONCAT([.W$1];&quot;,&quot;);&quot;&quot;)">
            <text:p/>
          </table:table-cell>
          <table:table-cell table:formula="of:=IF([.R31]=0;COM.MICROSOFT.CONCAT([.X$1];&quot;,&quot;);&quot;&quot;)">
            <text:p/>
          </table:table-cell>
          <table:table-cell/>
          <table:table-cell table:formula="of:=IF([.F29]=0;COM.MICROSOFT.CONCAT([.Z$1];&quot;,&quot;);&quot;&quot;)">
            <text:p/>
          </table:table-cell>
          <table:table-cell table:formula="of:=IF([.C28]=0;COM.MICROSOFT.CONCAT([.AA$1]; &quot;,&quot;);&quot;&quot;)">
            <text:p/>
          </table:table-cell>
          <table:table-cell table:formula="of:=IF([.D28]=0;COM.MICROSOFT.CONCAT([.AB$1]; &quot;,&quot;);&quot;&quot;)">
            <text:p/>
          </table:table-cell>
          <table:table-cell table:formula="of:=IF([.E28]=0;COM.MICROSOFT.CONCAT([.AC$1]; &quot;,&quot;);&quot;&quot;)">
            <text:p/>
          </table:table-cell>
          <table:table-cell table:formula="of:=IF([.F28]=0;COM.MICROSOFT.CONCAT([.AD$1]; &quot;,&quot;);&quot;&quot;)">
            <text:p/>
          </table:table-cell>
          <table:table-cell table:formula="of:=IF([.C27]=0;COM.MICROSOFT.CONCAT([.AE$1];&quot;,&quot;);&quot;&quot;)">
            <text:p/>
          </table:table-cell>
          <table:table-cell table:formula="of:=IF([.J29]=0;COM.MICROSOFT.CONCAT([.AF$1];&quot;,&quot;);&quot;&quot;)">
            <text:p/>
          </table:table-cell>
          <table:table-cell table:formula="of:=IF([.G28]=0;COM.MICROSOFT.CONCAT([.AG$1];&quot;,&quot;);&quot;&quot;)">
            <text:p/>
          </table:table-cell>
          <table:table-cell table:formula="of:=IF([.H28]=0;COM.MICROSOFT.CONCAT([.AH$1];&quot;,&quot;);&quot;&quot;)">
            <text:p/>
          </table:table-cell>
          <table:table-cell table:formula="of:=IF([.I28]=0;COM.MICROSOFT.CONCAT([.AI$1];&quot;,&quot;);&quot;&quot;)">
            <text:p/>
          </table:table-cell>
          <table:table-cell table:formula="of:=IF([.J28]=0;COM.MICROSOFT.CONCAT([.AJ$1];&quot;,&quot;);&quot;&quot;)">
            <text:p/>
          </table:table-cell>
          <table:table-cell table:formula="of:=IF([.G27]=0;COM.MICROSOFT.CONCAT([.AK$1];&quot;,&quot;);&quot;&quot;)">
            <text:p/>
          </table:table-cell>
          <table:table-cell table:formula="of:=IF([.N29]=0;COM.MICROSOFT.CONCAT([.AL$1];&quot;,&quot;);&quot;&quot;)">
            <text:p/>
          </table:table-cell>
          <table:table-cell table:formula="of:=IF([.K28]=0;COM.MICROSOFT.CONCAT([.AM$1];&quot;,&quot;);&quot;&quot;)">
            <text:p/>
          </table:table-cell>
          <table:table-cell table:formula="of:=IF([.L28]=0;COM.MICROSOFT.CONCAT([.AN$1];&quot;,&quot;);&quot;&quot;)">
            <text:p/>
          </table:table-cell>
          <table:table-cell table:formula="of:=IF([.M28]=0;COM.MICROSOFT.CONCAT([.AO$1];&quot;,&quot;);&quot;&quot;)">
            <text:p/>
          </table:table-cell>
          <table:table-cell table:formula="of:=IF([.N28]=0;COM.MICROSOFT.CONCAT([.AP$1];&quot;,&quot;);&quot;&quot;)">
            <text:p/>
          </table:table-cell>
          <table:table-cell table:formula="of:=IF([.K27]=0;COM.MICROSOFT.CONCAT([.AQ$1];&quot;,&quot;);&quot;&quot;)">
            <text:p/>
          </table:table-cell>
          <table:table-cell table:formula="of:=IF([.Q29]=0;COM.MICROSOFT.CONCAT([.AR$1];&quot;,&quot;);&quot;&quot;)">
            <text:p/>
          </table:table-cell>
          <table:table-cell table:formula="of:=IF([.O28]=0;COM.MICROSOFT.CONCAT([.AS$1];&quot;,&quot;);&quot;&quot;)">
            <text:p/>
          </table:table-cell>
          <table:table-cell table:formula="of:=IF([.P28]=0;COM.MICROSOFT.CONCAT([.AT$1];&quot;,&quot;);&quot;&quot;)">
            <text:p/>
          </table:table-cell>
          <table:table-cell table:formula="of:=IF([.Q28]=0;COM.MICROSOFT.CONCAT([.AU$1];&quot;,&quot;);&quot;&quot;)">
            <text:p/>
          </table:table-cell>
          <table:table-cell table:formula="of:=IF([.R28]=0;COM.MICROSOFT.CONCAT([.AV$1];&quot;,&quot;);&quot;&quot;)">
            <text:p/>
          </table:table-cell>
          <table:table-cell table:formula="of:=IF([.O27]=0;COM.MICROSOFT.CONCAT([.AW$1];&quot;,&quot;);&quot;&quot;)">
            <text:p/>
          </table:table-cell>
          <table:table-cell/>
          <table:table-cell table:formula="of:=IF([.C25]=0;COM.MICROSOFT.CONCAT([.AY$1];&quot;,&quot;);&quot;&quot;)">
            <text:p/>
          </table:table-cell>
          <table:table-cell table:formula="of:=IF([.D25]=0;COM.MICROSOFT.CONCAT([.AZ$1];&quot;,&quot;);&quot;&quot;)">
            <text:p/>
          </table:table-cell>
          <table:table-cell table:formula="of:=IF([.E25]=0;COM.MICROSOFT.CONCAT([.BA$1];&quot;,&quot;);&quot;&quot;)">
            <text:p/>
          </table:table-cell>
          <table:table-cell table:formula="of:=IF([.F25]=0;COM.MICROSOFT.CONCAT([.BB$1];&quot;,&quot;);&quot;&quot;)">
            <text:p/>
          </table:table-cell>
          <table:table-cell table:number-columns-repeated="2"/>
          <table:table-cell table:formula="of:=COM.MICROSOFT.CONCAT(&quot;&quot;&quot;&quot;;[.A28];&quot;&quot;&quot;&quot;;&quot;:[&quot;;[.T28:.BC28];&quot;],&quot;)" office:value-type="string" office:string-value="&quot;22&quot;:[]," calcext:value-type="string">
            <text:p>"22":[],</text:p>
          </table:table-cell>
          <table:table-cell table:number-columns-repeated="96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2]=0;COM.MICROSOFT.CONCAT([.U$1];&quot;,&quot;);&quot;&quot;)">
            <text:p/>
          </table:table-cell>
          <table:table-cell table:formula="of:=IF([.P32]=0;COM.MICROSOFT.CONCAT([.V$1];&quot;,&quot;);&quot;&quot;)">
            <text:p/>
          </table:table-cell>
          <table:table-cell table:formula="of:=IF([.Q32]=0;COM.MICROSOFT.CONCAT([.W$1];&quot;,&quot;);&quot;&quot;)">
            <text:p/>
          </table:table-cell>
          <table:table-cell table:formula="of:=IF([.R32]=0;COM.MICROSOFT.CONCAT([.X$1];&quot;,&quot;);&quot;&quot;)">
            <text:p/>
          </table:table-cell>
          <table:table-cell/>
          <table:table-cell table:formula="of:=IF([.F30]=0;COM.MICROSOFT.CONCAT([.Z$1];&quot;,&quot;);&quot;&quot;)">
            <text:p/>
          </table:table-cell>
          <table:table-cell table:formula="of:=IF([.C29]=0;COM.MICROSOFT.CONCAT([.AA$1]; &quot;,&quot;);&quot;&quot;)">
            <text:p/>
          </table:table-cell>
          <table:table-cell table:formula="of:=IF([.D29]=0;COM.MICROSOFT.CONCAT([.AB$1]; &quot;,&quot;);&quot;&quot;)">
            <text:p/>
          </table:table-cell>
          <table:table-cell table:formula="of:=IF([.E29]=0;COM.MICROSOFT.CONCAT([.AC$1]; &quot;,&quot;);&quot;&quot;)">
            <text:p/>
          </table:table-cell>
          <table:table-cell table:formula="of:=IF([.F29]=0;COM.MICROSOFT.CONCAT([.AD$1]; &quot;,&quot;);&quot;&quot;)">
            <text:p/>
          </table:table-cell>
          <table:table-cell table:formula="of:=IF([.C28]=0;COM.MICROSOFT.CONCAT([.AE$1];&quot;,&quot;);&quot;&quot;)">
            <text:p/>
          </table:table-cell>
          <table:table-cell table:formula="of:=IF([.J30]=0;COM.MICROSOFT.CONCAT([.AF$1];&quot;,&quot;);&quot;&quot;)">
            <text:p/>
          </table:table-cell>
          <table:table-cell table:formula="of:=IF([.G29]=0;COM.MICROSOFT.CONCAT([.AG$1];&quot;,&quot;);&quot;&quot;)">
            <text:p/>
          </table:table-cell>
          <table:table-cell table:formula="of:=IF([.H29]=0;COM.MICROSOFT.CONCAT([.AH$1];&quot;,&quot;);&quot;&quot;)">
            <text:p/>
          </table:table-cell>
          <table:table-cell table:formula="of:=IF([.I29]=0;COM.MICROSOFT.CONCAT([.AI$1];&quot;,&quot;);&quot;&quot;)">
            <text:p/>
          </table:table-cell>
          <table:table-cell table:formula="of:=IF([.J29]=0;COM.MICROSOFT.CONCAT([.AJ$1];&quot;,&quot;);&quot;&quot;)">
            <text:p/>
          </table:table-cell>
          <table:table-cell table:formula="of:=IF([.G28]=0;COM.MICROSOFT.CONCAT([.AK$1];&quot;,&quot;);&quot;&quot;)">
            <text:p/>
          </table:table-cell>
          <table:table-cell table:formula="of:=IF([.N30]=0;COM.MICROSOFT.CONCAT([.AL$1];&quot;,&quot;);&quot;&quot;)">
            <text:p/>
          </table:table-cell>
          <table:table-cell table:formula="of:=IF([.K29]=0;COM.MICROSOFT.CONCAT([.AM$1];&quot;,&quot;);&quot;&quot;)">
            <text:p/>
          </table:table-cell>
          <table:table-cell table:formula="of:=IF([.L29]=0;COM.MICROSOFT.CONCAT([.AN$1];&quot;,&quot;);&quot;&quot;)">
            <text:p/>
          </table:table-cell>
          <table:table-cell table:formula="of:=IF([.M29]=0;COM.MICROSOFT.CONCAT([.AO$1];&quot;,&quot;);&quot;&quot;)">
            <text:p/>
          </table:table-cell>
          <table:table-cell table:formula="of:=IF([.N29]=0;COM.MICROSOFT.CONCAT([.AP$1];&quot;,&quot;);&quot;&quot;)">
            <text:p/>
          </table:table-cell>
          <table:table-cell table:formula="of:=IF([.K28]=0;COM.MICROSOFT.CONCAT([.AQ$1];&quot;,&quot;);&quot;&quot;)">
            <text:p/>
          </table:table-cell>
          <table:table-cell table:formula="of:=IF([.Q30]=0;COM.MICROSOFT.CONCAT([.AR$1];&quot;,&quot;);&quot;&quot;)">
            <text:p/>
          </table:table-cell>
          <table:table-cell table:formula="of:=IF([.O29]=0;COM.MICROSOFT.CONCAT([.AS$1];&quot;,&quot;);&quot;&quot;)">
            <text:p/>
          </table:table-cell>
          <table:table-cell table:formula="of:=IF([.P29]=0;COM.MICROSOFT.CONCAT([.AT$1];&quot;,&quot;);&quot;&quot;)">
            <text:p/>
          </table:table-cell>
          <table:table-cell table:formula="of:=IF([.Q29]=0;COM.MICROSOFT.CONCAT([.AU$1];&quot;,&quot;);&quot;&quot;)">
            <text:p/>
          </table:table-cell>
          <table:table-cell table:formula="of:=IF([.R29]=0;COM.MICROSOFT.CONCAT([.AV$1];&quot;,&quot;);&quot;&quot;)">
            <text:p/>
          </table:table-cell>
          <table:table-cell table:formula="of:=IF([.O28]=0;COM.MICROSOFT.CONCAT([.AW$1];&quot;,&quot;);&quot;&quot;)">
            <text:p/>
          </table:table-cell>
          <table:table-cell/>
          <table:table-cell table:formula="of:=IF([.C26]=0;COM.MICROSOFT.CONCAT([.AY$1];&quot;,&quot;);&quot;&quot;)">
            <text:p/>
          </table:table-cell>
          <table:table-cell table:formula="of:=IF([.D26]=0;COM.MICROSOFT.CONCAT([.AZ$1];&quot;,&quot;);&quot;&quot;)">
            <text:p/>
          </table:table-cell>
          <table:table-cell table:formula="of:=IF([.E26]=0;COM.MICROSOFT.CONCAT([.BA$1];&quot;,&quot;);&quot;&quot;)">
            <text:p/>
          </table:table-cell>
          <table:table-cell table:formula="of:=IF([.F26]=0;COM.MICROSOFT.CONCAT([.BB$1];&quot;,&quot;);&quot;&quot;)">
            <text:p/>
          </table:table-cell>
          <table:table-cell table:number-columns-repeated="2"/>
          <table:table-cell table:formula="of:=COM.MICROSOFT.CONCAT(&quot;&quot;&quot;&quot;;[.A29];&quot;&quot;&quot;&quot;;&quot;:[&quot;;[.T29:.BC29];&quot;],&quot;)" office:value-type="string" office:string-value="&quot;23&quot;:[]," calcext:value-type="string">
            <text:p>"23":[],</text:p>
          </table:table-cell>
          <table:table-cell table:number-columns-repeated="967"/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3]=0;COM.MICROSOFT.CONCAT([.U$1];&quot;,&quot;);&quot;&quot;)">
            <text:p/>
          </table:table-cell>
          <table:table-cell table:formula="of:=IF([.P33]=0;COM.MICROSOFT.CONCAT([.V$1];&quot;,&quot;);&quot;&quot;)">
            <text:p/>
          </table:table-cell>
          <table:table-cell table:formula="of:=IF([.Q33]=0;COM.MICROSOFT.CONCAT([.W$1];&quot;,&quot;);&quot;&quot;)">
            <text:p/>
          </table:table-cell>
          <table:table-cell table:formula="of:=IF([.R33]=0;COM.MICROSOFT.CONCAT([.X$1];&quot;,&quot;);&quot;&quot;)">
            <text:p/>
          </table:table-cell>
          <table:table-cell/>
          <table:table-cell table:formula="of:=IF([.F31]=0;COM.MICROSOFT.CONCAT([.Z$1];&quot;,&quot;);&quot;&quot;)">
            <text:p/>
          </table:table-cell>
          <table:table-cell table:formula="of:=IF([.C30]=0;COM.MICROSOFT.CONCAT([.AA$1]; &quot;,&quot;);&quot;&quot;)">
            <text:p/>
          </table:table-cell>
          <table:table-cell table:formula="of:=IF([.D30]=0;COM.MICROSOFT.CONCAT([.AB$1]; &quot;,&quot;);&quot;&quot;)">
            <text:p/>
          </table:table-cell>
          <table:table-cell table:formula="of:=IF([.E30]=0;COM.MICROSOFT.CONCAT([.AC$1]; &quot;,&quot;);&quot;&quot;)">
            <text:p/>
          </table:table-cell>
          <table:table-cell table:formula="of:=IF([.F30]=0;COM.MICROSOFT.CONCAT([.AD$1]; &quot;,&quot;);&quot;&quot;)">
            <text:p/>
          </table:table-cell>
          <table:table-cell table:formula="of:=IF([.C29]=0;COM.MICROSOFT.CONCAT([.AE$1];&quot;,&quot;);&quot;&quot;)">
            <text:p/>
          </table:table-cell>
          <table:table-cell table:formula="of:=IF([.J31]=0;COM.MICROSOFT.CONCAT([.AF$1];&quot;,&quot;);&quot;&quot;)">
            <text:p/>
          </table:table-cell>
          <table:table-cell table:formula="of:=IF([.G30]=0;COM.MICROSOFT.CONCAT([.AG$1];&quot;,&quot;);&quot;&quot;)">
            <text:p/>
          </table:table-cell>
          <table:table-cell table:formula="of:=IF([.H30]=0;COM.MICROSOFT.CONCAT([.AH$1];&quot;,&quot;);&quot;&quot;)">
            <text:p/>
          </table:table-cell>
          <table:table-cell table:formula="of:=IF([.I30]=0;COM.MICROSOFT.CONCAT([.AI$1];&quot;,&quot;);&quot;&quot;)">
            <text:p/>
          </table:table-cell>
          <table:table-cell table:formula="of:=IF([.J30]=0;COM.MICROSOFT.CONCAT([.AJ$1];&quot;,&quot;);&quot;&quot;)">
            <text:p/>
          </table:table-cell>
          <table:table-cell table:formula="of:=IF([.G29]=0;COM.MICROSOFT.CONCAT([.AK$1];&quot;,&quot;);&quot;&quot;)">
            <text:p/>
          </table:table-cell>
          <table:table-cell table:formula="of:=IF([.N31]=0;COM.MICROSOFT.CONCAT([.AL$1];&quot;,&quot;);&quot;&quot;)">
            <text:p/>
          </table:table-cell>
          <table:table-cell table:formula="of:=IF([.K30]=0;COM.MICROSOFT.CONCAT([.AM$1];&quot;,&quot;);&quot;&quot;)">
            <text:p/>
          </table:table-cell>
          <table:table-cell table:formula="of:=IF([.L30]=0;COM.MICROSOFT.CONCAT([.AN$1];&quot;,&quot;);&quot;&quot;)">
            <text:p/>
          </table:table-cell>
          <table:table-cell table:formula="of:=IF([.M30]=0;COM.MICROSOFT.CONCAT([.AO$1];&quot;,&quot;);&quot;&quot;)">
            <text:p/>
          </table:table-cell>
          <table:table-cell table:formula="of:=IF([.N30]=0;COM.MICROSOFT.CONCAT([.AP$1];&quot;,&quot;);&quot;&quot;)">
            <text:p/>
          </table:table-cell>
          <table:table-cell table:formula="of:=IF([.K29]=0;COM.MICROSOFT.CONCAT([.AQ$1];&quot;,&quot;);&quot;&quot;)">
            <text:p/>
          </table:table-cell>
          <table:table-cell table:formula="of:=IF([.Q31]=0;COM.MICROSOFT.CONCAT([.AR$1];&quot;,&quot;);&quot;&quot;)">
            <text:p/>
          </table:table-cell>
          <table:table-cell table:formula="of:=IF([.O30]=0;COM.MICROSOFT.CONCAT([.AS$1];&quot;,&quot;);&quot;&quot;)">
            <text:p/>
          </table:table-cell>
          <table:table-cell table:formula="of:=IF([.P30]=0;COM.MICROSOFT.CONCAT([.AT$1];&quot;,&quot;);&quot;&quot;)">
            <text:p/>
          </table:table-cell>
          <table:table-cell table:formula="of:=IF([.Q30]=0;COM.MICROSOFT.CONCAT([.AU$1];&quot;,&quot;);&quot;&quot;)">
            <text:p/>
          </table:table-cell>
          <table:table-cell table:formula="of:=IF([.R30]=0;COM.MICROSOFT.CONCAT([.AV$1];&quot;,&quot;);&quot;&quot;)">
            <text:p/>
          </table:table-cell>
          <table:table-cell table:formula="of:=IF([.O29]=0;COM.MICROSOFT.CONCAT([.AW$1];&quot;,&quot;);&quot;&quot;)">
            <text:p/>
          </table:table-cell>
          <table:table-cell/>
          <table:table-cell table:formula="of:=IF([.C27]=0;COM.MICROSOFT.CONCAT([.AY$1];&quot;,&quot;);&quot;&quot;)">
            <text:p/>
          </table:table-cell>
          <table:table-cell table:formula="of:=IF([.D27]=0;COM.MICROSOFT.CONCAT([.AZ$1];&quot;,&quot;);&quot;&quot;)">
            <text:p/>
          </table:table-cell>
          <table:table-cell table:formula="of:=IF([.E27]=0;COM.MICROSOFT.CONCAT([.BA$1];&quot;,&quot;);&quot;&quot;)">
            <text:p/>
          </table:table-cell>
          <table:table-cell table:formula="of:=IF([.F27]=0;COM.MICROSOFT.CONCAT([.BB$1];&quot;,&quot;);&quot;&quot;)">
            <text:p/>
          </table:table-cell>
          <table:table-cell table:number-columns-repeated="2"/>
          <table:table-cell table:formula="of:=COM.MICROSOFT.CONCAT(&quot;&quot;&quot;&quot;;[.A30];&quot;&quot;&quot;&quot;;&quot;:[&quot;;[.T30:.BC30];&quot;],&quot;)" office:value-type="string" office:string-value="&quot;24&quot;:[]," calcext:value-type="string">
            <text:p>"24":[],</text:p>
          </table:table-cell>
          <table:table-cell table:number-columns-repeated="967"/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4]=0;COM.MICROSOFT.CONCAT([.U$1];&quot;,&quot;);&quot;&quot;)">
            <text:p/>
          </table:table-cell>
          <table:table-cell table:formula="of:=IF([.P34]=0;COM.MICROSOFT.CONCAT([.V$1];&quot;,&quot;);&quot;&quot;)">
            <text:p/>
          </table:table-cell>
          <table:table-cell table:formula="of:=IF([.Q34]=0;COM.MICROSOFT.CONCAT([.W$1];&quot;,&quot;);&quot;&quot;)">
            <text:p/>
          </table:table-cell>
          <table:table-cell table:formula="of:=IF([.R34]=0;COM.MICROSOFT.CONCAT([.X$1];&quot;,&quot;);&quot;&quot;)">
            <text:p/>
          </table:table-cell>
          <table:table-cell/>
          <table:table-cell table:formula="of:=IF([.F32]=0;COM.MICROSOFT.CONCAT([.Z$1];&quot;,&quot;);&quot;&quot;)">
            <text:p/>
          </table:table-cell>
          <table:table-cell table:formula="of:=IF([.C31]=0;COM.MICROSOFT.CONCAT([.AA$1]; &quot;,&quot;);&quot;&quot;)">
            <text:p/>
          </table:table-cell>
          <table:table-cell table:formula="of:=IF([.D31]=0;COM.MICROSOFT.CONCAT([.AB$1]; &quot;,&quot;);&quot;&quot;)">
            <text:p/>
          </table:table-cell>
          <table:table-cell table:formula="of:=IF([.E31]=0;COM.MICROSOFT.CONCAT([.AC$1]; &quot;,&quot;);&quot;&quot;)">
            <text:p/>
          </table:table-cell>
          <table:table-cell table:formula="of:=IF([.F31]=0;COM.MICROSOFT.CONCAT([.AD$1]; &quot;,&quot;);&quot;&quot;)">
            <text:p/>
          </table:table-cell>
          <table:table-cell table:formula="of:=IF([.C30]=0;COM.MICROSOFT.CONCAT([.AE$1];&quot;,&quot;);&quot;&quot;)">
            <text:p/>
          </table:table-cell>
          <table:table-cell table:formula="of:=IF([.J32]=0;COM.MICROSOFT.CONCAT([.AF$1];&quot;,&quot;);&quot;&quot;)">
            <text:p/>
          </table:table-cell>
          <table:table-cell table:formula="of:=IF([.G31]=0;COM.MICROSOFT.CONCAT([.AG$1];&quot;,&quot;);&quot;&quot;)">
            <text:p/>
          </table:table-cell>
          <table:table-cell table:formula="of:=IF([.H31]=0;COM.MICROSOFT.CONCAT([.AH$1];&quot;,&quot;);&quot;&quot;)">
            <text:p/>
          </table:table-cell>
          <table:table-cell table:formula="of:=IF([.I31]=0;COM.MICROSOFT.CONCAT([.AI$1];&quot;,&quot;);&quot;&quot;)">
            <text:p/>
          </table:table-cell>
          <table:table-cell table:formula="of:=IF([.J31]=0;COM.MICROSOFT.CONCAT([.AJ$1];&quot;,&quot;);&quot;&quot;)">
            <text:p/>
          </table:table-cell>
          <table:table-cell table:formula="of:=IF([.G30]=0;COM.MICROSOFT.CONCAT([.AK$1];&quot;,&quot;);&quot;&quot;)">
            <text:p/>
          </table:table-cell>
          <table:table-cell table:formula="of:=IF([.N32]=0;COM.MICROSOFT.CONCAT([.AL$1];&quot;,&quot;);&quot;&quot;)">
            <text:p/>
          </table:table-cell>
          <table:table-cell table:formula="of:=IF([.K31]=0;COM.MICROSOFT.CONCAT([.AM$1];&quot;,&quot;);&quot;&quot;)">
            <text:p/>
          </table:table-cell>
          <table:table-cell table:formula="of:=IF([.L31]=0;COM.MICROSOFT.CONCAT([.AN$1];&quot;,&quot;);&quot;&quot;)">
            <text:p/>
          </table:table-cell>
          <table:table-cell table:formula="of:=IF([.M31]=0;COM.MICROSOFT.CONCAT([.AO$1];&quot;,&quot;);&quot;&quot;)">
            <text:p/>
          </table:table-cell>
          <table:table-cell table:formula="of:=IF([.N31]=0;COM.MICROSOFT.CONCAT([.AP$1];&quot;,&quot;);&quot;&quot;)">
            <text:p/>
          </table:table-cell>
          <table:table-cell table:formula="of:=IF([.K30]=0;COM.MICROSOFT.CONCAT([.AQ$1];&quot;,&quot;);&quot;&quot;)">
            <text:p/>
          </table:table-cell>
          <table:table-cell table:formula="of:=IF([.Q32]=0;COM.MICROSOFT.CONCAT([.AR$1];&quot;,&quot;);&quot;&quot;)">
            <text:p/>
          </table:table-cell>
          <table:table-cell table:formula="of:=IF([.O31]=0;COM.MICROSOFT.CONCAT([.AS$1];&quot;,&quot;);&quot;&quot;)">
            <text:p/>
          </table:table-cell>
          <table:table-cell table:formula="of:=IF([.P31]=0;COM.MICROSOFT.CONCAT([.AT$1];&quot;,&quot;);&quot;&quot;)">
            <text:p/>
          </table:table-cell>
          <table:table-cell table:formula="of:=IF([.Q31]=0;COM.MICROSOFT.CONCAT([.AU$1];&quot;,&quot;);&quot;&quot;)">
            <text:p/>
          </table:table-cell>
          <table:table-cell table:formula="of:=IF([.R31]=0;COM.MICROSOFT.CONCAT([.AV$1];&quot;,&quot;);&quot;&quot;)">
            <text:p/>
          </table:table-cell>
          <table:table-cell table:formula="of:=IF([.O30]=0;COM.MICROSOFT.CONCAT([.AW$1];&quot;,&quot;);&quot;&quot;)">
            <text:p/>
          </table:table-cell>
          <table:table-cell/>
          <table:table-cell table:formula="of:=IF([.C28]=0;COM.MICROSOFT.CONCAT([.AY$1];&quot;,&quot;);&quot;&quot;)">
            <text:p/>
          </table:table-cell>
          <table:table-cell table:formula="of:=IF([.D28]=0;COM.MICROSOFT.CONCAT([.AZ$1];&quot;,&quot;);&quot;&quot;)">
            <text:p/>
          </table:table-cell>
          <table:table-cell table:formula="of:=IF([.E28]=0;COM.MICROSOFT.CONCAT([.BA$1];&quot;,&quot;);&quot;&quot;)">
            <text:p/>
          </table:table-cell>
          <table:table-cell table:formula="of:=IF([.F28]=0;COM.MICROSOFT.CONCAT([.BB$1];&quot;,&quot;);&quot;&quot;)">
            <text:p/>
          </table:table-cell>
          <table:table-cell table:number-columns-repeated="2"/>
          <table:table-cell table:formula="of:=COM.MICROSOFT.CONCAT(&quot;&quot;&quot;&quot;;[.A31];&quot;&quot;&quot;&quot;;&quot;:[&quot;;[.T31:.BC31];&quot;],&quot;)" office:value-type="string" office:string-value="&quot;25&quot;:[]," calcext:value-type="string">
            <text:p>"25":[],</text:p>
          </table:table-cell>
          <table:table-cell table:number-columns-repeated="967"/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5]=0;COM.MICROSOFT.CONCAT([.U$1];&quot;,&quot;);&quot;&quot;)">
            <text:p/>
          </table:table-cell>
          <table:table-cell table:formula="of:=IF([.P35]=0;COM.MICROSOFT.CONCAT([.V$1];&quot;,&quot;);&quot;&quot;)">
            <text:p/>
          </table:table-cell>
          <table:table-cell table:formula="of:=IF([.Q35]=0;COM.MICROSOFT.CONCAT([.W$1];&quot;,&quot;);&quot;&quot;)">
            <text:p/>
          </table:table-cell>
          <table:table-cell table:formula="of:=IF([.R35]=0;COM.MICROSOFT.CONCAT([.X$1];&quot;,&quot;);&quot;&quot;)">
            <text:p/>
          </table:table-cell>
          <table:table-cell/>
          <table:table-cell table:formula="of:=IF([.F33]=0;COM.MICROSOFT.CONCAT([.Z$1];&quot;,&quot;);&quot;&quot;)">
            <text:p/>
          </table:table-cell>
          <table:table-cell table:formula="of:=IF([.C32]=0;COM.MICROSOFT.CONCAT([.AA$1]; &quot;,&quot;);&quot;&quot;)">
            <text:p/>
          </table:table-cell>
          <table:table-cell table:formula="of:=IF([.D32]=0;COM.MICROSOFT.CONCAT([.AB$1]; &quot;,&quot;);&quot;&quot;)">
            <text:p/>
          </table:table-cell>
          <table:table-cell table:formula="of:=IF([.E32]=0;COM.MICROSOFT.CONCAT([.AC$1]; &quot;,&quot;);&quot;&quot;)">
            <text:p/>
          </table:table-cell>
          <table:table-cell table:formula="of:=IF([.F32]=0;COM.MICROSOFT.CONCAT([.AD$1]; &quot;,&quot;);&quot;&quot;)">
            <text:p/>
          </table:table-cell>
          <table:table-cell table:formula="of:=IF([.C31]=0;COM.MICROSOFT.CONCAT([.AE$1];&quot;,&quot;);&quot;&quot;)">
            <text:p/>
          </table:table-cell>
          <table:table-cell table:formula="of:=IF([.J33]=0;COM.MICROSOFT.CONCAT([.AF$1];&quot;,&quot;);&quot;&quot;)">
            <text:p/>
          </table:table-cell>
          <table:table-cell table:formula="of:=IF([.G32]=0;COM.MICROSOFT.CONCAT([.AG$1];&quot;,&quot;);&quot;&quot;)">
            <text:p/>
          </table:table-cell>
          <table:table-cell table:formula="of:=IF([.H32]=0;COM.MICROSOFT.CONCAT([.AH$1];&quot;,&quot;);&quot;&quot;)">
            <text:p/>
          </table:table-cell>
          <table:table-cell table:formula="of:=IF([.I32]=0;COM.MICROSOFT.CONCAT([.AI$1];&quot;,&quot;);&quot;&quot;)">
            <text:p/>
          </table:table-cell>
          <table:table-cell table:formula="of:=IF([.J32]=0;COM.MICROSOFT.CONCAT([.AJ$1];&quot;,&quot;);&quot;&quot;)">
            <text:p/>
          </table:table-cell>
          <table:table-cell table:formula="of:=IF([.G31]=0;COM.MICROSOFT.CONCAT([.AK$1];&quot;,&quot;);&quot;&quot;)">
            <text:p/>
          </table:table-cell>
          <table:table-cell table:formula="of:=IF([.N33]=0;COM.MICROSOFT.CONCAT([.AL$1];&quot;,&quot;);&quot;&quot;)">
            <text:p/>
          </table:table-cell>
          <table:table-cell table:formula="of:=IF([.K32]=0;COM.MICROSOFT.CONCAT([.AM$1];&quot;,&quot;);&quot;&quot;)">
            <text:p/>
          </table:table-cell>
          <table:table-cell table:formula="of:=IF([.L32]=0;COM.MICROSOFT.CONCAT([.AN$1];&quot;,&quot;);&quot;&quot;)">
            <text:p/>
          </table:table-cell>
          <table:table-cell table:formula="of:=IF([.M32]=0;COM.MICROSOFT.CONCAT([.AO$1];&quot;,&quot;);&quot;&quot;)">
            <text:p/>
          </table:table-cell>
          <table:table-cell table:formula="of:=IF([.N32]=0;COM.MICROSOFT.CONCAT([.AP$1];&quot;,&quot;);&quot;&quot;)">
            <text:p/>
          </table:table-cell>
          <table:table-cell table:formula="of:=IF([.K31]=0;COM.MICROSOFT.CONCAT([.AQ$1];&quot;,&quot;);&quot;&quot;)">
            <text:p/>
          </table:table-cell>
          <table:table-cell table:formula="of:=IF([.Q33]=0;COM.MICROSOFT.CONCAT([.AR$1];&quot;,&quot;);&quot;&quot;)">
            <text:p/>
          </table:table-cell>
          <table:table-cell table:formula="of:=IF([.O32]=0;COM.MICROSOFT.CONCAT([.AS$1];&quot;,&quot;);&quot;&quot;)">
            <text:p/>
          </table:table-cell>
          <table:table-cell table:formula="of:=IF([.P32]=0;COM.MICROSOFT.CONCAT([.AT$1];&quot;,&quot;);&quot;&quot;)">
            <text:p/>
          </table:table-cell>
          <table:table-cell table:formula="of:=IF([.Q32]=0;COM.MICROSOFT.CONCAT([.AU$1];&quot;,&quot;);&quot;&quot;)">
            <text:p/>
          </table:table-cell>
          <table:table-cell table:formula="of:=IF([.R32]=0;COM.MICROSOFT.CONCAT([.AV$1];&quot;,&quot;);&quot;&quot;)">
            <text:p/>
          </table:table-cell>
          <table:table-cell table:formula="of:=IF([.O31]=0;COM.MICROSOFT.CONCAT([.AW$1];&quot;,&quot;);&quot;&quot;)">
            <text:p/>
          </table:table-cell>
          <table:table-cell/>
          <table:table-cell table:formula="of:=IF([.C29]=0;COM.MICROSOFT.CONCAT([.AY$1];&quot;,&quot;);&quot;&quot;)">
            <text:p/>
          </table:table-cell>
          <table:table-cell table:formula="of:=IF([.D29]=0;COM.MICROSOFT.CONCAT([.AZ$1];&quot;,&quot;);&quot;&quot;)">
            <text:p/>
          </table:table-cell>
          <table:table-cell table:formula="of:=IF([.E29]=0;COM.MICROSOFT.CONCAT([.BA$1];&quot;,&quot;);&quot;&quot;)">
            <text:p/>
          </table:table-cell>
          <table:table-cell table:formula="of:=IF([.F29]=0;COM.MICROSOFT.CONCAT([.BB$1];&quot;,&quot;);&quot;&quot;)">
            <text:p/>
          </table:table-cell>
          <table:table-cell table:number-columns-repeated="2"/>
          <table:table-cell table:formula="of:=COM.MICROSOFT.CONCAT(&quot;&quot;&quot;&quot;;[.A32];&quot;&quot;&quot;&quot;;&quot;:[&quot;;[.T32:.BC32];&quot;],&quot;)" office:value-type="string" office:string-value="&quot;26&quot;:[]," calcext:value-type="string">
            <text:p>"26":[],</text:p>
          </table:table-cell>
          <table:table-cell table:number-columns-repeated="967"/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6]=0;COM.MICROSOFT.CONCAT([.U$1];&quot;,&quot;);&quot;&quot;)" office:value-type="string" office:string-value="1," calcext:value-type="string">
            <text:p>1,</text:p>
          </table:table-cell>
          <table:table-cell table:formula="of:=IF([.P36]=0;COM.MICROSOFT.CONCAT([.V$1];&quot;,&quot;);&quot;&quot;)" office:value-type="string" office:string-value="2," calcext:value-type="string">
            <text:p>2,</text:p>
          </table:table-cell>
          <table:table-cell table:formula="of:=IF([.Q36]=0;COM.MICROSOFT.CONCAT([.W$1];&quot;,&quot;);&quot;&quot;)" office:value-type="string" office:string-value="3," calcext:value-type="string">
            <text:p>3,</text:p>
          </table:table-cell>
          <table:table-cell table:formula="of:=IF([.R36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34]=0;COM.MICROSOFT.CONCAT([.Z$1];&quot;,&quot;);&quot;&quot;)">
            <text:p/>
          </table:table-cell>
          <table:table-cell table:formula="of:=IF([.C33]=0;COM.MICROSOFT.CONCAT([.AA$1]; &quot;,&quot;);&quot;&quot;)">
            <text:p/>
          </table:table-cell>
          <table:table-cell table:formula="of:=IF([.D33]=0;COM.MICROSOFT.CONCAT([.AB$1]; &quot;,&quot;);&quot;&quot;)">
            <text:p/>
          </table:table-cell>
          <table:table-cell table:formula="of:=IF([.E33]=0;COM.MICROSOFT.CONCAT([.AC$1]; &quot;,&quot;);&quot;&quot;)">
            <text:p/>
          </table:table-cell>
          <table:table-cell table:formula="of:=IF([.F33]=0;COM.MICROSOFT.CONCAT([.AD$1]; &quot;,&quot;);&quot;&quot;)">
            <text:p/>
          </table:table-cell>
          <table:table-cell table:formula="of:=IF([.C32]=0;COM.MICROSOFT.CONCAT([.AE$1];&quot;,&quot;);&quot;&quot;)">
            <text:p/>
          </table:table-cell>
          <table:table-cell table:formula="of:=IF([.J34]=0;COM.MICROSOFT.CONCAT([.AF$1];&quot;,&quot;);&quot;&quot;)">
            <text:p/>
          </table:table-cell>
          <table:table-cell table:formula="of:=IF([.G33]=0;COM.MICROSOFT.CONCAT([.AG$1];&quot;,&quot;);&quot;&quot;)">
            <text:p/>
          </table:table-cell>
          <table:table-cell table:formula="of:=IF([.H33]=0;COM.MICROSOFT.CONCAT([.AH$1];&quot;,&quot;);&quot;&quot;)">
            <text:p/>
          </table:table-cell>
          <table:table-cell table:formula="of:=IF([.I33]=0;COM.MICROSOFT.CONCAT([.AI$1];&quot;,&quot;);&quot;&quot;)">
            <text:p/>
          </table:table-cell>
          <table:table-cell table:formula="of:=IF([.J33]=0;COM.MICROSOFT.CONCAT([.AJ$1];&quot;,&quot;);&quot;&quot;)">
            <text:p/>
          </table:table-cell>
          <table:table-cell table:formula="of:=IF([.G32]=0;COM.MICROSOFT.CONCAT([.AK$1];&quot;,&quot;);&quot;&quot;)">
            <text:p/>
          </table:table-cell>
          <table:table-cell table:formula="of:=IF([.N34]=0;COM.MICROSOFT.CONCAT([.AL$1];&quot;,&quot;);&quot;&quot;)">
            <text:p/>
          </table:table-cell>
          <table:table-cell table:formula="of:=IF([.K33]=0;COM.MICROSOFT.CONCAT([.AM$1];&quot;,&quot;);&quot;&quot;)">
            <text:p/>
          </table:table-cell>
          <table:table-cell table:formula="of:=IF([.L33]=0;COM.MICROSOFT.CONCAT([.AN$1];&quot;,&quot;);&quot;&quot;)">
            <text:p/>
          </table:table-cell>
          <table:table-cell table:formula="of:=IF([.M33]=0;COM.MICROSOFT.CONCAT([.AO$1];&quot;,&quot;);&quot;&quot;)">
            <text:p/>
          </table:table-cell>
          <table:table-cell table:formula="of:=IF([.N33]=0;COM.MICROSOFT.CONCAT([.AP$1];&quot;,&quot;);&quot;&quot;)">
            <text:p/>
          </table:table-cell>
          <table:table-cell table:formula="of:=IF([.K32]=0;COM.MICROSOFT.CONCAT([.AQ$1];&quot;,&quot;);&quot;&quot;)">
            <text:p/>
          </table:table-cell>
          <table:table-cell table:formula="of:=IF([.Q34]=0;COM.MICROSOFT.CONCAT([.AR$1];&quot;,&quot;);&quot;&quot;)">
            <text:p/>
          </table:table-cell>
          <table:table-cell table:formula="of:=IF([.O33]=0;COM.MICROSOFT.CONCAT([.AS$1];&quot;,&quot;);&quot;&quot;)">
            <text:p/>
          </table:table-cell>
          <table:table-cell table:formula="of:=IF([.P33]=0;COM.MICROSOFT.CONCAT([.AT$1];&quot;,&quot;);&quot;&quot;)">
            <text:p/>
          </table:table-cell>
          <table:table-cell table:formula="of:=IF([.Q33]=0;COM.MICROSOFT.CONCAT([.AU$1];&quot;,&quot;);&quot;&quot;)">
            <text:p/>
          </table:table-cell>
          <table:table-cell table:formula="of:=IF([.R33]=0;COM.MICROSOFT.CONCAT([.AV$1];&quot;,&quot;);&quot;&quot;)">
            <text:p/>
          </table:table-cell>
          <table:table-cell table:formula="of:=IF([.O32]=0;COM.MICROSOFT.CONCAT([.AW$1];&quot;,&quot;);&quot;&quot;)">
            <text:p/>
          </table:table-cell>
          <table:table-cell/>
          <table:table-cell table:formula="of:=IF([.C30]=0;COM.MICROSOFT.CONCAT([.AY$1];&quot;,&quot;);&quot;&quot;)">
            <text:p/>
          </table:table-cell>
          <table:table-cell table:formula="of:=IF([.D30]=0;COM.MICROSOFT.CONCAT([.AZ$1];&quot;,&quot;);&quot;&quot;)">
            <text:p/>
          </table:table-cell>
          <table:table-cell table:formula="of:=IF([.E30]=0;COM.MICROSOFT.CONCAT([.BA$1];&quot;,&quot;);&quot;&quot;)">
            <text:p/>
          </table:table-cell>
          <table:table-cell table:formula="of:=IF([.F30]=0;COM.MICROSOFT.CONCAT([.BB$1];&quot;,&quot;);&quot;&quot;)">
            <text:p/>
          </table:table-cell>
          <table:table-cell table:number-columns-repeated="2"/>
          <table:table-cell table:formula="of:=COM.MICROSOFT.CONCAT(&quot;&quot;&quot;&quot;;[.A33];&quot;&quot;&quot;&quot;;&quot;:[&quot;;[.T33:.BC33];&quot;],&quot;)" office:value-type="string" office:string-value="&quot;27&quot;:[1,2,3,4,]," calcext:value-type="string">
            <text:p>"27":[1,2,3,4,],</text:p>
          </table:table-cell>
          <table:table-cell table:number-columns-repeated="967"/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7]=0;COM.MICROSOFT.CONCAT([.U$1];&quot;,&quot;);&quot;&quot;)" office:value-type="string" office:string-value="1," calcext:value-type="string">
            <text:p>1,</text:p>
          </table:table-cell>
          <table:table-cell table:formula="of:=IF([.P37]=0;COM.MICROSOFT.CONCAT([.V$1];&quot;,&quot;);&quot;&quot;)" office:value-type="string" office:string-value="2," calcext:value-type="string">
            <text:p>2,</text:p>
          </table:table-cell>
          <table:table-cell table:formula="of:=IF([.Q37]=0;COM.MICROSOFT.CONCAT([.W$1];&quot;,&quot;);&quot;&quot;)" office:value-type="string" office:string-value="3," calcext:value-type="string">
            <text:p>3,</text:p>
          </table:table-cell>
          <table:table-cell table:formula="of:=IF([.R37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35]=0;COM.MICROSOFT.CONCAT([.Z$1];&quot;,&quot;);&quot;&quot;)">
            <text:p/>
          </table:table-cell>
          <table:table-cell table:formula="of:=IF([.C34]=0;COM.MICROSOFT.CONCAT([.AA$1]; &quot;,&quot;);&quot;&quot;)">
            <text:p/>
          </table:table-cell>
          <table:table-cell table:formula="of:=IF([.D34]=0;COM.MICROSOFT.CONCAT([.AB$1]; &quot;,&quot;);&quot;&quot;)">
            <text:p/>
          </table:table-cell>
          <table:table-cell table:formula="of:=IF([.E34]=0;COM.MICROSOFT.CONCAT([.AC$1]; &quot;,&quot;);&quot;&quot;)">
            <text:p/>
          </table:table-cell>
          <table:table-cell table:formula="of:=IF([.F34]=0;COM.MICROSOFT.CONCAT([.AD$1]; &quot;,&quot;);&quot;&quot;)">
            <text:p/>
          </table:table-cell>
          <table:table-cell table:formula="of:=IF([.C33]=0;COM.MICROSOFT.CONCAT([.AE$1];&quot;,&quot;);&quot;&quot;)">
            <text:p/>
          </table:table-cell>
          <table:table-cell table:formula="of:=IF([.J35]=0;COM.MICROSOFT.CONCAT([.AF$1];&quot;,&quot;);&quot;&quot;)">
            <text:p/>
          </table:table-cell>
          <table:table-cell table:formula="of:=IF([.G34]=0;COM.MICROSOFT.CONCAT([.AG$1];&quot;,&quot;);&quot;&quot;)">
            <text:p/>
          </table:table-cell>
          <table:table-cell table:formula="of:=IF([.H34]=0;COM.MICROSOFT.CONCAT([.AH$1];&quot;,&quot;);&quot;&quot;)">
            <text:p/>
          </table:table-cell>
          <table:table-cell table:formula="of:=IF([.I34]=0;COM.MICROSOFT.CONCAT([.AI$1];&quot;,&quot;);&quot;&quot;)">
            <text:p/>
          </table:table-cell>
          <table:table-cell table:formula="of:=IF([.J34]=0;COM.MICROSOFT.CONCAT([.AJ$1];&quot;,&quot;);&quot;&quot;)">
            <text:p/>
          </table:table-cell>
          <table:table-cell table:formula="of:=IF([.G33]=0;COM.MICROSOFT.CONCAT([.AK$1];&quot;,&quot;);&quot;&quot;)">
            <text:p/>
          </table:table-cell>
          <table:table-cell table:formula="of:=IF([.N35]=0;COM.MICROSOFT.CONCAT([.AL$1];&quot;,&quot;);&quot;&quot;)">
            <text:p/>
          </table:table-cell>
          <table:table-cell table:formula="of:=IF([.K34]=0;COM.MICROSOFT.CONCAT([.AM$1];&quot;,&quot;);&quot;&quot;)">
            <text:p/>
          </table:table-cell>
          <table:table-cell table:formula="of:=IF([.L34]=0;COM.MICROSOFT.CONCAT([.AN$1];&quot;,&quot;);&quot;&quot;)">
            <text:p/>
          </table:table-cell>
          <table:table-cell table:formula="of:=IF([.M34]=0;COM.MICROSOFT.CONCAT([.AO$1];&quot;,&quot;);&quot;&quot;)">
            <text:p/>
          </table:table-cell>
          <table:table-cell table:formula="of:=IF([.N34]=0;COM.MICROSOFT.CONCAT([.AP$1];&quot;,&quot;);&quot;&quot;)">
            <text:p/>
          </table:table-cell>
          <table:table-cell table:formula="of:=IF([.K33]=0;COM.MICROSOFT.CONCAT([.AQ$1];&quot;,&quot;);&quot;&quot;)">
            <text:p/>
          </table:table-cell>
          <table:table-cell table:formula="of:=IF([.Q35]=0;COM.MICROSOFT.CONCAT([.AR$1];&quot;,&quot;);&quot;&quot;)">
            <text:p/>
          </table:table-cell>
          <table:table-cell table:formula="of:=IF([.O34]=0;COM.MICROSOFT.CONCAT([.AS$1];&quot;,&quot;);&quot;&quot;)">
            <text:p/>
          </table:table-cell>
          <table:table-cell table:formula="of:=IF([.P34]=0;COM.MICROSOFT.CONCAT([.AT$1];&quot;,&quot;);&quot;&quot;)">
            <text:p/>
          </table:table-cell>
          <table:table-cell table:formula="of:=IF([.Q34]=0;COM.MICROSOFT.CONCAT([.AU$1];&quot;,&quot;);&quot;&quot;)">
            <text:p/>
          </table:table-cell>
          <table:table-cell table:formula="of:=IF([.R34]=0;COM.MICROSOFT.CONCAT([.AV$1];&quot;,&quot;);&quot;&quot;)">
            <text:p/>
          </table:table-cell>
          <table:table-cell table:formula="of:=IF([.O33]=0;COM.MICROSOFT.CONCAT([.AW$1];&quot;,&quot;);&quot;&quot;)">
            <text:p/>
          </table:table-cell>
          <table:table-cell/>
          <table:table-cell table:formula="of:=IF([.C31]=0;COM.MICROSOFT.CONCAT([.AY$1];&quot;,&quot;);&quot;&quot;)">
            <text:p/>
          </table:table-cell>
          <table:table-cell table:formula="of:=IF([.D31]=0;COM.MICROSOFT.CONCAT([.AZ$1];&quot;,&quot;);&quot;&quot;)">
            <text:p/>
          </table:table-cell>
          <table:table-cell table:formula="of:=IF([.E31]=0;COM.MICROSOFT.CONCAT([.BA$1];&quot;,&quot;);&quot;&quot;)">
            <text:p/>
          </table:table-cell>
          <table:table-cell table:formula="of:=IF([.F31]=0;COM.MICROSOFT.CONCAT([.BB$1];&quot;,&quot;);&quot;&quot;)">
            <text:p/>
          </table:table-cell>
          <table:table-cell table:number-columns-repeated="970"/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IF([.O38]=0;COM.MICROSOFT.CONCAT([.U$1];&quot;,&quot;);&quot;&quot;)" office:value-type="string" office:string-value="1," calcext:value-type="string">
            <text:p>1,</text:p>
          </table:table-cell>
          <table:table-cell table:formula="of:=IF([.P38]=0;COM.MICROSOFT.CONCAT([.V$1];&quot;,&quot;);&quot;&quot;)" office:value-type="string" office:string-value="2," calcext:value-type="string">
            <text:p>2,</text:p>
          </table:table-cell>
          <table:table-cell table:formula="of:=IF([.Q38]=0;COM.MICROSOFT.CONCAT([.W$1];&quot;,&quot;);&quot;&quot;)" office:value-type="string" office:string-value="3," calcext:value-type="string">
            <text:p>3,</text:p>
          </table:table-cell>
          <table:table-cell table:formula="of:=IF([.R38]=0;COM.MICROSOFT.CONCAT([.X$1];&quot;,&quot;);&quot;&quot;)" office:value-type="string" office:string-value="4," calcext:value-type="string">
            <text:p>4,</text:p>
          </table:table-cell>
          <table:table-cell/>
          <table:table-cell table:formula="of:=IF([.F36]=0;COM.MICROSOFT.CONCAT([.Z$1];&quot;,&quot;);&quot;&quot;)" office:value-type="string" office:string-value="6," calcext:value-type="string">
            <text:p>6,</text:p>
          </table:table-cell>
          <table:table-cell table:formula="of:=IF([.C35]=0;COM.MICROSOFT.CONCAT([.AA$1]; &quot;,&quot;);&quot;&quot;)">
            <text:p/>
          </table:table-cell>
          <table:table-cell table:formula="of:=IF([.D35]=0;COM.MICROSOFT.CONCAT([.AB$1]; &quot;,&quot;);&quot;&quot;)">
            <text:p/>
          </table:table-cell>
          <table:table-cell table:formula="of:=IF([.E35]=0;COM.MICROSOFT.CONCAT([.AC$1]; &quot;,&quot;);&quot;&quot;)">
            <text:p/>
          </table:table-cell>
          <table:table-cell table:formula="of:=IF([.F35]=0;COM.MICROSOFT.CONCAT([.AD$1]; &quot;,&quot;);&quot;&quot;)">
            <text:p/>
          </table:table-cell>
          <table:table-cell table:formula="of:=IF([.C34]=0;COM.MICROSOFT.CONCAT([.AE$1];&quot;,&quot;);&quot;&quot;)">
            <text:p/>
          </table:table-cell>
          <table:table-cell table:formula="of:=IF([.J36]=0;COM.MICROSOFT.CONCAT([.AF$1];&quot;,&quot;);&quot;&quot;)" office:value-type="string" office:string-value="12," calcext:value-type="string">
            <text:p>12,</text:p>
          </table:table-cell>
          <table:table-cell table:formula="of:=IF([.G35]=0;COM.MICROSOFT.CONCAT([.AG$1];&quot;,&quot;);&quot;&quot;)">
            <text:p/>
          </table:table-cell>
          <table:table-cell table:formula="of:=IF([.H35]=0;COM.MICROSOFT.CONCAT([.AH$1];&quot;,&quot;);&quot;&quot;)">
            <text:p/>
          </table:table-cell>
          <table:table-cell table:formula="of:=IF([.I35]=0;COM.MICROSOFT.CONCAT([.AI$1];&quot;,&quot;);&quot;&quot;)">
            <text:p/>
          </table:table-cell>
          <table:table-cell table:formula="of:=IF([.J35]=0;COM.MICROSOFT.CONCAT([.AJ$1];&quot;,&quot;);&quot;&quot;)">
            <text:p/>
          </table:table-cell>
          <table:table-cell table:formula="of:=IF([.G34]=0;COM.MICROSOFT.CONCAT([.AK$1];&quot;,&quot;);&quot;&quot;)">
            <text:p/>
          </table:table-cell>
          <table:table-cell table:formula="of:=IF([.N36]=0;COM.MICROSOFT.CONCAT([.AL$1];&quot;,&quot;);&quot;&quot;)" office:value-type="string" office:string-value="18," calcext:value-type="string">
            <text:p>18,</text:p>
          </table:table-cell>
          <table:table-cell table:formula="of:=IF([.K35]=0;COM.MICROSOFT.CONCAT([.AM$1];&quot;,&quot;);&quot;&quot;)">
            <text:p/>
          </table:table-cell>
          <table:table-cell table:formula="of:=IF([.L35]=0;COM.MICROSOFT.CONCAT([.AN$1];&quot;,&quot;);&quot;&quot;)">
            <text:p/>
          </table:table-cell>
          <table:table-cell table:formula="of:=IF([.M35]=0;COM.MICROSOFT.CONCAT([.AO$1];&quot;,&quot;);&quot;&quot;)">
            <text:p/>
          </table:table-cell>
          <table:table-cell table:formula="of:=IF([.N35]=0;COM.MICROSOFT.CONCAT([.AP$1];&quot;,&quot;);&quot;&quot;)">
            <text:p/>
          </table:table-cell>
          <table:table-cell table:formula="of:=IF([.K34]=0;COM.MICROSOFT.CONCAT([.AQ$1];&quot;,&quot;);&quot;&quot;)">
            <text:p/>
          </table:table-cell>
          <table:table-cell table:formula="of:=IF([.Q36]=0;COM.MICROSOFT.CONCAT([.AR$1];&quot;,&quot;);&quot;&quot;)" office:value-type="string" office:string-value="24," calcext:value-type="string">
            <text:p>24,</text:p>
          </table:table-cell>
          <table:table-cell table:formula="of:=IF([.O35]=0;COM.MICROSOFT.CONCAT([.AS$1];&quot;,&quot;);&quot;&quot;)">
            <text:p/>
          </table:table-cell>
          <table:table-cell table:formula="of:=IF([.P35]=0;COM.MICROSOFT.CONCAT([.AT$1];&quot;,&quot;);&quot;&quot;)">
            <text:p/>
          </table:table-cell>
          <table:table-cell table:formula="of:=IF([.Q35]=0;COM.MICROSOFT.CONCAT([.AU$1];&quot;,&quot;);&quot;&quot;)">
            <text:p/>
          </table:table-cell>
          <table:table-cell table:formula="of:=IF([.R35]=0;COM.MICROSOFT.CONCAT([.AV$1];&quot;,&quot;);&quot;&quot;)">
            <text:p/>
          </table:table-cell>
          <table:table-cell table:formula="of:=IF([.O34]=0;COM.MICROSOFT.CONCAT([.AW$1];&quot;,&quot;);&quot;&quot;)">
            <text:p/>
          </table:table-cell>
          <table:table-cell/>
          <table:table-cell table:formula="of:=IF([.C32]=0;COM.MICROSOFT.CONCAT([.AY$1];&quot;,&quot;);&quot;&quot;)">
            <text:p/>
          </table:table-cell>
          <table:table-cell table:formula="of:=IF([.D32]=0;COM.MICROSOFT.CONCAT([.AZ$1];&quot;,&quot;);&quot;&quot;)">
            <text:p/>
          </table:table-cell>
          <table:table-cell table:formula="of:=IF([.E32]=0;COM.MICROSOFT.CONCAT([.BA$1];&quot;,&quot;);&quot;&quot;)">
            <text:p/>
          </table:table-cell>
          <table:table-cell table:formula="of:=IF([.F32]=0;COM.MICROSOFT.CONCAT([.BB$1];&quot;,&quot;);&quot;&quot;)">
            <text:p/>
          </table:table-cell>
          <table:table-cell table:number-columns-repeated="97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R1048576">
            <calcext:condition calcext:apply-style-name="BLACK" calcext:value="=0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ndale Mono" svg:font-family="'Andale Mon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ACK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9T12:31:36.852657334</meta:creation-date>
    <dc:date>2021-01-11T10:00:25.491340113</dc:date>
    <meta:editing-duration>P1DT18H14M40S</meta:editing-duration>
    <meta:editing-cycles>4</meta:editing-cycles>
    <meta:generator>LibreOffice/6.4.6.2$MacOSX_X86_64 LibreOffice_project/0ce51a4fd21bff07a5c061082cc82c5ed232f115</meta:generator>
    <meta:document-statistic meta:table-count="1" meta:cell-count="1718" meta:object-count="0"/>
  </office:meta>
</office:document-meta>
</file>